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style:font-face style:name="lucidatypewriter1" svg:font-family="lucidatypewriter"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Plain_20_Text">
      <style:paragraph-properties fo:orphans="2" fo:widows="2" fo:hyphenation-ladder-count="no-limit">
        <style:tab-stops>
          <style:tab-stop style:position="0.5in"/>
        </style:tab-stops>
      </style:paragraph-properties>
      <style:text-properties fo:hyphenate="false" fo:hyphenation-remain-char-count="2" fo:hyphenation-push-char-count="2"/>
    </style:style>
    <style:style style:name="P3" style:family="paragraph" style:parent-style-name="Plain_20_Text">
      <style:paragraph-properties fo:orphans="2" fo:widows="2" fo:hyphenation-ladder-count="no-limit" fo:background-color="#ffffff">
        <style:tab-stops>
          <style:tab-stop style:position="0.5in"/>
        </style:tab-stops>
        <style:background-image/>
      </style:paragraph-properties>
      <style:text-properties fo:hyphenate="false" fo:hyphenation-remain-char-count="2" fo:hyphenation-push-char-count="2"/>
    </style:style>
    <style:style style:name="P4" style:family="paragraph" style:parent-style-name="Plain_20_Text" style:master-page-name="Standard">
      <style:paragraph-properties style:page-number="auto"/>
    </style:style>
    <style:style style:name="T1" style:family="text">
      <style:text-properties fo:color="#228b22"/>
    </style:style>
    <style:style style:name="T2" style:family="text">
      <style:text-properties fo:color="#228b22" fo:language="en" fo:country="US" style:font-name-asian="DejaVu Sans" style:language-asian="zh" style:country-asian="CN" style:font-name-complex="F" style:language-complex="ar" style:country-complex="SA"/>
    </style:style>
    <style:style style:name="T3" style:family="text">
      <style:text-properties fo:color="#228b22" style:font-name="lucidatypewriter" fo:font-size="10pt" style:font-name-asian="lucidatypewriter1" style:font-size-asian="10pt" style:font-name-complex="lucidatypewriter1" style:font-size-complex="10pt"/>
    </style:style>
    <style:style style:name="T4" style:family="text">
      <style:text-properties fo:color="#228b22" style:font-name="lucidatypewriter" fo:font-size="10pt" fo:background-color="#ffff00" style:font-name-asian="lucidatypewriter1" style:font-size-asian="10pt" style:font-name-complex="lucidatypewriter1" style:font-size-complex="10pt"/>
    </style:style>
    <style:style style:name="T5" style:family="text">
      <style:text-properties fo:color="#228b22" style:font-name="lucidatypewriter" fo:font-size="10pt" fo:background-color="#ffffff" style:font-name-asian="lucidatypewriter1" style:font-size-asian="10pt" style:font-name-complex="lucidatypewriter1" style:font-size-complex="10pt"/>
    </style:style>
    <style:style style:name="T6" style:family="text">
      <style:text-properties fo:color="#228b22" fo:background-color="#ffff00"/>
    </style:style>
    <style:style style:name="T7" style:family="text">
      <style:text-properties style:font-name-complex="F"/>
    </style:style>
    <style:style style:name="T8" style:family="text">
      <style:text-properties fo:background-color="#ffffff"/>
    </style:style>
    <style:style style:name="T9" style:family="text">
      <style:text-properties fo:color="#00000a"/>
    </style:style>
    <style:style style:name="T10" style:family="text">
      <style:text-properties fo:color="#00000a" fo:language="en" fo:country="US" fo:background-color="#ffffff" style:font-name-asian="DejaVu Sans" style:language-asian="zh" style:country-asian="CN" style:font-name-complex="F" style:language-complex="ar" style:country-complex="SA"/>
    </style:style>
    <style:style style:name="T11" style:family="text">
      <style:text-properties fo:color="#00000a" fo:language="en" fo:country="US" style:font-name-asian="DejaVu Sans" style:language-asian="zh" style:country-asian="CN" style:font-name-complex="F" style:language-complex="ar" style:country-complex="SA"/>
    </style:style>
    <style:style style:name="T12" style:family="text">
      <style:text-properties fo:color="#000000"/>
    </style:style>
    <style:style style:name="T13" style:family="text">
      <style:text-properties fo:color="#000000" style:font-name="lucidatypewriter" fo:font-size="10pt" fo:background-color="#ffff00" style:font-name-asian="lucidatypewriter1" style:font-size-asian="10pt" style:font-name-complex="lucidatypewriter1" style:font-size-complex="10pt"/>
    </style:style>
    <style:style style:name="T14" style:family="text">
      <style:text-properties fo:color="#000000" style:font-name="lucidatypewriter" fo:font-size="10pt" style:font-name-asian="lucidatypewriter1" style:font-size-asian="10pt" style:font-name-complex="lucidatypewriter1" style:font-size-complex="10pt"/>
    </style:style>
    <style:style style:name="T15" style:family="text">
      <style:text-properties fo:color="#000000" style:font-name="lucidatypewriter" fo:font-size="10pt" fo:background-color="#ffffff" style:font-name-asian="lucidatypewriter1" style:font-size-asian="10pt" style:font-name-complex="lucidatypewriter1" style:font-size-complex="10pt"/>
    </style:style>
    <style:style style:name="T16" style:family="text">
      <style:text-properties fo:background-color="#ffff00"/>
    </style:style>
    <style:style style:name="T17" style:family="text">
      <style:text-properties fo:color="#a020f0" style:font-name="lucidatypewriter" fo:font-size="10pt" fo:background-color="#ffff00" style:font-name-asian="lucidatypewriter1" style:font-size-asian="10pt" style:font-name-complex="lucidatypewriter1" style:font-size-complex="10pt"/>
    </style:style>
    <style:style style:name="T18" style:family="text">
      <style:text-properties fo:background-color="#00ff00"/>
    </style:style>
    <style:style style:name="T19" style:family="text">
      <style:text-properties style:font-name="Courier New" fo:background-color="#ffffff" style:font-name-complex="Courier New1"/>
    </style:style>
    <style:style style:name="T20" style:family="text">
      <style:text-properties style:font-name="Courier New" fo:background-color="#ffff00" style:font-name-complex="Courier New1"/>
    </style:style>
    <style:style style:name="T21" style:family="text">
      <style:text-properties style:font-name="Courier New" style:font-name-complex="Courier New1"/>
    </style:style>
    <style:style style:name="T22" style:family="text">
      <style:text-properties fo:font-weight="bold" fo:background-color="#ffff00" style:font-weight-asian="bold"/>
    </style:style>
    <style:style style:name="T23" style:family="text">
      <style:text-properties fo:font-style="italic" fo:background-color="#ffff00"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v20</text:p>
      <text:p text:style-name="Plain_20_Text">run3DID_AllVectorsChooseNegRand_aaIndex_test_load_DL('finishedDDIs_AllVectorsChooseNegRand_FisherM1_SVMLIGHT_POLY_02NOV2011_30.txt', 'FisherM1ONLY', 'SAESVM', 'L2', 1, 1)</text:p>
      <text:p text:style-name="Plain_20_Text"/>
      <text:p text:style-name="P2"><text:span text:style-name="T2">numberOFFeature=size(train_x, 2);</text:span></text:p>
      <text:p text:style-name="P2"><text:span text:style-name="T2">hiddenUnits=20;</text:span></text:p>
      <text:p text:style-name="P2"><text:span text:style-name="T2">batchsize=size(train_x, 1);</text:span></text:p>
      <text:p text:style-name="P2"><text:span text:style-name="T2">numepochs=30000;</text:span></text:p>
      <text:p text:style-name="P2"><text:span text:style-name="T2">inputZeroMaskedFraction=0.2; %default 0.2</text:span></text:p>
      <text:p text:style-name="P2"><text:span text:style-name="T2">weightPenaltyL2=1.00e-4; %default 1.00e-3</text:span></text:p>
      <text:p text:style-name="P2"><text:span text:style-name="T2">learningRate= 0.01; %default is 1</text:span></text:p>
      <text:p text:style-name="P2"><text:span text:style-name="T2">nonSparsityPenalty=0; %default is 3</text:span></text:p>
      <text:p text:style-name="P2"><text:span text:style-name="T2">dropoutFraction=0;</text:span></text:p>
      <text:p text:style-name="Plain_20_Text"><text:span text:style-name="T1">AUC 89.5%</text:span></text:p>
      <text:p text:style-name="P2"><text:span text:style-name="T2">numberOFFeature=size(train_x, 2);</text:span></text:p>
      <text:p text:style-name="P2"><text:span text:style-name="T2">hiddenUnits=20;</text:span></text:p>
      <text:p text:style-name="P2"><text:span text:style-name="T2">batchsize=size(train_x, 1);</text:span></text:p>
      <text:p text:style-name="P2"><text:span text:style-name="T2">numepochs=50000;</text:span></text:p>
      <text:p text:style-name="P2"><text:span text:style-name="T2">inputZeroMaskedFraction=0.2; %default 0.2</text:span></text:p>
      <text:p text:style-name="P2"><text:span text:style-name="T2">weightPenaltyL2=1.00e-3; %default 1.00e-3</text:span></text:p>
      <text:p text:style-name="P2"><text:span text:style-name="T2">learningRate= 0.01; %default is 1</text:span></text:p>
      <text:p text:style-name="P2"><text:span text:style-name="T2">nonSparsityPenalty=0; %default is 3</text:span></text:p>
      <text:p text:style-name="P2"><text:span text:style-name="T2">dropoutFraction=0;</text:span></text:p>
      <text:p text:style-name="Plain_20_Text"><text:span text:style-name="T1">AUC 89.5%</text:span></text:p>
      <text:p text:style-name="Plain_20_Text"><text:span text:style-name="T1"/></text:p>
      <text:p text:style-name="P3"><text:span text:style-name="T10">run3DID_AllVectorsChooseNegRand_aaIndex_load_All_cross_remote('finishedDDIs_AllVectorsChooseNegRand_FisherM1_SVMLIGHT_POLY_02NOV2011_30.txt', 'FisherM1', 'DL', 'DL', 1, 1)</text:span></text:p>
      <text:p text:style-name="Plain_20_Text"><text:span text:style-name="T1">2013-11-19 20:2 FINISHED.</text:span></text:p>
      <text:p text:style-name="Plain_20_Text"><text:span text:style-name="T1">Number of total DDI is: 30</text:span></text:p>
      <text:p text:style-name="Plain_20_Text"><text:span text:style-name="T1">Number of successed DDI is: 30</text:span></text:p>
      <text:p text:style-name="Plain_20_Text"><text:span text:style-name="T1">Number of total sequence is: 155</text:span></text:p>
      <text:p text:style-name="Plain_20_Text"><text:span text:style-name="T1">FisherMode: FisherM1 SVMMode: DL Kernel: DL, choseNegRatio: 1, choseNegRatioTest: 1</text:span></text:p>
      <text:p text:style-name="Plain_20_Text"><text:span text:style-name="T1">The baseline AUC: 0.000%</text:span></text:p>
      <text:p text:style-name="Plain_20_Text"><text:span text:style-name="T1">The baseline recall: 0.000%</text:span></text:p>
      <text:p text:style-name="Plain_20_Text"><text:span text:style-name="T1">The baseline precision: 0.000%</text:span></text:p>
      <text:p text:style-name="Plain_20_Text"><text:span text:style-name="T1">Testing AUC: 85.531%</text:span></text:p>
      <text:p text:style-name="Plain_20_Text"><text:span text:style-name="T1">Testing recall: 61.626%</text:span></text:p>
      <text:p text:style-name="Plain_20_Text"><text:span text:style-name="T1">Testing precision: 80.751%</text:span></text:p>
      <text:p text:style-name="Plain_20_Text"><text:span text:style-name="T1">Testing f_measure: 64.546%</text:span></text:p>
      <text:p text:style-name="Plain_20_Text"><text:span text:style-name="T1">Training accuracy: 87.919%</text:span></text:p>
      <text:p text:style-name="Plain_20_Text"><text:span text:style-name="T1">Training recall: 87.801%</text:span></text:p>
      <text:p text:style-name="Plain_20_Text"><text:span text:style-name="T1">Training precision: 88.063%</text:span></text:p>
      <text:p text:style-name="Plain_20_Text"><text:span text:style-name="T1">Training f_measure: 87.895%</text:span></text:p>
      <text:p text:style-name="Plain_20_Text"/>
      <text:p text:style-name="Plain_20_Text"><text:span text:style-name="T9">run3DID_AllVectorsChooseNegRand_aaIndex_load_All_cross_remote('finishedDDIs_AllVectorsChooseNegRand_FisherM1_SVMLIGHT_POLY_02NOV2011_30.txt', 'None', 'SVMLIGHT', 'LINEAR', 1, 1)</text:span></text:p>
      <text:p text:style-name="Plain_20_Text">2013-11-20 21:10 FINISHED.</text:p>
      <text:p text:style-name="Plain_20_Text">Number of total DDI is: 30</text:p>
      <text:p text:style-name="Plain_20_Text"><text:soft-page-break/>Number of successed DDI is: 30</text:p>
      <text:p text:style-name="Plain_20_Text">Number of total sequence is: 155</text:p>
      <text:p text:style-name="Plain_20_Text">FisherMode: None SVMMode: SVMLIGHT Kernel: LINEAR, choseNegRatio: 1, choseNegRatioTest: 1</text:p>
      <text:p text:style-name="Plain_20_Text">The baseline AUC: 0.000%</text:p>
      <text:p text:style-name="Plain_20_Text">The baseline recall: 0.000%</text:p>
      <text:p text:style-name="Plain_20_Text">The baseline precision: 0.000%</text:p>
      <text:p text:style-name="Plain_20_Text">Testing AUC: 52.746%</text:p>
      <text:p text:style-name="Plain_20_Text">Testing recall: 43.261%</text:p>
      <text:p text:style-name="Plain_20_Text">Testing precision: 51.527%</text:p>
      <text:p text:style-name="Plain_20_Text">Testing f_measure: 45.482%</text:p>
      <text:p text:style-name="Plain_20_Text">Training accuracy: 65.504%</text:p>
      <text:p text:style-name="Plain_20_Text">Training recall: 66.688%</text:p>
      <text:p text:style-name="Plain_20_Text">Training precision: 65.146%</text:p>
      <text:p text:style-name="Plain_20_Text">Training f_measure: 65.907%</text:p>
      <text:p text:style-name="Plain_20_Text"><text:span text:style-name="T9">run3DID_AllVectorsChooseNegRand_aaIndex_load_All_cross_remote('finishedDDIs_AllVectorsChooseNegRand_FisherM1_SVMLIGHT_POLY_02NOV2011_30.txt', 'None', 'DL', 'DL', 1, 1)</text:span></text:p>
      <text:p text:style-name="Plain_20_Text"/>
      <text:p text:style-name="Plain_20_Text">Nov18</text:p>
      <text:p text:style-name="Plain_20_Text">dl</text:p>
      <text:p text:style-name="Plain_20_Text"><text:bookmark text:name="__DdeLink__5353_550197603"/>run3DID_AllVectorsChooseNegRand_aaIndex_load_All_cross_remote('finishedDDIs_AllVectorsChooseNegRand_FisherM1_SVMLIGHT_POLY_02NOV2011_30.txt', 'FisherM1ONLY', 'DL', 'DL', 1, 1)</text:p>
      <text:p text:style-name="Plain_20_Text">numberOFFeature=size(train_x, 2);</text:p>
      <text:p text:style-name="Plain_20_Text">hiddenUnits=20;</text:p>
      <text:p text:style-name="Plain_20_Text">batchsize=100;</text:p>
      <text:p text:style-name="Plain_20_Text">numepochs=2000;</text:p>
      <text:p text:style-name="Plain_20_Text">inputZeroMaskedFraction=0.5; %default 0.5</text:p>
      <text:p text:style-name="Plain_20_Text">weightPenaltyL2=1.00e-4; %default 1.00e-3</text:p>
      <text:p text:style-name="Plain_20_Text">learningRate= 0.03; %default is 1</text:p>
      <text:p text:style-name="Plain_20_Text">dropoutFraction=0; %default is 0</text:p>
      <text:p text:style-name="Plain_20_Text"/>
      <text:p text:style-name="Plain_20_Text">local</text:p>
      <text:p text:style-name="Plain_20_Text"><text:bookmark text:name="__DdeLink__5450_1599367065"/><text:bookmark text:name="__DdeLink__5447_1599367065"/>run3DID_AllVectorsChooseNegRand_aaIndex_test_load_DL('finishedDDIs_AllVectorsChooseNegRand_FisherM1_SVMLIGHT_POLY_02NOV2011_30.txt', 'FisherM1ONLY', 'SAESVM', 'L1', 1, 1)</text:p>
      <text:p text:style-name="Plain_20_Text"/>
      <text:p text:style-name="P2"><text:span text:style-name="T11">numberOFFeature=size(train_x, 2);</text:span></text:p>
      <text:p text:style-name="Plain_20_Text">hiddenUnits=20;</text:p>
      <text:p text:style-name="Plain_20_Text">batchsize=size(train_x, 1);</text:p>
      <text:p text:style-name="Plain_20_Text">numepochs=100000;</text:p>
      <text:p text:style-name="Plain_20_Text"><text:span text:style-name="T12">inputZeroMaskedFraction=0.2; </text:span><text:span text:style-name="T1">%default 0.2</text:span></text:p>
      <text:p text:style-name="Plain_20_Text"><text:span text:style-name="T12">weightPenaltyL2=1.00e-3; </text:span><text:span text:style-name="T1">%default 1.00e-3</text:span></text:p>
      <text:p text:style-name="Plain_20_Text"><text:span text:style-name="T12">learningRate= 0.01; </text:span><text:span text:style-name="T1">%default is 1</text:span></text:p>
      <text:p text:style-name="Plain_20_Text"><text:bookmark-start text:name="__DdeLink__5372_850283519"/><text:span text:style-name="T12">nonSparsityPenalty=0; </text:span><text:bookmark-end text:name="__DdeLink__5372_850283519"/><text:span text:style-name="T1">%default is 3</text:span></text:p>
      <text:p text:style-name="Plain_20_Text"><text:span text:style-name="T1">AUC89.9</text:span></text:p>
      <text:p text:style-name="P2"><text:span text:style-name="T11">numberOFFeature=size(train_x, 2);</text:span></text:p>
      <text:p text:style-name="Plain_20_Text">hiddenUnits=20;</text:p>
      <text:p text:style-name="Plain_20_Text">batchsize=size(train_x, 1);</text:p>
      <text:p text:style-name="Plain_20_Text">numepochs=100000;</text:p>
      <text:p text:style-name="Plain_20_Text"><text:span text:style-name="T12">inputZeroMaskedFraction=0.2; </text:span><text:span text:style-name="T1">%default 0.2</text:span></text:p>
      <text:p text:style-name="Plain_20_Text"><text:soft-page-break/><text:span text:style-name="T12">weightPenaltyL2=1.00e-4; </text:span><text:span text:style-name="T1">%default 1.00e-3</text:span></text:p>
      <text:p text:style-name="Plain_20_Text"><text:span text:style-name="T12">learningRate= 0.01; </text:span><text:span text:style-name="T1">%default is 1</text:span></text:p>
      <text:p text:style-name="Plain_20_Text"><text:span text:style-name="T12">nonSparsityPenalty=0; </text:span><text:span text:style-name="T1">%default is 3</text:span></text:p>
      <text:p text:style-name="Plain_20_Text"><text:span text:style-name="T1">AUC 90.5</text:span></text:p>
      <text:p text:style-name="P2"/>
      <text:p text:style-name="Plain_20_Text"/>
      <text:p text:style-name="Plain_20_Text"/>
      <text:p text:style-name="Plain_20_Text"/>
      <text:p text:style-name="Plain_20_Text"/>
      <text:p text:style-name="Plain_20_Text">Nov 15</text:p>
      <text:p text:style-name="Plain_20_Text">dl84</text:p>
      <text:p text:style-name="Plain_20_Text">2013-11-15 2:45 FINISHED.</text:p>
      <text:p text:style-name="Plain_20_Text">Number of total DDI is: 14</text:p>
      <text:p text:style-name="Plain_20_Text">Number of successed DDI is: 14</text:p>
      <text:p text:style-name="Plain_20_Text">Number of total sequence is: 472</text:p>
      <text:p text:style-name="Plain_20_Text">FisherMode: FisherM1ONLY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95.525%</text:p>
      <text:p text:style-name="Plain_20_Text">Testing recall: 91.829%</text:p>
      <text:p text:style-name="Plain_20_Text">Testing precision: 89.929%</text:p>
      <text:p text:style-name="Plain_20_Text">Testing f_measure: 90.117%</text:p>
      <text:p text:style-name="Plain_20_Text">Training accuracy: 92.513%</text:p>
      <text:p text:style-name="Plain_20_Text">Training recall: 93.905%</text:p>
      <text:p text:style-name="Plain_20_Text">Training precision: 91.451%</text:p>
      <text:p text:style-name="Plain_20_Text">Training f_measure: 92.524%</text:p>
      <text:p text:style-name="Plain_20_Text"/>
      <text:p text:style-name="Plain_20_Text">2013-11-15 10:58 FINISHED.</text:p>
      <text:p text:style-name="Plain_20_Text">Number of total DDI is: 14</text:p>
      <text:p text:style-name="Plain_20_Text">Number of successed DDI is: 14</text:p>
      <text:p text:style-name="Plain_20_Text">Number of total sequence is: 472</text:p>
      <text:p text:style-name="Plain_20_Text">FisherMode: FisherM1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97.689%</text:p>
      <text:p text:style-name="Plain_20_Text">Testing recall: 95.305%</text:p>
      <text:p text:style-name="Plain_20_Text">Testing precision: 93.239%</text:p>
      <text:p text:style-name="Plain_20_Text">Testing f_measure: 93.519%</text:p>
      <text:p text:style-name="Plain_20_Text">Training accuracy: 96.436%</text:p>
      <text:p text:style-name="Plain_20_Text">Training recall: 97.979%</text:p>
      <text:p text:style-name="Plain_20_Text">Training precision: 95.109%</text:p>
      <text:p text:style-name="Plain_20_Text">Training f_measure: 96.506%</text:p>
      <text:p text:style-name="Plain_20_Text"/>
      <text:p text:style-name="Plain_20_Text">run3DID_AllVectorsChooseNegRand_aaIndex_load_All_cross_remote('finishedDDIs_AllVectorsChooseNegRand_FisherM1_SVMLIGHT_POLY_02NOV2011_30.txt', 'FisherM1ONLY', 'DL', 'DL', 1, 1)</text:p>
      <text:p text:style-name="Plain_20_Text">Number of total DDI is: 30</text:p>
      <text:p text:style-name="Plain_20_Text">Number of successed DDI is: 30</text:p>
      <text:p text:style-name="Plain_20_Text"><text:soft-page-break/>Number of total sequence is: 155</text:p>
      <text:p text:style-name="Plain_20_Text">FisherMode: FisherM1ONLY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91.802%</text:p>
      <text:p text:style-name="Plain_20_Text">Testing recall: 63.245%</text:p>
      <text:p text:style-name="Plain_20_Text">Testing precision: 75.367%</text:p>
      <text:p text:style-name="Plain_20_Text">Testing f_measure: 64.275%</text:p>
      <text:p text:style-name="Plain_20_Text">Training accuracy: 78.490%</text:p>
      <text:p text:style-name="Plain_20_Text">Training recall: 76.538%</text:p>
      <text:p text:style-name="Plain_20_Text">Training precision: 79.650%</text:p>
      <text:p text:style-name="Plain_20_Text">Training f_measure: 78.061%</text:p>
      <text:p text:style-name="Plain_20_Text"/>
      <text:p text:style-name="Plain_20_Text">Nov 13</text:p>
      <text:p text:style-name="Plain_20_Text">Dl8</text:p>
      <text:p text:style-name="Plain_20_Text"><text:span text:style-name="T16">run3DID_AllVectorsChooseNegRand_aaIndex_test_load_DL_remote('list_of_SUCCESS_aaIndex_topology_Sep25_10_to 20_lessThan150_30.txt', '</text:span><text:span text:style-name="T8">FisherM1ONLY</text:span><text:span text:style-name="T16">', </text:span>'SVMLIGHT', 'LINEAR'<text:span text:style-name="T16">, 1, 1)</text:span></text:p>
      <text:p text:style-name="Plain_20_Text">2013-11-13 14:9 FINISHED.</text:p>
      <text:p text:style-name="Plain_20_Text">Number of total DDI is: 30</text:p>
      <text:p text:style-name="Plain_20_Text">Number of successed DDI is: 30</text:p>
      <text:p text:style-name="Plain_20_Text">Number of total sequence is: 425</text:p>
      <text:p text:style-name="Plain_20_Text">FisherMode: FisherM1ONLY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96.120%</text:p>
      <text:p text:style-name="Plain_20_Text">Testing recall: 95.522%</text:p>
      <text:p text:style-name="Plain_20_Text">Testing precision: 89.792%</text:p>
      <text:p text:style-name="Plain_20_Text">Testing f_measure: 91.989%</text:p>
      <text:p text:style-name="Plain_20_Text">Training accuracy: 92.810%</text:p>
      <text:p text:style-name="Plain_20_Text">Training recall: 96.345%</text:p>
      <text:p text:style-name="Plain_20_Text">Training precision: 90.721%</text:p>
      <text:p text:style-name="Plain_20_Text">Training f_measure: 93.122%</text:p>
      <text:p text:style-name="Plain_20_Text"><text:span text:style-name="T16">run3DID_AllVectorsChooseNegRand_aaIndex_test_load_DL_remote('list_of_SUCCESS_aaIndex_topology_Sep25_10_to 20_lessThan150_30.txt', '</text:span><text:span text:style-name="T8">FisherM1</text:span><text:span text:style-name="T16">', </text:span>'SVMLIGHT', 'LINEAR'<text:span text:style-name="T16">, 1, 1)</text:span></text:p>
      <text:p text:style-name="Plain_20_Text"><text:span text:style-name="T16">2013-11-13 20:59 FINISHED.</text:span></text:p>
      <text:p text:style-name="Plain_20_Text"><text:span text:style-name="T16">Number of total DDI is: 30</text:span></text:p>
      <text:p text:style-name="Plain_20_Text"><text:span text:style-name="T16">Number of successed DDI is: 30</text:span></text:p>
      <text:p text:style-name="Plain_20_Text"><text:span text:style-name="T16">Number of total sequence is: 425</text:span></text:p>
      <text:p text:style-name="Plain_20_Text"><text:span text:style-name="T16">FisherMode: FisherM1 SVMMode: SVMLIGHT Kernel: LINEAR, choseNegRatio: 1, choseNegRatioTest: 1</text:span></text:p>
      <text:p text:style-name="Plain_20_Text"><text:span text:style-name="T16">The baseline AUC: 0.000%</text:span></text:p>
      <text:p text:style-name="Plain_20_Text"><text:span text:style-name="T16">The baseline recall: 0.000%</text:span></text:p>
      <text:p text:style-name="Plain_20_Text"><text:span text:style-name="T16">The baseline precision: 0.000%</text:span></text:p>
      <text:p text:style-name="Plain_20_Text"><text:span text:style-name="T16">Testing AUC: 98.537%</text:span></text:p>
      <text:p text:style-name="Plain_20_Text"><text:span text:style-name="T16">Testing recall: 97.627%</text:span></text:p>
      <text:p text:style-name="Plain_20_Text"><text:span text:style-name="T16">Testing precision: 93.433%</text:span></text:p>
      <text:p text:style-name="Plain_20_Text"><text:soft-page-break/><text:span text:style-name="T16">Testing f_measure: 95.192%</text:span></text:p>
      <text:p text:style-name="Plain_20_Text"><text:span text:style-name="T16">Training accuracy: 97.321%</text:span></text:p>
      <text:p text:style-name="Plain_20_Text"><text:span text:style-name="T16">Training recall: 98.919%</text:span></text:p>
      <text:p text:style-name="Plain_20_Text"><text:span text:style-name="T16">Training precision: 95.983%</text:span></text:p>
      <text:p text:style-name="Plain_20_Text"><text:span text:style-name="T16">Training f_measure: 97.405%</text:span></text:p>
      <text:p text:style-name="Plain_20_Text"><text:bookmark text:name="_GoBack"/></text:p>
      <text:p text:style-name="Plain_20_Text">run3DID_AllVectorsChooseNegRand_aaIndex_test_load_DL_remote('list_of_SUCCESS_log_run3DID_CellectVectors_Fishers_aaIndex_topology_Sep2531OCT2013.txt<text:span text:style-name="T7">’</text:span>, 'FisherM1AAONLY', 'DL', 'DL', 1, 1)</text:p>
      <text:p text:style-name="Plain_20_Text"/>
      <text:p text:style-name="Plain_20_Text">dl82</text:p>
      <text:p text:style-name="Plain_20_Text">run3DID_AllVectorsChooseNegRand_aaIndex_test_load_DL_remote('list_of_SUCCESS_aaIndex_topology_Sep25_10_to 20_lessThan150_30.txt', 'FisherM1AA1', 'SVMLIGHT', 'LINEAR', 1, 1)</text:p>
      <text:p text:style-name="Plain_20_Text">2013-11-13 17:52 FINISHED.</text:p>
      <text:p text:style-name="Plain_20_Text">Number of total DDI is: 30</text:p>
      <text:p text:style-name="Plain_20_Text">Number of successed DDI is: 30</text:p>
      <text:p text:style-name="Plain_20_Text">Number of total sequence is: 425</text:p>
      <text:p text:style-name="Plain_20_Text">FisherMode: FisherM1AA1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96.881%</text:p>
      <text:p text:style-name="Plain_20_Text">Testing recall: 96.848%</text:p>
      <text:p text:style-name="Plain_20_Text">Testing precision: 91.269%</text:p>
      <text:p text:style-name="Plain_20_Text">Testing f_measure: 93.696%</text:p>
      <text:p text:style-name="Plain_20_Text">Training accuracy: 94.651%</text:p>
      <text:p text:style-name="Plain_20_Text">Training recall: 97.684%</text:p>
      <text:p text:style-name="Plain_20_Text">Training precision: 92.478%</text:p>
      <text:p text:style-name="Plain_20_Text">Training f_measure: 94.930%</text:p>
      <text:p text:style-name="Plain_20_Text">run3DID_AllVectorsChooseNegRand_aaIndex_test_load_DL_remote('list_of_SUCCESS_log_run3DID_CellectVectors_Fishers_aaIndex_topology_Sep2531OCT2013.txt<text:span text:style-name="T7">’</text:span>, 'FisherM1AAONLY', 'SVMLIGHT', 'LINEAR', 1, 1)</text:p>
      <text:p text:style-name="Plain_20_Text"/>
      <text:p text:style-name="Plain_20_Text">Nov12</text:p>
      <text:p text:style-name="Plain_20_Text">dl82</text:p>
      <text:p text:style-name="Plain_20_Text"><text:span text:style-name="T16">run3DID_AllVectorsChooseNegRand_aaIndex_test_load_DL_remote('list_of_SUCCESS_aaIndex_topology_Sep25_10_to 20_lessThan150_30.txt', '</text:span><text:span text:style-name="T8">FisherM1ONLY</text:span><text:span text:style-name="T16">', 'DL', 'DL', 1, 1)</text:span></text:p>
      <text:p text:style-name="Plain_20_Text"><text:span text:style-name="T16">numberOFFeature=size(train_x, 2);</text:span></text:p>
      <text:p text:style-name="Plain_20_Text"><text:span text:style-name="T16">hiddenUnits=20;</text:span></text:p>
      <text:p text:style-name="Plain_20_Text"><text:span text:style-name="T16">batchsize=size(train_x, 1);</text:span></text:p>
      <text:p text:style-name="Plain_20_Text"><text:span text:style-name="T8">numepochs=100000;</text:span></text:p>
      <text:p text:style-name="Plain_20_Text"><text:span text:style-name="T8">inputZeroMaskedFraction=0.2; %default 0.2</text:span></text:p>
      <text:p text:style-name="Plain_20_Text"><text:span text:style-name="T8">weightPenaltyL2=1.00e-3; </text:span><text:span text:style-name="T16">%default 1.00e-3</text:span></text:p>
      <text:p text:style-name="Plain_20_Text"><text:span text:style-name="T16">learningRate= 0.01; %default is 1</text:span></text:p>
      <text:p text:style-name="Plain_20_Text">2013-11-13 15:2 FINISHED.</text:p>
      <text:p text:style-name="Plain_20_Text">Number of total DDI is: 30</text:p>
      <text:p text:style-name="Plain_20_Text">Number of successed DDI is: 30</text:p>
      <text:p text:style-name="Plain_20_Text">Number of total sequence is: 425</text:p>
      <text:p text:style-name="Plain_20_Text">FisherMode: FisherM1ONLY SVMMode: DL Kernel: DL, choseNegRatio: 1, choseNegRatioTest: 1</text:p>
      <text:p text:style-name="Plain_20_Text"><text:soft-page-break/>The baseline AUC: 0.000%</text:p>
      <text:p text:style-name="Plain_20_Text">The baseline recall: 0.000%</text:p>
      <text:p text:style-name="Plain_20_Text">The baseline precision: 0.000%</text:p>
      <text:p text:style-name="Plain_20_Text">Testing AUC: 95.092%</text:p>
      <text:p text:style-name="Plain_20_Text">Testing recall: 94.114%</text:p>
      <text:p text:style-name="Plain_20_Text">Testing precision: 89.488%</text:p>
      <text:p text:style-name="Plain_20_Text">Testing f_measure: 91.045%</text:p>
      <text:p text:style-name="Plain_20_Text">Training accuracy: 91.852%</text:p>
      <text:p text:style-name="Plain_20_Text">Training recall: 94.693%</text:p>
      <text:p text:style-name="Plain_20_Text">Training precision: 90.206%</text:p>
      <text:p text:style-name="Plain_20_Text">Training f_measure: 92.014%</text:p>
      <text:p text:style-name="Plain_20_Text"><text:span text:style-name="T16">dl83</text:span></text:p>
      <text:p text:style-name="Plain_20_Text"><text:span text:style-name="T16">run3DID_AllVectorsChooseNegRand_aaIndex_test_load_DL_remote('list_of_SUCCESS_aaIndex_topology_Sep25_10_to 20_lessThan150_30.txt', '</text:span><text:span text:style-name="T8">FisherM1</text:span><text:span text:style-name="T16">', 'DL', 'DL', 1, 1)</text:span></text:p>
      <text:p text:style-name="Plain_20_Text"><text:span text:style-name="T16">numberOFFeature=size(train_x, 2);</text:span></text:p>
      <text:p text:style-name="Plain_20_Text"><text:span text:style-name="T16">hiddenUnits=20;</text:span></text:p>
      <text:p text:style-name="Plain_20_Text"><text:span text:style-name="T16">batchsize=size(train_x, 1);</text:span></text:p>
      <text:p text:style-name="Plain_20_Text"><text:span text:style-name="T8">numepochs=100000;</text:span></text:p>
      <text:p text:style-name="Plain_20_Text"><text:span text:style-name="T8">inputZeroMaskedFraction=0.2; %default 0.2</text:span></text:p>
      <text:p text:style-name="Plain_20_Text"><text:span text:style-name="T8">weightPenaltyL2=1.00e-3; </text:span><text:span text:style-name="T16">%default 1.00e-3</text:span></text:p>
      <text:p text:style-name="Plain_20_Text"><text:span text:style-name="T16">learningRate= 0.01; %default is 1</text:span></text:p>
      <text:p text:style-name="Plain_20_Text"/>
      <text:p text:style-name="Plain_20_Text">Nov11</text:p>
      <text:p text:style-name="Plain_20_Text">Dl82</text:p>
      <text:p text:style-name="Plain_20_Text"><text:bookmark text:name="__DdeLink__4045_1372552747"/>run3DID_AllVectorsChooseNegRand_aaIndex_test_load_DL_remote('finishedDDIs_AllVectorsChooseNegRand_FisherM1_SVMLIGHT_POLY_02NOV2011_30.txt', 'FisherM1', 'DL', 'DL', 1, 1)</text:p>
      <text:p text:style-name="Plain_20_Text">numberOFFeature=size(train_x, 2);</text:p>
      <text:p text:style-name="Plain_20_Text">hiddenUnits=20;</text:p>
      <text:p text:style-name="Plain_20_Text">batchsize=size(train_x, 1);</text:p>
      <text:p text:style-name="Plain_20_Text">numepochs=100000;</text:p>
      <text:p text:style-name="Plain_20_Text">inputZeroMaskedFraction=0.5; %default 0.2</text:p>
      <text:p text:style-name="Plain_20_Text">weightPenaltyL2=1.00e-4; %default 1.00e-3</text:p>
      <text:p text:style-name="Plain_20_Text">learningRate= 0.01; %default is 1</text:p>
      <text:p text:style-name="Plain_20_Text">dropoutFraction=0; %default is 0</text:p>
      <text:p text:style-name="Plain_20_Text">plot=0;</text:p>
      <text:p text:style-name="Plain_20_Text">2013-11-11 22:41 FINISHED.</text:p>
      <text:p text:style-name="Plain_20_Text">Number of total DDI is: 30</text:p>
      <text:p text:style-name="Plain_20_Text">Number of successed DDI is: 30</text:p>
      <text:p text:style-name="Plain_20_Text">Number of total sequence is: 155</text:p>
      <text:p text:style-name="Plain_20_Text">FisherMode: FisherM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86.228%</text:p>
      <text:p text:style-name="Plain_20_Text">Testing recall: 68.494%</text:p>
      <text:p text:style-name="Plain_20_Text">Testing precision: 82.659%</text:p>
      <text:p text:style-name="Plain_20_Text">Testing f_measure: 72.285%</text:p>
      <text:p text:style-name="Plain_20_Text">Training accuracy: 99.146%</text:p>
      <text:p text:style-name="Plain_20_Text">Training recall: 99.344%</text:p>
      <text:p text:style-name="Plain_20_Text">Training precision: 98.973%</text:p>
      <text:p text:style-name="Plain_20_Text"><text:soft-page-break/>Training f_measure: 99.154%</text:p>
      <text:p text:style-name="Plain_20_Text"/>
      <text:p text:style-name="Plain_20_Text">local</text:p>
      <text:p text:style-name="Plain_20_Text">%4 layer 1 1/2 1/4 1/8 </text:p>
      <text:p text:style-name="Plain_20_Text">numberOFFeature=size(train_x, 2);</text:p>
      <text:p text:style-name="Plain_20_Text">hiddenUnits=40;</text:p>
      <text:p text:style-name="Plain_20_Text">batchsize=32;</text:p>
      <text:p text:style-name="Plain_20_Text">numepochs=8000;</text:p>
      <text:p text:style-name="Plain_20_Text"><text:span text:style-name="T12">inputZeroMaskedFraction=0.5; </text:span><text:span text:style-name="T1">%default 0.5</text:span></text:p>
      <text:p text:style-name="Plain_20_Text"><text:span text:style-name="T12">weightPenaltyL2=1.00e-5; </text:span><text:span text:style-name="T1">%default 1.00e-3</text:span></text:p>
      <text:p text:style-name="Plain_20_Text"><text:span text:style-name="T12">learningRate= 0.01; </text:span><text:span text:style-name="T1">%default is 1</text:span></text:p>
      <text:p text:style-name="Plain_20_Text"><text:span text:style-name="T12">dropoutFraction=0.2; </text:span><text:span text:style-name="T1">%default is 0</text:span></text:p>
      <text:p text:style-name="Plain_20_Text"/>
      <text:p text:style-name="Plain_20_Text">local</text:p>
      <text:p text:style-name="Plain_20_Text">1 1 /2 /2</text:p>
      <text:p text:style-name="Plain_20_Text">numberOFFeature=size(train_x, 2);</text:p>
      <text:p text:style-name="Plain_20_Text">hiddenUnits=60;</text:p>
      <text:p text:style-name="Plain_20_Text">batchsize=32;</text:p>
      <text:p text:style-name="Plain_20_Text">numepochs=6000;</text:p>
      <text:p text:style-name="Plain_20_Text"><text:span text:style-name="T12">inputZeroMaskedFraction=0.5; </text:span><text:span text:style-name="T1">%default 0.5</text:span></text:p>
      <text:p text:style-name="Plain_20_Text"><text:span text:style-name="T12">weightPenaltyL2=1.00e-5; </text:span><text:span text:style-name="T1">%default 1.00e-3</text:span></text:p>
      <text:p text:style-name="Plain_20_Text"><text:span text:style-name="T12">learningRate= 0.01; </text:span><text:span text:style-name="T1">%default is 1</text:span></text:p>
      <text:p text:style-name="Plain_20_Text"><text:span text:style-name="T12">dropoutFraction=0.5; </text:span><text:span text:style-name="T1">%default is 0</text:span></text:p>
      <text:p text:style-name="Plain_20_Text"/>
      <text:p text:style-name="Plain_20_Text">dl3</text:p>
      <text:p text:style-name="Plain_20_Text"><text:bookmark text:name="__DdeLink__4072_1372552747"/>run3DID_remote_ChooseNegRand_aaIndex_test_load_DL_cross('finishedDDIs_AllVectorsChooseNegRand_FisherM1_SVMLIGHT_POLY_02NOV2011_30.txt', 'FisherM1', 'SVMLIGHT', 'LINEAR', 1, 1)</text:p>
      <text:p text:style-name="Plain_20_Text">2013-11-11 3:25 FINISHED.</text:p>
      <text:p text:style-name="Plain_20_Text">Number of total DDI is: 30</text:p>
      <text:p text:style-name="Plain_20_Text">Number of successed DDI is: 30</text:p>
      <text:p text:style-name="Plain_20_Text">Number of total sequence is: 30</text:p>
      <text:p text:style-name="Plain_20_Text">FisherMode: FisherM1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88.257%</text:p>
      <text:p text:style-name="Plain_20_Text">Testing recall: 70.817%</text:p>
      <text:p text:style-name="Plain_20_Text">Testing precision: 86.232%</text:p>
      <text:p text:style-name="Plain_20_Text">Testing f_measure: 72.896%</text:p>
      <text:p text:style-name="Plain_20_Text">Training accuracy: 81.546%</text:p>
      <text:p text:style-name="Plain_20_Text">Training recall: 80.321%</text:p>
      <text:p text:style-name="Plain_20_Text">Training precision: 82.342%</text:p>
      <text:p text:style-name="Plain_20_Text">Training f_measure: <text:bookmark-start text:name="__DdeLink__4040_1372552747"/>81.316<text:bookmark-end text:name="__DdeLink__4040_1372552747"/>%</text:p>
      <text:p text:style-name="Plain_20_Text"/>
      <text:p text:style-name="Plain_20_Text">run3DID_remote_ChooseNegRand_aaIndex_test_load_DL_cross('finishedDDIs_AllVectorsChooseNegRand_FisherM1_SVMLIGHT_POLY_02NOV2011_30.txt', 'FisherM1AA3', 'SVMLIGHT', 'LINEAR', 1, 1)</text:p>
      <text:p text:style-name="Plain_20_Text">2013-11-12 4:2 FINISHED.</text:p>
      <text:p text:style-name="Plain_20_Text">Number of total DDI is: 115</text:p>
      <text:p text:style-name="Plain_20_Text">Number of successed DDI is: 115</text:p>
      <text:p text:style-name="Plain_20_Text"><text:soft-page-break/>Number of total sequence is: 115</text:p>
      <text:p text:style-name="Plain_20_Text">FisherMode: FisherM1AA3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92.721%</text:p>
      <text:p text:style-name="Plain_20_Text">Testing recall: 78.921%</text:p>
      <text:p text:style-name="Plain_20_Text">Testing precision: 85.035%</text:p>
      <text:p text:style-name="Plain_20_Text">Testing f_measure: 78.782%</text:p>
      <text:p text:style-name="Plain_20_Text">Training accuracy: 80.995%</text:p>
      <text:p text:style-name="Plain_20_Text">Training recall: 83.634%</text:p>
      <text:p text:style-name="Plain_20_Text">Training precision: 79.441%</text:p>
      <text:p text:style-name="Plain_20_Text">Training f_measure: 81.484%</text:p>
      <text:p text:style-name="Plain_20_Text"/>
      <text:p text:style-name="Plain_20_Text">Nov10</text:p>
      <text:p text:style-name="Plain_20_Text">dl82</text:p>
      <text:p text:style-name="Plain_20_Text">run3DID_AllVectorsChooseNegRand_aaIndex_test_load_DL_remote('finishedDDIs_AllVectorsChooseNegRand_FisherM1_SVMLIGHT_POLY_02NOV2011_30.txt', 'FisherM1ONLY', 'DL', 'DL', 1, 1)</text:p>
      <text:p text:style-name="Plain_20_Text">numberOFFeature=size(train_x, 2);</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5; %default 1.00e-3</text:p>
      <text:p text:style-name="Plain_20_Text">learningRate= 0.01; %default is 1</text:p>
      <text:p text:style-name="Plain_20_Text">dropoutFraction=0.5; %default is 0</text:p>
      <text:p text:style-name="Plain_20_Text">½</text:p>
      <text:p text:style-name="Plain_20_Text">Testing AUC: 90.233%</text:p>
      <text:p text:style-name="Plain_20_Text"><text:bookmark text:name="__DdeLink__4042_1372552747"/>run3DID_AllVectorsChooseNegRand_aaIndex_load_All_cross_remote('finishedDDIs_AllVectorsChooseNegRand_FisherM1_SVMLIGHT_POLY_02NOV2011_30.txt', 'FisherM1ONLY', 'DL', 'DL', 1, 1)</text:p>
      <text:p text:style-name="Plain_20_Text">numberOFFeature=size(train_x, 2);</text:p>
      <text:p text:style-name="Plain_20_Text">hiddenUnits=60;</text:p>
      <text:p text:style-name="Plain_20_Text">batchsize=32;</text:p>
      <text:p text:style-name="Plain_20_Text">numepochs=4000;</text:p>
      <text:p text:style-name="Plain_20_Text">inputZeroMaskedFraction=0.5; %default 0.5</text:p>
      <text:p text:style-name="Plain_20_Text">weightPenaltyL2=1.00e-4; %default 1.00e-3</text:p>
      <text:p text:style-name="Plain_20_Text">learningRate= 0.01; %default is 1</text:p>
      <text:p text:style-name="Plain_20_Text">dropoutFraction=0.2; %default is 0</text:p>
      <text:p text:style-name="Plain_20_Text">2013-11-11 :12 FINISHED.</text:p>
      <text:p text:style-name="Plain_20_Text">Number of total DDI is: 30</text:p>
      <text:p text:style-name="Plain_20_Text">Number of successed DDI is: 30</text:p>
      <text:p text:style-name="Plain_20_Text">Number of total sequence is: 155</text:p>
      <text:p text:style-name="Plain_20_Text">FisherMode: FisherM1ONLY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71.488%</text:p>
      <text:p text:style-name="Plain_20_Text">Testing recall: 66.452%</text:p>
      <text:p text:style-name="Plain_20_Text"><text:soft-page-break/>Testing precision: 33.226%</text:p>
      <text:p text:style-name="Plain_20_Text">Testing f_measure: 44.301%</text:p>
      <text:p text:style-name="Plain_20_Text">Training accuracy: 50.000%</text:p>
      <text:p text:style-name="Plain_20_Text">Training recall: 66.667%</text:p>
      <text:p text:style-name="Plain_20_Text">Training precision: 33.333%</text:p>
      <text:p text:style-name="Plain_20_Text">Training f_measure: 44.444%</text:p>
      <text:p text:style-name="Plain_20_Text"/>
      <text:p text:style-name="Plain_20_Text">Dl8</text:p>
      <text:p text:style-name="Plain_20_Text"><text:span text:style-name="T8">run3DID_AllVectorsChooseNegRand_aaIndex_test_load_DL_remote('finishedDDIs_AllVectorsChooseNegRand_FisherM1_SVMLIGHT_POLY_02NOV2011_30.txt',</text:span> 'FisherM1ONLY', 'DL', 'DL', 1, 0)</text:p>
      <text:p text:style-name="Plain_20_Text">½</text:p>
      <text:p text:style-name="Plain_20_Text">Testing AUC: 89.281%</text:p>
      <text:p text:style-name="Plain_20_Text">Testing recall: 61.974%</text:p>
      <text:p text:style-name="Plain_20_Text">Testing precision: 4.248%</text:p>
      <text:p text:style-name="Plain_20_Text">Testing f_measure: 7.134%</text:p>
      <text:p text:style-name="Plain_20_Text"/>
      <text:p text:style-name="Plain_20_Text">run3DID_AllVectorsChooseNegRand_aaIndex_load_All_cross_remote('finishedDDIs_AllVectorsChooseNegRand_FisherM1_SVMLIGHT_POLY_02NOV2011_30.txt', 'FisherM1', 'DL', 'DL', 1, 1)</text:p>
      <text:p text:style-name="Plain_20_Text">numberOFFeature=size(train_x, 2);</text:p>
      <text:p text:style-name="Plain_20_Text">hiddenUnits=60;</text:p>
      <text:p text:style-name="Plain_20_Text">batchsize=32;</text:p>
      <text:p text:style-name="Plain_20_Text">numepochs=4000;</text:p>
      <text:p text:style-name="Plain_20_Text">inputZeroMaskedFraction=0.5; %default 0.5</text:p>
      <text:p text:style-name="Plain_20_Text">weightPenaltyL2=1.00e-4; %default 1.00e-3</text:p>
      <text:p text:style-name="Plain_20_Text">learningRate= 0.01; %default is 1</text:p>
      <text:p text:style-name="Plain_20_Text">dropoutFraction=0.2; %default is 0</text:p>
      <text:p text:style-name="Plain_20_Text">2013-11-11 8:12 FINISHED.</text:p>
      <text:p text:style-name="Plain_20_Text">Number of total DDI is: 30</text:p>
      <text:p text:style-name="Plain_20_Text">Number of successed DDI is: 30</text:p>
      <text:p text:style-name="Plain_20_Text">Number of total sequence is: 155</text:p>
      <text:p text:style-name="Plain_20_Text">FisherMode: FisherM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61.772%</text:p>
      <text:p text:style-name="Plain_20_Text">Testing recall: 37.626%</text:p>
      <text:p text:style-name="Plain_20_Text">Testing precision: 36.960%</text:p>
      <text:p text:style-name="Plain_20_Text">Testing f_measure: 32.728%</text:p>
      <text:p text:style-name="Plain_20_Text">Training accuracy: 59.933%</text:p>
      <text:p text:style-name="Plain_20_Text">Training recall: 47.689%</text:p>
      <text:p text:style-name="Plain_20_Text">Training precision: 37.001%</text:p>
      <text:p text:style-name="Plain_20_Text">Training f_measure: 40.388%</text:p>
      <text:p text:style-name="Plain_20_Text"/>
      <text:p text:style-name="Plain_20_Text">Dl83</text:p>
      <text:p text:style-name="Plain_20_Text"><text:span text:style-name="T8">run3DID_AllVectorsChooseNegRand_aaIndex_test_load_DL_remote('finishedDDIs_AllVectorsChooseNegRand_FisherM1_SVMLIGHT_POLY_02NOV2011_30.txt',</text:span> 'FisherM1ONLY', 'DLUS', 'DLUS', 1, 1)</text:p>
      <text:p text:style-name="Plain_20_Text">1/2</text:p>
      <text:p text:style-name="Plain_20_Text">2013-11-10 7:1 FINISHED.</text:p>
      <text:p text:style-name="Plain_20_Text"><text:soft-page-break/>Number of total DDI is: 30</text:p>
      <text:p text:style-name="Plain_20_Text">Number of successed DDI is: 30</text:p>
      <text:p text:style-name="Plain_20_Text">Number of total sequence is: 155</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8.206%</text:p>
      <text:p text:style-name="Plain_20_Text">Testing recall: 61.911%</text:p>
      <text:p text:style-name="Plain_20_Text">Testing precision: 80.270%</text:p>
      <text:p text:style-name="Plain_20_Text">Testing f_measure: 66.135%</text:p>
      <text:p text:style-name="Plain_20_Text">Training accuracy: 82.062%</text:p>
      <text:p text:style-name="Plain_20_Text">Training recall: 71.898%</text:p>
      <text:p text:style-name="Plain_20_Text">Training precision: 90.211%</text:p>
      <text:p text:style-name="Plain_20_Text">Training f_measure: 78.073%</text:p>
      <text:p text:style-name="Plain_20_Text"/>
      <text:p text:style-name="Plain_20_Text">Nov8</text:p>
      <text:p text:style-name="Plain_20_Text">dl8</text:p>
      <text:p text:style-name="Plain_20_Text">run3DID_AllVectorsChooseNegRand_aaIndex_test_load_DL_remote('finishedDDIs_AllVectorsChooseNegRand_FisherM1_SVMLIGHT_POLY_02NOV2011_30.txt', 'FisherM1ONLY', 'DL', 'DL', 1, 1)</text:p>
      <text:p text:style-name="Plain_20_Text">numberOFFeature=size(train_x, 2);</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5; %default 1.00e-3</text:p>
      <text:p text:style-name="Plain_20_Text">learningRate= 0.01; %default is 1</text:p>
      <text:p text:style-name="Plain_20_Text"><text:bookmark text:name="__DdeLink__4559_1770379361"/>dropoutFraction=0.5; %default is 0</text:p>
      <text:p text:style-name="Plain_20_Text">¼</text:p>
      <text:p text:style-name="Plain_20_Text"/>
      <text:p text:style-name="Plain_20_Text">dl82</text:p>
      <text:p text:style-name="Plain_20_Text">run3DID_AllVectorsChooseNegRand_aaIndex_test_load_DL_remote('finishedDDIs_AllVectorsChooseNegRand_FisherM1_SVMLIGHT_POLY_02NOV2011_30.txt', 'FisherM1ONLY', 'DLUS', 'DLUS', 1, 1)</text:p>
      <text:p text:style-name="Plain_20_Text">numberOFFeature=size(train_x, 2);</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5; %default 1.00e-3</text:p>
      <text:p text:style-name="Plain_20_Text">learningRate= 0.01; %default is 1</text:p>
      <text:p text:style-name="Plain_20_Text">dropoutFraction=0.5; %default is 0</text:p>
      <text:p text:style-name="Plain_20_Text">1/2</text:p>
      <text:p text:style-name="Plain_20_Text">2013-11-8 23:30 FINISHED.</text:p>
      <text:p text:style-name="Plain_20_Text">Number of total DDI is: 30</text:p>
      <text:p text:style-name="Plain_20_Text">Number of successed DDI is: 30</text:p>
      <text:p text:style-name="Plain_20_Text">Number of total sequence is: 155</text:p>
      <text:p text:style-name="Plain_20_Text">FisherMode: FisherM1ONLY SVMMode: DLUS Kernel: DLUS, choseNegRatio: 1, choseNegRatioTest: 1</text:p>
      <text:p text:style-name="Plain_20_Text">The baseline AUC: 0.000%</text:p>
      <text:p text:style-name="Plain_20_Text"><text:soft-page-break/>The baseline recall: 0.000%</text:p>
      <text:p text:style-name="Plain_20_Text">The baseline precision: 0.000%</text:p>
      <text:p text:style-name="Plain_20_Text">Testing AUC: 88.206%</text:p>
      <text:p text:style-name="Plain_20_Text">Testing recall: 61.911%</text:p>
      <text:p text:style-name="Plain_20_Text">Testing precision: 80.270%</text:p>
      <text:p text:style-name="Plain_20_Text">Testing f_measure: 66.135%</text:p>
      <text:p text:style-name="Plain_20_Text">Training accuracy: 82.062%</text:p>
      <text:p text:style-name="Plain_20_Text">Training recall: 71.898%</text:p>
      <text:p text:style-name="Plain_20_Text">Training precision: 90.211%</text:p>
      <text:p text:style-name="Plain_20_Text">Training f_measure: 78.073%</text:p>
      <text:p text:style-name="Plain_20_Text">Nov7</text:p>
      <text:p text:style-name="Plain_20_Text">dl82</text:p>
      <text:p text:style-name="Plain_20_Text">run3DID_AllVectorsChooseNegRand_aaIndex_test_load_DL_remote('finishedDDIs_AllVectorsChooseNegRand_FisherM1_SVMLIGHT_POLY_02NOV2011_30.txt', 'FisherM1ONLY', 'DLUS', 'DLUS', 1, 1)</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5; %default 1.00e-3</text:p>
      <text:p text:style-name="Plain_20_Text">learningRate= 0.01; %default is 1</text:p>
      <text:p text:style-name="Plain_20_Text">dropoutFraction=0.5; %default is 0</text:p>
      <text:p text:style-name="Plain_20_Text">1/8</text:p>
      <text:p text:style-name="Plain_20_Text">2013-11-7 20:45 FINISHED.</text:p>
      <text:p text:style-name="Plain_20_Text">Number of total DDI is: 30</text:p>
      <text:p text:style-name="Plain_20_Text">Number of successed DDI is: 30</text:p>
      <text:p text:style-name="Plain_20_Text">Number of total sequence is: 155</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6.831%</text:p>
      <text:p text:style-name="Plain_20_Text">Testing recall: 59.676%</text:p>
      <text:p text:style-name="Plain_20_Text">Testing precision: 82.531%</text:p>
      <text:p text:style-name="Plain_20_Text">Testing f_measure: 65.076%</text:p>
      <text:p text:style-name="Plain_20_Text">Training accuracy: 80.493%</text:p>
      <text:p text:style-name="Plain_20_Text">Training recall: 69.639%</text:p>
      <text:p text:style-name="Plain_20_Text">Training precision: 89.115%</text:p>
      <text:p text:style-name="Plain_20_Text">Training f_measure: 76.138%</text:p>
      <text:p text:style-name="Plain_20_Text"/>
      <text:p text:style-name="Plain_20_Text">local </text:p>
      <text:p text:style-name="Plain_20_Text">numberOFFeature=size(train_x, 2);</text:p>
      <text:p text:style-name="Plain_20_Text">hiddenUnits=60;</text:p>
      <text:p text:style-name="Plain_20_Text">batchsize=32;</text:p>
      <text:p text:style-name="Plain_20_Text">numepochs=4000;</text:p>
      <text:p text:style-name="Plain_20_Text"><text:span text:style-name="T12">inputZeroMaskedFraction=0.5; </text:span><text:span text:style-name="T1">%default 0.5</text:span></text:p>
      <text:p text:style-name="Plain_20_Text"><text:span text:style-name="T12">weightPenaltyL2=1.00e-5; </text:span><text:span text:style-name="T1">%default 1.00e-3</text:span></text:p>
      <text:p text:style-name="Plain_20_Text"><text:span text:style-name="T12">learningRate= 0.01; </text:span><text:span text:style-name="T1">%default is 1</text:span></text:p>
      <text:p text:style-name="Plain_20_Text"><text:span text:style-name="T12">dropoutFraction=0.2; </text:span><text:span text:style-name="T1">%default is 0</text:span></text:p>
      <text:p text:style-name="Plain_20_Text">2013-11-11 11:52 FINISHED.</text:p>
      <text:p text:style-name="Plain_20_Text">Number of total DDI is: 30</text:p>
      <text:p text:style-name="Plain_20_Text"><text:soft-page-break/>Number of successed DDI is: 30</text:p>
      <text:p text:style-name="Plain_20_Text">Number of total sequence is: 155</text:p>
      <text:p text:style-name="Plain_20_Text">FisherMode: FisherM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85.293%</text:p>
      <text:p text:style-name="Plain_20_Text">Testing recall: 60.411%</text:p>
      <text:p text:style-name="Plain_20_Text">Testing precision: 79.979%</text:p>
      <text:p text:style-name="Plain_20_Text">Testing f_measure: 63.581%</text:p>
      <text:p text:style-name="Plain_20_Text">Training accuracy: 92.561%</text:p>
      <text:p text:style-name="Plain_20_Text">Training recall: 92.035%</text:p>
      <text:p text:style-name="Plain_20_Text">Training precision: 93.020%</text:p>
      <text:p text:style-name="Plain_20_Text">Training f_measure: 92.521%</text:p>
      <text:p text:style-name="Plain_20_Text"/>
      <text:p text:style-name="Plain_20_Text">Nov6 run3DID_AllVectorsChooseNegRand_aaIndex_load_All_cross('finishedDDIs_AllVectorsChooseNegRand_FisherM1_SVMLIGHT_POLY_02NOV2011_30.txt', 'FisherM1', 'DL', 'DL', 1, 1)</text:p>
      <text:p text:style-name="Plain_20_Text">local</text:p>
      <text:p text:style-name="Plain_20_Text">%setup parameters</text:p>
      <text:p text:style-name="Plain_20_Text">numberOFFeature=size(train_x, 2);</text:p>
      <text:p text:style-name="Plain_20_Text">hiddenUnits=60;</text:p>
      <text:p text:style-name="Plain_20_Text">batchsize=100;</text:p>
      <text:p text:style-name="Plain_20_Text">numepochs=10000;</text:p>
      <text:p text:style-name="Plain_20_Text"><text:span text:style-name="T12">inputZeroMaskedFraction=0.5; </text:span><text:span text:style-name="T1">%default 0.5</text:span></text:p>
      <text:p text:style-name="Plain_20_Text"><text:span text:style-name="T12">weightPenaltyL2=1.00e-5; </text:span><text:span text:style-name="T1">%default 1.00e-3</text:span></text:p>
      <text:p text:style-name="Plain_20_Text"><text:span text:style-name="T12">learningRate= 0.01; </text:span><text:span text:style-name="T1">%default is 1</text:span></text:p>
      <text:p text:style-name="Plain_20_Text"><text:span text:style-name="T12">dropoutFraction=0; </text:span><text:span text:style-name="T1">%default is 0</text:span></text:p>
      <text:p text:style-name="Plain_20_Text">2013-11-11 10:49 FINISHED.</text:p>
      <text:p text:style-name="Plain_20_Text">Number of total DDI is: 30</text:p>
      <text:p text:style-name="Plain_20_Text">Number of successed DDI is: 30</text:p>
      <text:p text:style-name="Plain_20_Text">Number of total sequence is: 155</text:p>
      <text:p text:style-name="Plain_20_Text">FisherMode: FisherM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82.021%</text:p>
      <text:p text:style-name="Plain_20_Text">Testing recall: 59.969%</text:p>
      <text:p text:style-name="Plain_20_Text">Testing precision: 80.090%</text:p>
      <text:p text:style-name="Plain_20_Text">Testing f_measure: 63.935%</text:p>
      <text:p text:style-name="Plain_20_Text">Training accuracy: 97.870%</text:p>
      <text:p text:style-name="Plain_20_Text">Training recall: 98.062%</text:p>
      <text:p text:style-name="Plain_20_Text">Training precision: 97.687%</text:p>
      <text:p text:style-name="Plain_20_Text">Training f_measure: 97.874%</text:p>
      <text:p text:style-name="Plain_20_Text"/>
      <text:p text:style-name="Plain_20_Text">local </text:p>
      <text:p text:style-name="Plain_20_Text">numberOFFeature=size(train_x, 2);</text:p>
      <text:p text:style-name="Plain_20_Text">hiddenUnits=60;</text:p>
      <text:p text:style-name="Plain_20_Text">batchsize=32;</text:p>
      <text:p text:style-name="Plain_20_Text"><text:soft-page-break/>numepochs=5000;</text:p>
      <text:p text:style-name="Plain_20_Text"><text:span text:style-name="T12">inputZeroMaskedFraction=0.5; </text:span><text:span text:style-name="T1">%default 0.5</text:span></text:p>
      <text:p text:style-name="Plain_20_Text"><text:span text:style-name="T12">weightPenaltyL2=1.00e-5; </text:span><text:span text:style-name="T1">%default 1.00e-3</text:span></text:p>
      <text:p text:style-name="Plain_20_Text"><text:span text:style-name="T12">learningRate= 0.01; </text:span><text:span text:style-name="T1">%default is 1</text:span></text:p>
      <text:p text:style-name="Plain_20_Text"><text:span text:style-name="T12">dropoutFraction=0; </text:span><text:span text:style-name="T1">%default is 0</text:span></text:p>
      <text:p text:style-name="Plain_20_Text"><text:span text:style-name="T1">almost same as the above.</text:span></text:p>
      <text:p text:style-name="Plain_20_Text">Nov5</text:p>
      <text:p text:style-name="Plain_20_Text">dl8</text:p>
      <text:p text:style-name="Plain_20_Text"><text:bookmark-start text:name="__DdeLink__7874_13950514302"/>run3DID_AllVectorsChooseNegRand_aaIndex_test_load_DL_remote('<text:span text:style-name="T13">finishedDDIs_AllVectorsChooseNegRand_FisherM1_SVMLIGHT_POLY_02NOV2011_30.txt</text:span>', 'FisherM1ONLY<text:bookmark-end text:name="__DdeLink__7874_13950514302"/>', 'DL', 'DL', 1, 1)</text:p>
      <text:p text:style-name="Plain_20_Text">numberOFFeature=size(train_x, 2);</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5; %default 1.00e-3</text:p>
      <text:p text:style-name="Plain_20_Text">learningRate= 0.01; %default is 1</text:p>
      <text:p text:style-name="Plain_20_Text">dropoutFraction=0.5; %default is 0</text:p>
      <text:p text:style-name="Plain_20_Text"/>
      <text:p text:style-name="Plain_20_Text">2013-11-5 15:56 ERROR: PF00393.11_int_PF00393.11. Message: Undefined function or variable 'preTrain_x'.</text:p>
      <text:p text:style-name="Plain_20_Text">redo.</text:p>
      <text:p text:style-name="Plain_20_Text">1/8 </text:p>
      <text:p text:style-name="Plain_20_Text">Error froget to give plot redo on Nov7</text:p>
      <text:p text:style-name="Plain_20_Text">run3DID_AllVectorsChooseNegRand_aaIndex_test_load_DL_remote('finishedDDIs_AllVectorsChooseNegRand_FisherM1_SVMLIGHT_POLY_02NOV2011_30.txt', 'FisherM1ONLY', 'DL', 'DL', 1, 1)</text:p>
      <text:p text:style-name="Plain_20_Text"/>
      <text:p text:style-name="Plain_20_Text">2013-11-7 18:30 FINISHED.</text:p>
      <text:p text:style-name="Plain_20_Text">Number of total DDI is: 30</text:p>
      <text:p text:style-name="Plain_20_Text">Number of successed DDI is: 30</text:p>
      <text:p text:style-name="Plain_20_Text">Number of total sequence is: 155</text:p>
      <text:p text:style-name="Plain_20_Text">FisherMode: FisherM1ONLY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85.535%</text:p>
      <text:p text:style-name="Plain_20_Text">Testing recall: 55.336%</text:p>
      <text:p text:style-name="Plain_20_Text">Testing precision: 78.832%</text:p>
      <text:p text:style-name="Plain_20_Text">Testing f_measure: 61.874%</text:p>
      <text:p text:style-name="Plain_20_Text">Training accuracy: 87.962%</text:p>
      <text:p text:style-name="Plain_20_Text">Training recall: 81.087%</text:p>
      <text:p text:style-name="Plain_20_Text">Training precision: 94.173%</text:p>
      <text:p text:style-name="Plain_20_Text">Training f_measure: 85.865%</text:p>
      <text:p text:style-name="Plain_20_Text">dl82</text:p>
      <text:p text:style-name="Plain_20_Text">run3DID_AllVectorsChooseNegRand_aaIndex_test_load_DL_remote('finishedDDIs_AllVectorsChooseNegRand_FisherM1_SVMLIGHT_POLY_02NOV2011_30.txt', 'FisherM1ONLY', 'DLUS', 'DLUS', 1, 1)</text:p>
      <text:p text:style-name="Plain_20_Text">hiddenUnits=20;</text:p>
      <text:p text:style-name="Plain_20_Text">batchsize=size(preTrain_x, 1);</text:p>
      <text:p text:style-name="Plain_20_Text"><text:soft-page-break/>numepochs=100000;</text:p>
      <text:p text:style-name="Plain_20_Text">inputZeroMaskedFraction=0.5; %default 0.2</text:p>
      <text:p text:style-name="Plain_20_Text">weightPenaltyL2=1.00e-5; %default 1.00e-3</text:p>
      <text:p text:style-name="Plain_20_Text">learningRate= 0.01; %default is 1</text:p>
      <text:p text:style-name="Plain_20_Text">dropoutFraction=0.5; %default is 0</text:p>
      <text:p text:style-name="Plain_20_Text">¼</text:p>
      <text:p text:style-name="Plain_20_Text">2013-11-5 20:34 FINISHED.</text:p>
      <text:p text:style-name="Plain_20_Text">Number of total DDI is: 30</text:p>
      <text:p text:style-name="Plain_20_Text">Number of successed DDI is: 30</text:p>
      <text:p text:style-name="Plain_20_Text">Number of total sequence is: 155</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7.476%</text:p>
      <text:p text:style-name="Plain_20_Text">Testing recall: 60.226%</text:p>
      <text:p text:style-name="Plain_20_Text">Testing precision: 81.419%</text:p>
      <text:p text:style-name="Plain_20_Text">Testing f_measure: 65.102%</text:p>
      <text:p text:style-name="Plain_20_Text">Training accuracy: 81.352%</text:p>
      <text:p text:style-name="Plain_20_Text">Training recall: 71.122%</text:p>
      <text:p text:style-name="Plain_20_Text">Training precision: 89.423%</text:p>
      <text:p text:style-name="Plain_20_Text">Training f_measure: 77.370%</text:p>
      <text:p text:style-name="Plain_20_Text"/>
      <text:p text:style-name="Plain_20_Text">dl83</text:p>
      <text:p text:style-name="Standard"><text:bookmark-start text:name="__DdeLink__7798_13950514301"/><text:bookmark-start text:name="__DdeLink__2956_7489652313211"/><text:bookmark-start text:name="__DdeLink__3882_139505143011"/><text:bookmark-start text:name="__DdeLink__4535_1770379361"/><text:span text:style-name="T14">run3DID_remote_ChooseNegRand_aaIndex_test_load_DL_cross('finishedDDIs_AllVectorsChooseNegRand_FisherM1_SVMLIGHT_POLY_02NOV2011_30.txt', 'FisherM1', 'SVMLIGHT', 'LINEAR'</text:span><text:span text:style-name="T13">,</text:span><text:bookmark-end text:name="__DdeLink__7798_13950514301"/><text:bookmark-end text:name="__DdeLink__2956_7489652313211"/><text:bookmark-end text:name="__DdeLink__3882_139505143011"/><text:bookmark-end text:name="__DdeLink__4535_1770379361"/><text:span text:style-name="T14"> 1, 1)</text:span></text:p>
      <text:p text:style-name="Standard"><text:span text:style-name="T14">2013-11-5 19:53 ERROR: PF00712.11_int_PF02768.7. Message: Index exceeds matrix dimensions.</text:span></text:p>
      <text:p text:style-name="Standard"><text:span text:style-name="T14">redo</text:span></text:p>
      <text:p text:style-name="Standard"/>
      <text:p text:style-name="Plain_20_Text">Nov 4</text:p>
      <text:p text:style-name="Plain_20_Text">dl8</text:p>
      <text:p text:style-name="Plain_20_Text"><text:bookmark-start text:name="__DdeLink__7806_13950514302"/>run3DID_AllVectorsChooseNegRand_aaIndex_test_load_DL_remote('<text:span text:style-name="T13">finishedDDIs_AllVectorsChooseNegRand_FisherM1_SVMLIGHT_POLY_02NOV2011_30.txt</text:span>', '<text:bookmark-start text:name="__DdeLink__7811_13950514301"/>FisherM1ONLY<text:bookmark-end text:name="__DdeLink__7806_13950514302"/><text:bookmark-end text:name="__DdeLink__7811_13950514301"/>', 'SVMLIGHT', 'LINEAR', 1, 1)</text:p>
      <text:p text:style-name="Plain_20_Text">1/32</text:p>
      <text:p text:style-name="Plain_20_Text">2013-11-4 14:38 FINISHED.</text:p>
      <text:p text:style-name="Plain_20_Text">Number of total DDI is: 30</text:p>
      <text:p text:style-name="Plain_20_Text">Number of successed DDI is: 30</text:p>
      <text:p text:style-name="Plain_20_Text">Number of total sequence is: 155</text:p>
      <text:p text:style-name="Plain_20_Text">FisherMode: FisherM1ONLY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85.361%</text:p>
      <text:p text:style-name="Plain_20_Text"><text:soft-page-break/>Testing recall: 55.235%</text:p>
      <text:p text:style-name="Plain_20_Text">Testing precision: 71.698%</text:p>
      <text:p text:style-name="Plain_20_Text">Testing f_measure: 57.664%</text:p>
      <text:p text:style-name="Plain_20_Text">Training accuracy: 92.942%</text:p>
      <text:p text:style-name="Plain_20_Text">Training recall: 89.291%</text:p>
      <text:p text:style-name="Plain_20_Text">Training precision: 97.228%</text:p>
      <text:p text:style-name="Plain_20_Text">Training f_measure: 92.024%</text:p>
      <text:p text:style-name="Plain_20_Text">dl83</text:p>
      <text:p text:style-name="Plain_20_Text"><text:bookmark text:name="__DdeLink__3485_1770379361"/>run3DID_AllVectorsChooseNegRand_aaIndex_test_load_DL_remote('finishedDDIs_AllVectorsChooseNegRand_FisherM1_SVMLIGHT_POLY_02NOV2011_30.txt', 'FisherM1ONLY', 'DLUS', 'DLUS', 1, 1)</text:p>
      <text:p text:style-name="Plain_20_Text">1/32</text:p>
      <text:p text:style-name="Plain_20_Text">numberOFFeature=size(test_x, 2);</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5; %default 1.00e-3</text:p>
      <text:p text:style-name="Plain_20_Text">learningRate= 0.01; %default is 1</text:p>
      <text:p text:style-name="Plain_20_Text">dropoutFraction=0; %default is 0</text:p>
      <text:p text:style-name="Plain_20_Text">plot <text:s text:c="13"/>= 0; <text:s text:c="11"/>% <text:s/>enable plotting</text:p>
      <text:p text:style-name="Plain_20_Text">2013-11-4 18:6 FINISHED.</text:p>
      <text:p text:style-name="Plain_20_Text">Number of total DDI is: 30</text:p>
      <text:p text:style-name="Plain_20_Text">Number of successed DDI is: 30</text:p>
      <text:p text:style-name="Plain_20_Text">Number of total sequence is: 155</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2.140%</text:p>
      <text:p text:style-name="Plain_20_Text">Testing recall: 58.793%</text:p>
      <text:p text:style-name="Plain_20_Text">Testing precision: 80.261%</text:p>
      <text:p text:style-name="Plain_20_Text">Testing f_measure: 64.644%</text:p>
      <text:p text:style-name="Plain_20_Text">Training accuracy: 77.135%</text:p>
      <text:p text:style-name="Plain_20_Text">Training recall: 65.380%</text:p>
      <text:p text:style-name="Plain_20_Text">Training precision: 86.056%</text:p>
      <text:p text:style-name="Plain_20_Text">Training f_measure: 72.293%</text:p>
      <text:p text:style-name="Plain_20_Text">local</text:p>
      <text:p text:style-name="P1"><text:bookmark-start text:name="__DdeLink__4538_1770379361"/><text:span text:style-name="T14">run3DID_AllVectorsChooseNegRand_aaIndex_load_All_cross('</text:span><text:span text:style-name="T13">finishedDDIs_AllVectorsChooseNegRand_FisherM1_SVMLIGHT_POLY_02NOV2011_30.txt</text:span><text:span text:style-name="T14">', 'FisherM1', 'DL', 'DL', 1, 1</text:span><text:bookmark-end text:name="__DdeLink__4538_1770379361"/><text:span text:style-name="T14">)</text:span></text:p>
      <text:p text:style-name="Plain_20_Text">%setup parameters</text:p>
      <text:p text:style-name="Plain_20_Text">4 hidden</text:p>
      <text:p text:style-name="Plain_20_Text">numberOFFeature=size(train_x, 2);</text:p>
      <text:p text:style-name="Plain_20_Text">hiddenUnits=60;</text:p>
      <text:p text:style-name="Plain_20_Text">batchsize=100;</text:p>
      <text:p text:style-name="Plain_20_Text">numepochs=2000;</text:p>
      <text:p text:style-name="Plain_20_Text"><text:span text:style-name="T12">inputZeroMaskedFraction=0; </text:span><text:span text:style-name="T1">%default 0.5</text:span></text:p>
      <text:p text:style-name="Plain_20_Text"><text:span text:style-name="T12">weightPenaltyL2=1.00e-6; </text:span><text:span text:style-name="T1">%default 1.00e-3</text:span></text:p>
      <text:p text:style-name="Plain_20_Text"><text:span text:style-name="T12">learningRate= 0.01; </text:span><text:span text:style-name="T1">%default is 1</text:span></text:p>
      <text:p text:style-name="Plain_20_Text"><text:span text:style-name="T12">dropoutFraction=0; </text:span><text:span text:style-name="T1">%default is 0</text:span></text:p>
      <text:p text:style-name="Plain_20_Text"><text:soft-page-break/><text:span text:style-name="T12">plot <text:s text:c="13"/>= 1; <text:s text:c="11"/></text:span><text:span text:style-name="T1">% <text:s/>enable plotting</text:span></text:p>
      <text:p text:style-name="Plain_20_Text">2013-11-6 14:3 FINISHED.</text:p>
      <text:p text:style-name="Plain_20_Text">Number of total DDI is: 30</text:p>
      <text:p text:style-name="Plain_20_Text">Number of successed DDI is: 30</text:p>
      <text:p text:style-name="Plain_20_Text">Number of total sequence is: 155</text:p>
      <text:p text:style-name="Plain_20_Text">FisherMode: FisherM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81.631%</text:p>
      <text:p text:style-name="Plain_20_Text">Testing recall: 59.365%</text:p>
      <text:p text:style-name="Plain_20_Text">Testing precision: 76.829%</text:p>
      <text:p text:style-name="Plain_20_Text">Testing f_measure: 62.847%</text:p>
      <text:p text:style-name="Plain_20_Text">Training accuracy: 94.808%</text:p>
      <text:p text:style-name="Plain_20_Text">Training recall: 94.837%</text:p>
      <text:p text:style-name="Plain_20_Text">Training precision: 94.790%</text:p>
      <text:p text:style-name="Plain_20_Text">Training f_measure: 94.811%</text:p>
      <text:p text:style-name="Plain_20_Text"><text:span text:style-name="T16">Overfitting but if change to:</text:span> </text:p>
      <text:p text:style-name="Standard"><text:span text:style-name="T14">hiddenUnits=60;</text:span></text:p>
      <text:p text:style-name="Standard"><text:span text:style-name="T14">batchsize=100;</text:span></text:p>
      <text:p text:style-name="Standard"><text:span text:style-name="T14">numepochs=10000;</text:span></text:p>
      <text:p text:style-name="Standard"><text:span text:style-name="T14">inputZeroMaskedFraction=0.5; </text:span><text:span text:style-name="T3">%default 0.5</text:span></text:p>
      <text:p text:style-name="Standard"><text:span text:style-name="T14">weightPenaltyL2=1.00e-6; </text:span><text:span text:style-name="T3">%default 1.00e-3</text:span></text:p>
      <text:p text:style-name="Standard"><text:span text:style-name="T14">learningRate= 0.01; </text:span><text:span text:style-name="T3">%default is 1</text:span></text:p>
      <text:p text:style-name="Standard"><text:span text:style-name="T14">dropoutFraction=0.5; </text:span><text:span text:style-name="T3">%default is 0</text:span></text:p>
      <text:p text:style-name="Plain_20_Text">Training accuracy: 52.620%</text:p>
      <text:p text:style-name="Plain_20_Text">Training recall: 87.709%</text:p>
      <text:p text:style-name="Plain_20_Text">Training precision: 51.539%</text:p>
      <text:p text:style-name="Plain_20_Text">Training f_measure: 64.927%</text:p>
      <text:p text:style-name="Plain_20_Text">Testing accuracy: 56.013%</text:p>
      <text:p text:style-name="Plain_20_Text">Testing recall: 95.570%</text:p>
      <text:p text:style-name="Plain_20_Text">Testing precision: 53.357%</text:p>
      <text:p text:style-name="Plain_20_Text">Testing f_measure: 68.481%</text:p>
      <text:p text:style-name="Plain_20_Text">underfitting.</text:p>
      <text:p text:style-name="Plain_20_Text"/>
      <text:p text:style-name="Plain_20_Text">Nov3</text:p>
      <text:p text:style-name="Plain_20_Text">dl8</text:p>
      <text:p text:style-name="Plain_20_Text">run3DID_remote_ChooseNegRand_aaIndex_test_load_DL_cross('<text:span text:style-name="T13">finishedDDIs_AllVectorsChooseNegRand_FisherM1_SVMLIGHT_POLY_02NOV2011_30.txt</text:span>', '<text:bookmark-start text:name="__DdeLink__7806_13950514301"/>FisherM1ONLY<text:bookmark-end text:name="__DdeLink__7806_13950514301"/>', 'SVMLIGHT', 'LINEAR', 1, 1)</text:p>
      <text:p text:style-name="Plain_20_Text">1/30</text:p>
      <text:p text:style-name="Plain_20_Text">2013-11-3 15:49 FINISHED.</text:p>
      <text:p text:style-name="Plain_20_Text">Number of total DDI is: 30</text:p>
      <text:p text:style-name="Plain_20_Text">Number of successed DDI is: 30</text:p>
      <text:p text:style-name="Plain_20_Text">Number of total sequence is: 30</text:p>
      <text:p text:style-name="Plain_20_Text"><text:soft-page-break/>FisherMode: FisherM1ONLY SVMMode: SVMLIGHT Kernel: LINEAR, choseNegRatio: 1, choseNegRatioTest: 1</text:p>
      <text:p text:style-name="Plain_20_Text">Testing AUC: 88.568%</text:p>
      <text:p text:style-name="Plain_20_Text">Testing recall: 70.429%</text:p>
      <text:p text:style-name="Plain_20_Text">Testing precision: 86.619%</text:p>
      <text:p text:style-name="Plain_20_Text">Testing f_measure: 72.734%</text:p>
      <text:p text:style-name="Plain_20_Text">Training accuracy: 82.310%</text:p>
      <text:p text:style-name="Plain_20_Text">Training recall: 79.985%</text:p>
      <text:p text:style-name="Plain_20_Text">Training precision: 83.965%</text:p>
      <text:p text:style-name="Plain_20_Text">Training f_measure: 81.886%</text:p>
      <text:p text:style-name="Plain_20_Text">1/64</text:p>
      <text:p text:style-name="Plain_20_Text">Sending a stop signal to all the labs ... stopped.</text:p>
      <text:p text:style-name="Plain_20_Text">2013-11-3 17:18 FINISHED.</text:p>
      <text:p text:style-name="Plain_20_Text">Number of total DDI is: 30</text:p>
      <text:p text:style-name="Plain_20_Text">Number of successed DDI is: 30</text:p>
      <text:p text:style-name="Plain_20_Text">Number of total sequence is: 30</text:p>
      <text:p text:style-name="Plain_20_Text">FisherMode: FisherM1ONLY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87.600%</text:p>
      <text:p text:style-name="Plain_20_Text">Testing recall: 68.103%</text:p>
      <text:p text:style-name="Plain_20_Text">Testing precision: 85.098%</text:p>
      <text:p text:style-name="Plain_20_Text">Testing f_measure: 71.421%</text:p>
      <text:p text:style-name="Plain_20_Text">Training accuracy: 85.220%</text:p>
      <text:p text:style-name="Plain_20_Text">Training recall: 81.625%</text:p>
      <text:p text:style-name="Plain_20_Text">Training precision: 88.031%</text:p>
      <text:p text:style-name="Plain_20_Text">Training f_measure: 84.624%</text:p>
      <text:p text:style-name="Plain_20_Text">1/256</text:p>
      <text:p text:style-name="Plain_20_Text">2013-11-4 1:26 FINISHED.</text:p>
      <text:p text:style-name="Plain_20_Text">Number of total DDI is: 30</text:p>
      <text:p text:style-name="Plain_20_Text">Number of successed DDI is: 30</text:p>
      <text:p text:style-name="Plain_20_Text">Number of total sequence is: 30</text:p>
      <text:p text:style-name="Plain_20_Text">FisherMode: FisherM1ONLY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88.640%</text:p>
      <text:p text:style-name="Plain_20_Text">Testing recall: 60.710%</text:p>
      <text:p text:style-name="Plain_20_Text">Testing precision: 87.374%</text:p>
      <text:p text:style-name="Plain_20_Text">Testing f_measure: 64.927%</text:p>
      <text:p text:style-name="Plain_20_Text">Training accuracy: 88.284%</text:p>
      <text:p text:style-name="Plain_20_Text">Training recall: 82.347%</text:p>
      <text:p text:style-name="Plain_20_Text">Training precision: 93.749%</text:p>
      <text:p text:style-name="Plain_20_Text">Training f_measure: 87.483%</text:p>
      <text:p text:style-name="Plain_20_Text">dl82</text:p>
      <text:p text:style-name="Plain_20_Text">run3DID_remote_ChooseNegRand_aaIndex_test_load_DL_cross('<text:span text:style-name="T13">finishedDDIs_AllVectorsChooseNegRand_FisherM1_SVMLIGHT_POLY_02NOV2011_30.txt</text:span>', '<text:bookmark-start text:name="__DdeLink__7806_139505143011"/>FisherM1ONLY<text:bookmark-end text:name="__DdeLink__7806_139505143011"/>', 'DLUS', 'DLUS', 1, 1)</text:p>
      <text:p text:style-name="Plain_20_Text">%setup parameters</text:p>
      <text:p text:style-name="Plain_20_Text"><text:soft-page-break/>numberOFFeature=size(trainPO, 2);</text:p>
      <text:p text:style-name="Plain_20_Text">hiddenUnits=20;</text:p>
      <text:p text:style-name="Plain_20_Text">batchsize=100;</text:p>
      <text:p text:style-name="Plain_20_Text">numepochs=2000;</text:p>
      <text:p text:style-name="Plain_20_Text">inputZeroMaskedFraction=0.5; %default 0.5</text:p>
      <text:p text:style-name="Plain_20_Text">weightPenaltyL2=1.00e-4; %default 1.00e-3</text:p>
      <text:p text:style-name="Plain_20_Text">learningRate= 0.03; %default is 1</text:p>
      <text:p text:style-name="Plain_20_Text">dropoutFraction=0; %default is 0</text:p>
      <text:p text:style-name="Plain_20_Text">1/30</text:p>
      <text:p text:style-name="Plain_20_Text">2013-11-3 22:45 FINISHED.</text:p>
      <text:p text:style-name="Plain_20_Text">Number of total DDI is: 30</text:p>
      <text:p text:style-name="Plain_20_Text">Number of successed DDI is: 30</text:p>
      <text:p text:style-name="Plain_20_Text">Number of total sequence is: 30</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0.318%</text:p>
      <text:p text:style-name="Plain_20_Text">Testing recall: 50.541%</text:p>
      <text:p text:style-name="Plain_20_Text">Testing precision: 79.633%</text:p>
      <text:p text:style-name="Plain_20_Text">Testing f_measure: 53.743%</text:p>
      <text:p text:style-name="Plain_20_Text">Training accuracy: 69.020%</text:p>
      <text:p text:style-name="Plain_20_Text">Training recall: 55.824%</text:p>
      <text:p text:style-name="Plain_20_Text">Training precision: 78.607%</text:p>
      <text:p text:style-name="Plain_20_Text">Training f_measure: 65.039%</text:p>
      <text:p text:style-name="Plain_20_Text"/>
      <text:p text:style-name="Plain_20_Text">1/256</text:p>
      <text:p text:style-name="Plain_20_Text">numberOFFeature=size(trainPO, 2);</text:p>
      <text:p text:style-name="Plain_20_Text">hiddenUnits=20;</text:p>
      <text:p text:style-name="Plain_20_Text">batchsize=100;</text:p>
      <text:p text:style-name="Plain_20_Text">numepochs=100000;</text:p>
      <text:p text:style-name="Plain_20_Text">inputZeroMaskedFraction=0.5; %default 0.5</text:p>
      <text:p text:style-name="Plain_20_Text">weightPenaltyL2=1.00e-4; %default 1.00e-3</text:p>
      <text:p text:style-name="Plain_20_Text">learningRate= 0.03; %default is 1</text:p>
      <text:p text:style-name="Plain_20_Text">dropoutFraction=0; %default is 0</text:p>
      <text:p text:style-name="Plain_20_Text">2013-11-5 :21 FINISHED.</text:p>
      <text:p text:style-name="Plain_20_Text">Number of total DDI is: 30</text:p>
      <text:p text:style-name="Plain_20_Text">Number of successed DDI is: 30</text:p>
      <text:p text:style-name="Plain_20_Text">Number of total sequence is: 30</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4.767%</text:p>
      <text:p text:style-name="Plain_20_Text">Testing recall: 65.295%</text:p>
      <text:p text:style-name="Plain_20_Text">Testing precision: 85.476%</text:p>
      <text:p text:style-name="Plain_20_Text">Testing f_measure: 69.545%</text:p>
      <text:p text:style-name="Plain_20_Text">Training accuracy: 74.234%</text:p>
      <text:p text:style-name="Plain_20_Text">Training recall: 67.760%</text:p>
      <text:p text:style-name="Plain_20_Text">Training precision: 78.076%</text:p>
      <text:p text:style-name="Plain_20_Text"><text:soft-page-break/>Training f_measure: 72.346%</text:p>
      <text:p text:style-name="Plain_20_Text">dl83</text:p>
      <text:p text:style-name="Plain_20_Text"><text:bookmark-start text:name="__DdeLink__7874_1395051430"/>run3DID_AllVectorsChooseNegRand_aaIndex_test_load_DL_remote('<text:span text:style-name="T13">finishedDDIs_AllVectorsChooseNegRand_FisherM1_SVMLIGHT_POLY_02NOV2011_30.txt</text:span>', 'FisherM1ONLY<text:bookmark-end text:name="__DdeLink__7874_1395051430"/>', 'DLUS', 'DLUS', 1, 1)</text:p>
      <text:p text:style-name="Plain_20_Text">1/8</text:p>
      <text:p text:style-name="Plain_20_Text">%setup parameters</text:p>
      <text:p text:style-name="Plain_20_Text">numberOFFeature=size(test_x, 2);</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4; %default 1.00e-3</text:p>
      <text:p text:style-name="Plain_20_Text">learningRate= 0.01; %default is 1</text:p>
      <text:p text:style-name="Plain_20_Text">dropoutFraction=0; %default is 0</text:p>
      <text:p text:style-name="Plain_20_Text">plot <text:s text:c="13"/>= 0; <text:s text:c="11"/>% <text:s/>enable plotting</text:p>
      <text:p text:style-name="Plain_20_Text">Testing AUC: 84.754%</text:p>
      <text:p text:style-name="Plain_20_Text">Testing recall: 70.032%</text:p>
      <text:p text:style-name="Plain_20_Text">Testing precision: 81.093%</text:p>
      <text:p text:style-name="Plain_20_Text">Testing f_measure: 73.285%</text:p>
      <text:p text:style-name="Plain_20_Text">Training accuracy: 83.889%</text:p>
      <text:p text:style-name="Plain_20_Text">Training recall: 80.705%</text:p>
      <text:p text:style-name="Plain_20_Text">Training precision: 86.747%</text:p>
      <text:p text:style-name="Plain_20_Text">Training f_measure: 83.169%</text:p>
      <text:p text:style-name="Plain_20_Text">numberOFFeature=size(test_x, 2);</text:p>
      <text:p text:style-name="Plain_20_Text">hiddenUnits=20;</text:p>
      <text:p text:style-name="Plain_20_Text">batchsize=size(preTrain_x, 1);</text:p>
      <text:p text:style-name="Plain_20_Text">numepochs=100000;</text:p>
      <text:p text:style-name="Plain_20_Text">inputZeroMaskedFraction=0.5; %default 0.2</text:p>
      <text:p text:style-name="Plain_20_Text">weightPenaltyL2=1.00e-5; %default 1.00e-3</text:p>
      <text:p text:style-name="Plain_20_Text">learningRate= 0.01; %default is 1</text:p>
      <text:p text:style-name="Plain_20_Text">dropoutFraction=0.5; %default is 0</text:p>
      <text:p text:style-name="Plain_20_Text">2013-11-4 4:25 FINISHED.</text:p>
      <text:p text:style-name="Plain_20_Text">Number of total DDI is: 30</text:p>
      <text:p text:style-name="Plain_20_Text">Number of successed DDI is: 30</text:p>
      <text:p text:style-name="Plain_20_Text">Number of total sequence is: 155</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6.844%</text:p>
      <text:p text:style-name="Plain_20_Text">Testing recall: 59.550%</text:p>
      <text:p text:style-name="Plain_20_Text">Testing precision: 82.551%</text:p>
      <text:p text:style-name="Plain_20_Text">Testing f_measure: 65.015%</text:p>
      <text:p text:style-name="Plain_20_Text">Training accuracy: 80.465%</text:p>
      <text:p text:style-name="Plain_20_Text">Training recall: 69.576%</text:p>
      <text:p text:style-name="Plain_20_Text">Training precision: 89.120%</text:p>
      <text:p text:style-name="Plain_20_Text">Training f_measure: 76.081%</text:p>
      <text:p text:style-name="Plain_20_Text"/>
      <text:p text:style-name="Plain_20_Text"/>
      <text:p text:style-name="Plain_20_Text"/>
      <text:p text:style-name="Plain_20_Text"><text:soft-page-break/>OCT31</text:p>
      <text:p text:style-name="Plain_20_Text"/>
      <text:p text:style-name="Plain_20_Text">dl82</text:p>
      <text:p text:style-name="Plain_20_Text"><text:bookmark-start text:name="__DdeLink__7806_1395051430"/>run3DID_AllVectorsChooseNegRand_aaIndex_test_load_DL_remote('<text:span text:style-name="T13">finishedDDIs_AllVectorsChooseNegRand_FisherM1_SVMLIGHT_POLY_02NOV2011_30.txt</text:span>', '<text:bookmark-start text:name="__DdeLink__7811_1395051430"/>FisherM1ONLY<text:bookmark-end text:name="__DdeLink__7806_1395051430"/><text:bookmark-end text:name="__DdeLink__7811_1395051430"/>', 'SVMLIGHT', 'LINEAR', 1, 1)</text:p>
      <text:p text:style-name="Plain_20_Text">1/8</text:p>
      <text:p text:style-name="Plain_20_Text">Number of total DDI is: 30</text:p>
      <text:p text:style-name="Plain_20_Text">Number of successed DDI is: 29</text:p>
      <text:p text:style-name="Plain_20_Text">Number of total sequence is: 153</text:p>
      <text:p text:style-name="Plain_20_Text">FisherMode: FisherM1ONLY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87.781%<text:line-break/>Testing recall: 59.727%</text:p>
      <text:p text:style-name="Plain_20_Text">Testing precision: 77.661%</text:p>
      <text:p text:style-name="Plain_20_Text">Testing f_measure: 63.865%</text:p>
      <text:p text:style-name="Plain_20_Text">Training accuracy: 91.046%</text:p>
      <text:p text:style-name="Plain_20_Text">Training recall: 85.511%</text:p>
      <text:p text:style-name="Plain_20_Text">Training precision: 96.686%</text:p>
      <text:p text:style-name="Plain_20_Text">Training f_measure: 89.617%</text:p>
      <text:p text:style-name="Plain_20_Text">dl8</text:p>
      <text:p text:style-name="Plain_20_Text">run3DID_AllVectorsChooseNegRand_aaIndex_test_load_DL_remote('<text:span text:style-name="T13">finishedDDIs_AllVectorsChooseNegRand_FisherM1_SVMLIGHT_POLY_02NOV2011_30.txt</text:span>', 'FisherM1ONLY', 'DLUS', 'DLUS', 1, 1)</text:p>
      <text:p text:style-name="Plain_20_Text">1/8</text:p>
      <text:p text:style-name="Plain_20_Text">%setup parameters</text:p>
      <text:p text:style-name="Plain_20_Text">numberOFFeature=size(test_x, 2);</text:p>
      <text:p text:style-name="Plain_20_Text">hiddenUnits=20;</text:p>
      <text:p text:style-name="Plain_20_Text">batchsize=size(preTrain_x, 1);</text:p>
      <text:p text:style-name="Plain_20_Text">numepochs=100000;</text:p>
      <text:p text:style-name="Plain_20_Text">inputZeroMaskedFraction=0.2; %default 0.2</text:p>
      <text:p text:style-name="Plain_20_Text">weightPenaltyL2=1.00e-3; %default 1.00e-3</text:p>
      <text:p text:style-name="Plain_20_Text">learningRate= 0.01; %default is 1</text:p>
      <text:p text:style-name="Plain_20_Text">dropoutFraction=0; %default is 0</text:p>
      <text:p text:style-name="Plain_20_Text">plot <text:s text:c="13"/>= 0; <text:s text:c="11"/>% <text:s/>enable plotting</text:p>
      <text:p text:style-name="Plain_20_Text">Number of total DDI is: 30</text:p>
      <text:p text:style-name="Plain_20_Text">Number of successed DDI is: 30</text:p>
      <text:p text:style-name="Plain_20_Text">Number of total sequence is: 155</text:p>
      <text:p text:style-name="Plain_20_Text">FisherMode: FisherM1ONLY SVMMode: DLUS Kernel: DLUS, choseNegRatio: 1, choseNegRatioTest: 1</text:p>
      <text:p text:style-name="Plain_20_Text">The baseline AUC: 0.000%</text:p>
      <text:p text:style-name="Plain_20_Text">The baseline recall: 0.000%</text:p>
      <text:p text:style-name="Plain_20_Text">The baseline precision: 0.000%</text:p>
      <text:p text:style-name="Plain_20_Text">Testing AUC: 87.599%</text:p>
      <text:p text:style-name="Plain_20_Text">Testing recall: 69.171%</text:p>
      <text:p text:style-name="Plain_20_Text">Testing precision: 84.996%</text:p>
      <text:p text:style-name="Plain_20_Text">Testing f_measure: 73.370%</text:p>
      <text:p text:style-name="Plain_20_Text">Training accuracy: 84.189%</text:p>
      <text:p text:style-name="Plain_20_Text">Training recall: 78.932%</text:p>
      <text:p text:style-name="Plain_20_Text"><text:soft-page-break/>Training precision: 88.448%</text:p>
      <text:p text:style-name="Plain_20_Text">Training f_measure: 82.607%</text:p>
      <text:p text:style-name="Plain_20_Text"/>
      <text:p text:style-name="Plain_20_Text">dl1</text:p>
      <text:p text:style-name="Plain_20_Text"><text:bookmark text:name="__DdeLink__7835_1395051430"/><text:span text:style-name="T15">run3DID_CellectVectors_Fishers_aaIndex_topology_Sep25('listOfDDIsHaveOver2InterfacesHave10-20ExamplesWithDifferentDomain.txt')</text:span></text:p>
      <text:p text:style-name="Plain_20_Text">2013-11-1 12:40 SUCCESS: UreE_C_int_UreE_N2013-11-1 12:40 FINISHED.</text:p>
      <text:p text:style-name="Plain_20_Text">&gt;&gt; =&gt;&gt; PBS: job killed: walltime 1080025 exceeded limit 1080000</text:p>
      <text:p text:style-name="Plain_20_Text"/>
      <text:p text:style-name="Plain_20_Text">OCT</text:p>
      <text:p text:style-name="Plain_20_Text">dl8</text:p>
      <text:p text:style-name="Standard"><text:bookmark-start text:name="__DdeLink__2956_748965231321"/><text:bookmark-start text:name="__DdeLink__3882_13950514301"/><text:bookmark-start text:name="__DdeLink__7798_1395051430"/><text:span text:style-name="T14">run3DID_remote_ChooseNegRand_aaIndex_test_load_DL_cross('finishedDDIs_AllVectorsChooseNegRand_FisherM1_SVMLIGHT_POLY_02NOV2011_30.txt', 'FisherM1', </text:span><text:span text:style-name="T13">'</text:span><text:span text:style-name="T17">DL</text:span><text:span text:style-name="T13">', '</text:span><text:span text:style-name="T17">DL</text:span><text:span text:style-name="T13">',</text:span><text:bookmark-end text:name="__DdeLink__2956_748965231321"/><text:bookmark-end text:name="__DdeLink__3882_13950514301"/><text:bookmark-end text:name="__DdeLink__7798_1395051430"/><text:span text:style-name="T14"> 1, 1)</text:span></text:p>
      <text:p text:style-name="Standard"><text:span text:style-name="T13">numberOFFeature=size(train_x, 2);</text:span></text:p>
      <text:p text:style-name="Standard"><text:span text:style-name="T14">hiddenUnits=60;</text:span></text:p>
      <text:p text:style-name="Standard"><text:span text:style-name="T14">batchsize=100;</text:span></text:p>
      <text:p text:style-name="Standard"><text:span text:style-name="T14">numepochs=2000;</text:span></text:p>
      <text:p text:style-name="Standard"><text:span text:style-name="T14">inputZeroMaskedFraction=0; </text:span><text:span text:style-name="T3">%default 0.5</text:span></text:p>
      <text:p text:style-name="Standard"><text:span text:style-name="T14">weightPenaltyL2=1.00e-6; </text:span><text:span text:style-name="T3">%default 1.00e-3</text:span></text:p>
      <text:p text:style-name="Standard"><text:span text:style-name="T14">learningRate= 0.01; </text:span><text:span text:style-name="T3">%default is 1</text:span></text:p>
      <text:p text:style-name="Standard"><text:span text:style-name="T14">dropoutFraction=0; </text:span><text:span text:style-name="T3">%default is 0</text:span></text:p>
      <text:p text:style-name="Plain_20_Text">2013-10-30 22:12 FINISHED.</text:p>
      <text:p text:style-name="Plain_20_Text">Number of total DDI is: 30</text:p>
      <text:p text:style-name="Plain_20_Text">Number of successed DDI is: 30</text:p>
      <text:p text:style-name="Plain_20_Text">Number of total sequence is: 30</text:p>
      <text:p text:style-name="Plain_20_Text">FisherMode: FisherM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85.971%</text:p>
      <text:p text:style-name="Plain_20_Text">Testing recall: 69.751%</text:p>
      <text:p text:style-name="Plain_20_Text">Testing precision: 81.956%</text:p>
      <text:p text:style-name="Plain_20_Text">Testing f_measure: 71.549%</text:p>
      <text:p text:style-name="Plain_20_Text">Training accuracy: 83.059%</text:p>
      <text:p text:style-name="Plain_20_Text">Training recall: 82.608%</text:p>
      <text:p text:style-name="Plain_20_Text">Training precision: 83.364%</text:p>
      <text:p text:style-name="Plain_20_Text"><text:span text:style-name="T16">Training f_measure: 82.979%</text:span></text:p>
      <text:p text:style-name="Plain_20_Text">dl8</text:p>
      <text:p text:style-name="Plain_20_Text">run3DID_AllVectorsChooseNegRand_aaIndex_test_load_DL_remote('finishedDDIs_AllVectorsChooseNegRand_FisherM1_SVMLIGHT_POLY_02NOV2011_30.txt', 'FisherM1', 'SVMLIGHT', 'LINEAR', 1, 1)</text:p>
      <text:p text:style-name="Plain_20_Text">2013-10-30 1:56 FINISHED.</text:p>
      <text:p text:style-name="Plain_20_Text">Number of total DDI is: 30</text:p>
      <text:p text:style-name="Plain_20_Text"><text:soft-page-break/>Number of successed DDI is: 30</text:p>
      <text:p text:style-name="Plain_20_Text">Number of total sequence is: 155</text:p>
      <text:p text:style-name="Plain_20_Text">FisherMode: FisherM1 SVMMode: SVMLIGHT Kernel: LINEAR, choseNegRatio: 1, choseNegRatioTest: 1</text:p>
      <text:p text:style-name="Plain_20_Text">The baseline AUC: 0.000%</text:p>
      <text:p text:style-name="Plain_20_Text">The baseline recall: 0.000%</text:p>
      <text:p text:style-name="Plain_20_Text">The baseline precision: 0.000%</text:p>
      <text:p text:style-name="Plain_20_Text">Testing AUC: 84.002%</text:p>
      <text:p text:style-name="Plain_20_Text">Testing recall: 69.415%</text:p>
      <text:p text:style-name="Plain_20_Text">Testing precision: 78.755%</text:p>
      <text:p text:style-name="Plain_20_Text">Testing f_measure: 71.626%</text:p>
      <text:p text:style-name="Plain_20_Text">Training accuracy: 95.205%</text:p>
      <text:p text:style-name="Plain_20_Text">Training recall: 95.913%</text:p>
      <text:p text:style-name="Plain_20_Text">Training precision: 94.668%</text:p>
      <text:p text:style-name="Plain_20_Text">Training f_measure: 95.232%</text:p>
      <text:p text:style-name="Plain_20_Text">dl82</text:p>
      <text:p text:style-name="Standard"><text:bookmark-start text:name="__DdeLink__3882_1395051430"/><text:bookmark-start text:name="__DdeLink__2956_74896523132"/><text:span text:style-name="T14">run3DID_remote_ChooseNegRand_aaIndex_test_load_DL_cross('finishedDDIs_AllVectorsChooseNegRand_FisherM1_SVMLIGHT_POLY_02NOV2011_30.txt', 'FisherM1', </text:span><text:span text:style-name="T13">'</text:span><text:span text:style-name="T17">DL</text:span><text:span text:style-name="T13">', '</text:span><text:span text:style-name="T17">DL</text:span><text:span text:style-name="T13">',</text:span><text:bookmark-end text:name="__DdeLink__3882_1395051430"/><text:bookmark-end text:name="__DdeLink__2956_74896523132"/><text:span text:style-name="T14"> 1, 1)</text:span></text:p>
      <text:p text:style-name="Standard"><text:span text:style-name="T14">numberOFFeature=size(train_x, 2);</text:span></text:p>
      <text:p text:style-name="Standard"><text:span text:style-name="T14">hiddenUnits=60;</text:span></text:p>
      <text:p text:style-name="Standard"><text:span text:style-name="T14">batchsize=100;</text:span></text:p>
      <text:p text:style-name="Standard"><text:span text:style-name="T14">numepochs=3000;</text:span></text:p>
      <text:p text:style-name="Standard"><text:span text:style-name="T14">inputZeroMaskedFraction=0; %default 0.5</text:span></text:p>
      <text:p text:style-name="Standard"><text:span text:style-name="T14">weightPenaltyL2=1.00e-06; %default 1.00e-3</text:span></text:p>
      <text:p text:style-name="Standard"><text:span text:style-name="T14">learningRate= 0.1; %default is 1</text:span></text:p>
      <text:p text:style-name="Standard"><text:span text:style-name="T14">dropoutFraction=0; %default is 0 </text:span></text:p>
      <text:p text:style-name="Standard"><text:span text:style-name="T14">exploded.</text:span></text:p>
      <text:p text:style-name="Standard"/>
      <text:p text:style-name="Plain_20_Text">OCT25</text:p>
      <text:p text:style-name="Plain_20_Text">local</text:p>
      <text:p text:style-name="Plain_20_Text"><text:span text:style-name="T16">run3DID_AllVectorsChooseNegRand_aaIndex_test_load_DL_cross('finishedDDIs_AllVectorsChooseNegRand_FisherM1_SVMLIGHT_POLY_02NOV2011.txt', 'All', 'DL', 'DL', 1, 1)</text:span></text:p>
      <text:p text:style-name="Standard"><text:span text:style-name="T14">numberOFFeature=size(train_x, 2);</text:span></text:p>
      <text:p text:style-name="Standard"><text:span text:style-name="T14">hiddenUnits=60;</text:span></text:p>
      <text:p text:style-name="Standard"><text:span text:style-name="T14">batchsize=100;</text:span></text:p>
      <text:p text:style-name="Standard"><text:span text:style-name="T14">numepochs=1000;</text:span></text:p>
      <text:p text:style-name="Standard"><text:span text:style-name="T14">inputZeroMaskedFraction=0; </text:span><text:span text:style-name="T3">%default 0.5</text:span></text:p>
      <text:p text:style-name="Standard"><text:span text:style-name="T14">weightPenaltyL2=1.00e-5; </text:span><text:span text:style-name="T3">%default 1.00e-3</text:span></text:p>
      <text:p text:style-name="Standard"><text:soft-page-break/><text:span text:style-name="T14">learningRate= 0.01;</text:span></text:p>
      <text:p text:style-name="Standard"><text:span text:style-name="T14">scriptError correct it.</text:span></text:p>
      <text:p text:style-name="Standard"><text:span text:style-name="T14">dl1</text:span></text:p>
      <text:p text:style-name="Plain_20_Text"><text:span text:style-name="T15">run3DID_CellectVectors_Fishers_aaIndex_topology_Sep25('listOfDDIsHaveOver2InterfacesHave10-20ExamplesWithDifferentDomain.txt')</text:span></text:p>
      <text:p text:style-name="Plain_20_Text">A lot didn't able to read <text:s/>ddi_str_array.mat</text:p>
      <text:p text:style-name="Plain_20_Text">2013-10-26 8:55 SUCCESS: MHC_II_alpha_int_V-set2013-10-26 8:55 ERROR: MSP_int_Photo_RC. Message: Unable to read file <text:s/>/home/du/Protein_Protein_Interaction_Project/3did_15OCT2010/topologyTest/dom_dom_ints/MSP_int_Photo_RC/ddi_str_array.mat: No such file or directory.</text:p>
      <text:p text:style-name="Plain_20_Text">redirect to /home/du/Protein_Protein_Interaction_Project/3did_15OCT2010/dom_dom_ints/</text:p>
      <text:p text:style-name="Plain_20_Text">OCT24</text:p>
      <text:p text:style-name="Plain_20_Text">local</text:p>
      <text:p text:style-name="Plain_20_Text">run3DID_AllVectorsChooseNegRand_aaIndex_test_load_DL_cross('finishedDDIs_AllVectorsChooseNegRand_FisherM1_SVMLIGHT_POLY_02NOV2011.txt', 'FisherM1AA3', 'DL', 'DL', 1, 1)</text:p>
      <text:p text:style-name="Standard"><text:span text:style-name="T3">%setup parameters</text:span></text:p>
      <text:p text:style-name="Standard"><text:span text:style-name="T14">numberOFFeature=size(train_x, 2);</text:span></text:p>
      <text:p text:style-name="Standard"><text:span text:style-name="T14">hiddenUnits=60;</text:span></text:p>
      <text:p text:style-name="Standard"><text:span text:style-name="T14">batchsize=100;</text:span></text:p>
      <text:p text:style-name="Standard"><text:span text:style-name="T14">numepochs=1000;</text:span></text:p>
      <text:p text:style-name="Standard"><text:span text:style-name="T14">inputZeroMaskedFraction=0; </text:span><text:span text:style-name="T3">%default 0.5</text:span></text:p>
      <text:p text:style-name="Standard"><text:span text:style-name="T14">weightPenaltyL2=1.00e-5; </text:span><text:span text:style-name="T3">%default 1.00e-3</text:span></text:p>
      <text:p text:style-name="Standard"><text:span text:style-name="T14">learningRate= 0.05; </text:span><text:span text:style-name="T3">%default is 1 if use 0.1 it will explode.</text:span></text:p>
      <text:p text:style-name="Standard"><text:bookmark-start text:name="__DdeLink__3681_420819212"/><text:span text:style-name="T14">dropoutFraction=0; </text:span><text:bookmark-end text:name="__DdeLink__3681_420819212"/><text:span text:style-name="T3">%default is 0</text:span></text:p>
      <text:p text:style-name="Plain_20_Text">Training AUC: 91.324%</text:p>
      <text:p text:style-name="Plain_20_Text">Training accuracy: 83.186%</text:p>
      <text:p text:style-name="Plain_20_Text">Training recall: 82.462%</text:p>
      <text:p text:style-name="Plain_20_Text">Training precision: 83.674%</text:p>
      <text:p text:style-name="Plain_20_Text">Training f_measure: 83.064%</text:p>
      <text:p text:style-name="Plain_20_Text">Testing AUC: 91.960%</text:p>
      <text:p text:style-name="Plain_20_Text">Testing accuracy: 84.177%</text:p>
      <text:p text:style-name="Plain_20_Text">Testing recall: 92.405%</text:p>
      <text:p text:style-name="Plain_20_Text">Testing precision: 79.348%</text:p>
      <text:p text:style-name="Plain_20_Text">Testing f_measure: 85.380%</text:p>
      <text:p text:style-name="Plain_20_Text">2013-10-24 15:23 SUCCESS: PF00004.21_int_PF09336.2</text:p>
      <text:p text:style-name="Plain_20_Text"><text:bookmark text:name="__DdeLink__3688_420819212"/>run3DID_AllVectorsChooseNegRand_aaIndex_test_load_DL_cross('finishedDDIs_AllVectorsChooseNegRand_FisherM1_SVMLIGHT_POLY_02NOV2011.txt', 'FisherM1', 'DL', 'DL', 1, 1)</text:p>
      <text:p text:style-name="Plain_20_Text">Training AE 1/2</text:p>
      <text:p text:style-name="Plain_20_Text">Training AE 2/2</text:p>
      <text:p text:style-name="Plain_20_Text"><text:soft-page-break/>Training AUC: 91.324%</text:p>
      <text:p text:style-name="Plain_20_Text"><text:span text:style-name="T16">Training accuracy: 83.186%</text:span></text:p>
      <text:p text:style-name="Plain_20_Text">Training recall: 82.462%</text:p>
      <text:p text:style-name="Plain_20_Text">Training precision: 83.674%</text:p>
      <text:p text:style-name="Plain_20_Text">Training f_measure: 83.064%</text:p>
      <text:p text:style-name="Plain_20_Text">Testing AUC: 91.960%</text:p>
      <text:p text:style-name="Plain_20_Text">Testing accuracy: 84.177%</text:p>
      <text:p text:style-name="Plain_20_Text">Testing recall: 92.405%</text:p>
      <text:p text:style-name="Plain_20_Text">Testing precision: 79.348%</text:p>
      <text:p text:style-name="Plain_20_Text">Testing f_measure: 85.380% </text:p>
      <text:p text:style-name="Plain_20_Text"/>
      <text:p text:style-name="Plain_20_Text"><text:bookmark-start text:name="__DdeLink__3690_420819212"/><text:bookmark-start text:name="__DdeLink__3686_420819212"/><text:span text:style-name="T16">run3DID_AllVectorsChooseNegRand_aaIndex_test_load_DL_cross('finishedDDIs_AllVectorsChooseNegRand_FisherM1_SVMLIGHT_POLY_02NOV2011.txt', 'All</text:span><text:bookmark-end text:name="__DdeLink__3690_420819212"/><text:bookmark-end text:name="__DdeLink__3686_420819212"/><text:span text:style-name="T16">', 'DL', 'DL', 1, 1)</text:span></text:p>
      <text:p text:style-name="Plain_20_Text">explode</text:p>
      <text:p text:style-name="Plain_20_Text"/>
      <text:p text:style-name="Plain_20_Text"/>
      <text:p text:style-name="Plain_20_Text">OCT22</text:p>
      <text:p text:style-name="Plain_20_Text">dl8</text:p>
      <text:p text:style-name="Plain_20_Text"><text:span text:style-name="T8">run3DID_AllVectorsChooseNegRand_aaIndex_test_load_DL_remote('finishedDDIs_AllVectorsChooseNegRand_FisherM1_SVMLIGHT_POLY_02NOV2011_30.txt', '</text:span><text:span text:style-name="T16">FisherM1ONLY</text:span><text:span text:style-name="T8">', '</text:span><text:span text:style-name="T13">'</text:span><text:span text:style-name="T17">SVMLIGHT</text:span><text:span text:style-name="T13">', '</text:span><text:span text:style-name="T17">LINEAR</text:span><text:span text:style-name="T13">',</text:span><text:span text:style-name="T15"> 1, 0</text:span><text:span text:style-name="T8">)</text:span></text:p>
      <text:p text:style-name="Plain_20_Text"><text:span text:style-name="T8">2013-10-23 :17 FINISHED.</text:span></text:p>
      <text:p text:style-name="Plain_20_Text"><text:span text:style-name="T8">Number of total DDI is: 30</text:span></text:p>
      <text:p text:style-name="Plain_20_Text"><text:span text:style-name="T8">Number of successed DDI is: 30</text:span></text:p>
      <text:p text:style-name="Plain_20_Text"><text:span text:style-name="T8">Number of total sequence is: 155</text:span></text:p>
      <text:p text:style-name="Plain_20_Text"><text:span text:style-name="T8">FisherMode: FisherM1ONLY SVMMode: SVMLIGHT Kernel: LINEAR, choseNegRatio: 1, choseNegRatioTest: 0</text:span></text:p>
      <text:p text:style-name="Plain_20_Text"><text:span text:style-name="T8">The baseline AUC: 0.000%</text:span></text:p>
      <text:p text:style-name="Plain_20_Text"><text:span text:style-name="T8">The baseline recall: 0.000%</text:span></text:p>
      <text:p text:style-name="Plain_20_Text"><text:span text:style-name="T8">The baseline precision: 0.000%</text:span></text:p>
      <text:p text:style-name="Plain_20_Text"><text:span text:style-name="T16">Testing AUC: 90.561%</text:span></text:p>
      <text:p text:style-name="Plain_20_Text"><text:span text:style-name="T8">Testing recall: 75.442%</text:span></text:p>
      <text:p text:style-name="Plain_20_Text"><text:span text:style-name="T8">Testing precision: 2.463%</text:span></text:p>
      <text:p text:style-name="Plain_20_Text"><text:span text:style-name="T16">Testing f_measure: 4.514%</text:span></text:p>
      <text:p text:style-name="Plain_20_Text"><text:span text:style-name="T8">Training accuracy: 89.615%</text:span></text:p>
      <text:p text:style-name="Plain_20_Text"><text:span text:style-name="T8">Training recall: 87.720%</text:span></text:p>
      <text:p text:style-name="Plain_20_Text"><text:span text:style-name="T8">Training precision: 91.264%</text:span></text:p>
      <text:p text:style-name="Plain_20_Text"><text:span text:style-name="T8">Training f_measure: 89.109%</text:span></text:p>
      <text:p text:style-name="Plain_20_Text"><text:span text:style-name="T8">run3DID_AllVectorsChooseNegRand_aaIndex_test_load_DL_remote('finishedDDIs_AllVectorsChooseNegRand_FisherM1_SVMLIGHT_POLY_02NOV2011_30.txt', '</text:span><text:span text:style-name="T16">FisherM1AA3</text:span><text:span text:style-name="T8">', '</text:span><text:span text:style-name="T13">'</text:span><text:span text:style-name="T17">SVMLIGHT</text:span><text:span text:style-name="T13">', '</text:span><text:span text:style-name="T17">LINEAR</text:span><text:span text:style-name="T13">',</text:span><text:span text:style-name="T15"> 1, 0</text:span><text:span text:style-name="T8">)</text:span></text:p>
      <text:p text:style-name="Plain_20_Text"><text:span text:style-name="T8">dl1</text:span></text:p>
      <text:p text:style-name="Plain_20_Text"><text:span text:style-name="T8">run3DID_CellectVectors_Fishers_aaIndex_topology_Sep25('</text:span><text:span text:style-name="T15">listOfDDIsHaveOver2InterfacesHave10-20ExamplesWithDifferentDomain.txt'</text:span><text:span text:style-name="T8">)</text:span></text:p>
      <text:p text:style-name="Plain_20_Text"><text:span text:style-name="T8">error.</text:span></text:p>
      <text:p text:style-name="Plain_20_Text"/>
      <text:p text:style-name="Plain_20_Text">OCT21</text:p>
      <text:p text:style-name="Plain_20_Text">local</text:p>
      <text:p text:style-name="Plain_20_Text"><text:bookmark-start text:name="__DdeLink__2963_748965231"/>run3DID_AllVectorsChooseNegRand_aaIndex_test_load_DL_cross('finishedDDIs_AllVectorsChooseNegRand_FisherM1_SVMLIGHT_POLY_02NOV2011.txt', 'FisherM1AA3', 'DL', 'DL', 1, 1)<text:bookmark-end text:name="__DdeLink__2963_748965231"/> </text:p>
      <text:p text:style-name="Standard"><text:span text:style-name="T14">numberOFFeature=size(train_x, 2);</text:span></text:p>
      <text:p text:style-name="Standard"><text:soft-page-break/><text:span text:style-name="T14">hiddenUnits=30;</text:span></text:p>
      <text:p text:style-name="Standard"><text:span text:style-name="T14">batchsize=100;</text:span></text:p>
      <text:p text:style-name="Standard"><text:span text:style-name="T14">numepochs=1000;</text:span></text:p>
      <text:p text:style-name="Standard"><text:span text:style-name="T14">inputZeroMaskedFraction=0; </text:span><text:span text:style-name="T3">%default 0.5</text:span></text:p>
      <text:p text:style-name="Standard"><text:span text:style-name="T14">weightPenaltyL2=1.00e-5; </text:span><text:span text:style-name="T3">%default 1.00e-3</text:span></text:p>
      <text:p text:style-name="Standard"><text:span text:style-name="T14">learningRate= 0.1; </text:span><text:span text:style-name="T3">%default is 1</text:span></text:p>
      <text:p text:style-name="Standard"><text:span text:style-name="T14">dropoutFraction=0; </text:span><text:span text:style-name="T3">%default is 0</text:span></text:p>
      <text:p text:style-name="Standard"><text:span text:style-name="T3">Return NaN because learning rate too high and low weightpenaltyl2 </text:span></text:p>
      <text:p text:style-name="Standard"><text:span text:style-name="T14">hiddenUnits=30;</text:span></text:p>
      <text:p text:style-name="Standard"><text:span text:style-name="T14">batchsize=100;</text:span></text:p>
      <text:p text:style-name="Standard"><text:span text:style-name="T14">numepochs=1000;</text:span></text:p>
      <text:p text:style-name="Standard"><text:span text:style-name="T14">inputZeroMaskedFraction=0; </text:span><text:span text:style-name="T3">%default 0.5</text:span></text:p>
      <text:p text:style-name="Standard"><text:span text:style-name="T14">weightPenaltyL2=1.00e-5; </text:span><text:span text:style-name="T3">%default 1.00e-3</text:span></text:p>
      <text:p text:style-name="Standard"><text:span text:style-name="T14">learningRate= 0.03; </text:span><text:span text:style-name="T3">%default is 1</text:span></text:p>
      <text:p text:style-name="Standard"><text:span text:style-name="T14">dropoutFraction=0; </text:span><text:span text:style-name="T3">%default is 0</text:span></text:p>
      <text:p text:style-name="Standard"/>
      <text:p text:style-name="Standard"><text:span text:style-name="T3">Training AE 1/2</text:span></text:p>
      <text:p text:style-name="Standard"><text:span text:style-name="T3">Training AE 2/2</text:span></text:p>
      <text:p text:style-name="Standard"><text:span text:style-name="T3">Training AUC: 91.593%</text:span></text:p>
      <text:p text:style-name="Standard"><text:span text:style-name="T3">Training accuracy: 83.761%</text:span></text:p>
      <text:p text:style-name="Standard"><text:span text:style-name="T3">Training recall: 85.449%</text:span></text:p>
      <text:p text:style-name="Standard"><text:span text:style-name="T3">Training precision: 82.658%</text:span></text:p>
      <text:p text:style-name="Standard"><text:span text:style-name="T3">Training f_measure: 84.030%</text:span></text:p>
      <text:p text:style-name="Standard"><text:span text:style-name="T3">Testing AUC: 92.021%</text:span></text:p>
      <text:p text:style-name="Standard"><text:span text:style-name="T3">Testing accuracy: 83.861%</text:span></text:p>
      <text:p text:style-name="Standard"><text:span text:style-name="T3">Testing recall: 94.304%</text:span></text:p>
      <text:p text:style-name="Standard"><text:span text:style-name="T3">Testing precision: 78.010%</text:span></text:p>
      <text:p text:style-name="Standard"><text:span text:style-name="T3">Testing f_measure: 85.387%</text:span></text:p>
      <text:p text:style-name="Standard"><text:soft-page-break/><text:span text:style-name="T14">numberOFFeature=size(train_x, 2);</text:span></text:p>
      <text:p text:style-name="Standard"><text:span text:style-name="T14">hiddenUnits=60;</text:span></text:p>
      <text:p text:style-name="Standard"><text:span text:style-name="T14">batchsize=100;</text:span></text:p>
      <text:p text:style-name="Standard"><text:span text:style-name="T14">numepochs=1000;</text:span></text:p>
      <text:p text:style-name="Standard"><text:span text:style-name="T14">inputZeroMaskedFraction=0; </text:span><text:span text:style-name="T3">%default 0.5</text:span></text:p>
      <text:p text:style-name="Standard"><text:span text:style-name="T14">weightPenaltyL2=1.00e-5; </text:span><text:span text:style-name="T3">%default 1.00e-3</text:span></text:p>
      <text:p text:style-name="Standard"><text:span text:style-name="T14">learningRate= 0.03; </text:span><text:span text:style-name="T3">%default is 1</text:span></text:p>
      <text:p text:style-name="Standard">2013-10-23 18:29 FINISHED.</text:p>
      <text:p text:style-name="Standard">Number of total DDI is: 115</text:p>
      <text:p text:style-name="Standard">Number of successed DDI is: 115</text:p>
      <text:p text:style-name="Standard">Number of total sequence is: 115</text:p>
      <text:p text:style-name="Standard">FisherMode: FisherM1AA3 SVMMode: DL Kernel: DL, choseNegRatio: 1, choseNegRatioTest: 1</text:p>
      <text:p text:style-name="Standard">The baseline AUC: 0.000%</text:p>
      <text:p text:style-name="Standard">The baseline recall: 0.000%</text:p>
      <text:p text:style-name="Standard">The baseline precision: 0.000%</text:p>
      <text:p text:style-name="Standard">Testing AUC: 92.762%</text:p>
      <text:p text:style-name="Standard">Testing recall: 77.663%</text:p>
      <text:p text:style-name="Standard">Testing precision: 87.209%</text:p>
      <text:p text:style-name="Standard">Testing f_measure: 79.503%</text:p>
      <text:p text:style-name="Standard">Training AUC: 91.918%</text:p>
      <text:p text:style-name="Standard">Training accuracy: 84.121%</text:p>
      <text:p text:style-name="Standard">Training recall: 84.667%</text:p>
      <text:p text:style-name="Standard">Training precision: 83.766%</text:p>
      <text:p text:style-name="Standard">Training f_measure: 84.206%</text:p>
      <text:p text:style-name="Standard"/>
      <text:p text:style-name="Plain_20_Text"><text:bookmark-start text:name="__DdeLink__2968_748965231"/><text:soft-page-break/><text:span text:style-name="T14">ContactMapsOn3DID_2010_new</text:span><text:bookmark-end text:name="__DdeLink__2968_748965231"/><text:span text:style-name="T14">('listOfDDIsHaveOver2InterfacesHave10-20ExamplesWithDifferentDomain.txt')</text:span></text:p>
      <text:p text:style-name="Plain_20_Text"><text:span text:style-name="T14">dl8</text:span></text:p>
      <text:p text:style-name="Standard"><text:bookmark-start text:name="__DdeLink__2956_7489652313"/><text:span text:style-name="T14">run3DID_remote_ChooseNegRand_aaIndex_test_load_DL_cross('finishedDDIs_AllVectorsChooseNegRand_FisherM1_SVMLIGHT_POLY_02NOV2011.txt', 'FisherM1AA3', </text:span><text:span text:style-name="T13">'</text:span><text:span text:style-name="T17">SVMLIGHT</text:span><text:span text:style-name="T13">', '</text:span><text:span text:style-name="T17">LINEAR</text:span><text:span text:style-name="T13">',</text:span><text:bookmark-end text:name="__DdeLink__2956_7489652313"/><text:span text:style-name="T14"> 1, 1)</text:span></text:p>
      <text:p text:style-name="Standard"><text:span text:style-name="T14">2013-10-22 2:12 FINISHED.</text:span></text:p>
      <text:p text:style-name="Standard"><text:span text:style-name="T14">Number of total DDI is: 115</text:span></text:p>
      <text:p text:style-name="Standard"><text:span text:style-name="T13">Number of successed DDI is: 56</text:span></text:p>
      <text:p text:style-name="Standard"><text:span text:style-name="T13">Number of total sequence is: 56</text:span></text:p>
      <text:p text:style-name="Standard"><text:span text:style-name="T14">FisherMode: FisherM1AA3 SVMMode: SVMLIGHT Kernel: LINEAR, choseNegRatio: 1, choseNegRatioTest: 1</text:span></text:p>
      <text:p text:style-name="Standard"><text:span text:style-name="T14">The baseline AUC: 0.000%</text:span></text:p>
      <text:p text:style-name="Standard"><text:span text:style-name="T14">The baseline recall: 0.000%</text:span></text:p>
      <text:p text:style-name="Standard"><text:span text:style-name="T14">The baseline precision: 0.000%</text:span></text:p>
      <text:p text:style-name="Standard"><text:span text:style-name="T14">Testing AUC: 92.793%</text:span></text:p>
      <text:p text:style-name="Standard"><text:span text:style-name="T14">Testing recall: 79.033%</text:span></text:p>
      <text:p text:style-name="Standard"><text:span text:style-name="T14">Testing precision: 86.444%</text:span></text:p>
      <text:p text:style-name="Standard"><text:span text:style-name="T14">Testing f_measure: 79.385%</text:span></text:p>
      <text:p text:style-name="Standard"><text:span text:style-name="T14">Training accuracy: 81.577%</text:span></text:p>
      <text:p text:style-name="Standard"><text:span text:style-name="T14">Training recall: 83.986%</text:span></text:p>
      <text:p text:style-name="Standard"><text:span text:style-name="T14">Training precision: 80.126%</text:span></text:p>
      <text:p text:style-name="Standard"><text:span text:style-name="T14">Training f_measure: 82.011%</text:span></text:p>
      <text:p text:style-name="Standard"><text:span text:style-name="T14">With some error.</text:span></text:p>
      <text:p text:style-name="Standard"><text:span text:style-name="T14">dl82 </text:span></text:p>
      <text:p text:style-name="Standard"><text:bookmark-start text:name="__DdeLink__2982_748965231"/><text:bookmark-start text:name="__DdeLink__2956_74896523131"/><text:span text:style-name="T14">run3DID_remote_ChooseNegRand_aaIndex_test_load_DL_cross('finishedDDIs_AllVectorsChooseNegRand_FisherM1_SVMLIGHT_POLY_02NOV2011.txt', 'FisherM1ONLY', </text:span><text:span text:style-name="T13">'</text:span><text:span text:style-name="T17">SVMLIGHT</text:span><text:span text:style-name="T13">', '</text:span><text:span text:style-name="T17">LINEAR</text:span><text:span text:style-name="T13">',</text:span><text:span text:style-name="T14"> 1, 1)</text:span><text:bookmark-end text:name="__DdeLink__2982_748965231"/><text:bookmark-end text:name="__DdeLink__2956_74896523131"/><text:span text:style-name="T14"> </text:span></text:p>
      <text:p text:style-name="Standard">2013-10-22 3:8 FINISHED.</text:p>
      <text:p text:style-name="Standard">Number of total DDI is: 115</text:p>
      <text:p text:style-name="Standard">Number of successed DDI is: 67</text:p>
      <text:p text:style-name="Standard"><text:soft-page-break/>Number of total sequence is: 67</text:p>
      <text:p text:style-name="Standard">FisherMode: FisherM1ONLY SVMMode: SVMLIGHT Kernel: LINEAR, choseNegRatio: 1, choseNegRatioTest: 1</text:p>
      <text:p text:style-name="Standard">The baseline AUC: 0.000%</text:p>
      <text:p text:style-name="Standard">The baseline recall: 0.000%</text:p>
      <text:p text:style-name="Standard">The baseline precision: 0.000%</text:p>
      <text:p text:style-name="Standard">Testing AUC: 92.347%</text:p>
      <text:p text:style-name="Standard">Testing recall: 78.532%</text:p>
      <text:p text:style-name="Standard">Testing precision: 85.038%</text:p>
      <text:p text:style-name="Standard">Testing f_measure: 78.231%</text:p>
      <text:p text:style-name="Standard">Training accuracy: 80.752%</text:p>
      <text:p text:style-name="Standard">Training recall: 84.409%</text:p>
      <text:p text:style-name="Standard">Training precision: 78.667%</text:p>
      <text:p text:style-name="Standard">Training f_measure: 81.428%</text:p>
      <text:p text:style-name="Standard">With some error</text:p>
      <text:p text:style-name="Plain_20_Text"><text:span text:style-name="T16">OCT20</text:span></text:p>
      <text:p text:style-name="Standard"><text:bookmark-start text:name="__DdeLink__2956_748965231"/><text:span text:style-name="T14">run3DID_remote_ChooseNegRand_aaIndex_test_load_DL_cross('finishedDDIs_AllVectorsChooseNegRand_FisherM1_SVMLIGHT_POLY_02NOV2011.txt', 'FisherM1AA3', 'DL', 'DL', 1, 1)</text:span><text:bookmark-end text:name="__DdeLink__2956_748965231"/><text:span text:style-name="T14"> </text:span></text:p>
      <text:p text:style-name="Standard"><text:bookmark text:name="__DdeLink__2952_748965231"/><text:span text:style-name="T14">numberOFFeature=size(train_x, 2);</text:span></text:p>
      <text:p text:style-name="Standard"><text:span text:style-name="T14">hiddenUnits=30;</text:span></text:p>
      <text:p text:style-name="Standard"><text:span text:style-name="T14">batchsize=100;</text:span></text:p>
      <text:p text:style-name="Standard"><text:span text:style-name="T14">numepochs=2000;</text:span></text:p>
      <text:p text:style-name="Plain_20_Text">inputZeroMaskedFraction=0.2; %default 0.5</text:p>
      <text:p text:style-name="Plain_20_Text">weightPenaltyL2=1.00e-5; %default 1.00e-3</text:p>
      <text:p text:style-name="Plain_20_Text"><text:span text:style-name="T14">learningRate= 0.1; %default is 1</text:span></text:p>
      <text:p text:style-name="Standard"><text:span text:style-name="T14">dropoutFraction=0; </text:span><text:span text:style-name="T3">%default is 0</text:span></text:p>
      <text:p text:style-name="Standard"><text:bookmark text:name="__DdeLink__2952_7489652311"/></text:p>
      <text:p text:style-name="Standard"><text:span text:style-name="T3">Number of total DDI is: 115</text:span></text:p>
      <text:p text:style-name="Standard"><text:span text:style-name="T3">Number of successed DDI is: 115</text:span></text:p>
      <text:p text:style-name="Standard"><text:soft-page-break/><text:span text:style-name="T3">Number of total sequence is: 115</text:span></text:p>
      <text:p text:style-name="Standard"><text:span text:style-name="T3">FisherMode: FisherM1AA3 SVMMode: DL Kernel: DL, choseNegRatio: 1, choseNegRatioTest: 1</text:span></text:p>
      <text:p text:style-name="Standard"><text:span text:style-name="T3">The baseline AUC: 0.000%</text:span></text:p>
      <text:p text:style-name="Standard"><text:span text:style-name="T3">The baseline recall: 0.000%</text:span></text:p>
      <text:p text:style-name="Standard"><text:span text:style-name="T3">The baseline precision: 0.000%</text:span></text:p>
      <text:p text:style-name="Standard"><text:span text:style-name="T3">Testing AUC: 92.840%</text:span></text:p>
      <text:p text:style-name="Standard"><text:span text:style-name="T3">Testing recall: 78.180%</text:span></text:p>
      <text:p text:style-name="Standard"><text:span text:style-name="T3">Testing precision: 88.108%</text:span></text:p>
      <text:p text:style-name="Standard"><text:span text:style-name="T3">Testing f_measure: 79.958%</text:span></text:p>
      <text:p text:style-name="Standard"><text:span text:style-name="T3">Training accuracy: 85.527%</text:span></text:p>
      <text:p text:style-name="Standard"><text:span text:style-name="T3">Training recall: 86.565%</text:span></text:p>
      <text:p text:style-name="Standard"><text:span text:style-name="T3">Training precision: 84.899%</text:span></text:p>
      <text:p text:style-name="Standard"><text:span text:style-name="T3">Training f_measure: 85.670%</text:span></text:p>
      <text:p text:style-name="Standard"/>
      <text:p text:style-name="Plain_20_Text">OCT19</text:p>
      <text:p text:style-name="Plain_20_Text">local</text:p>
      <text:p text:style-name="Plain_20_Text"><text:bookmark-start text:name="__DdeLink__2906_748965231"/>run3DID_AllVectorsChooseNegRand_aaIndex_test_load_DL_cross<text:bookmark-end text:name="__DdeLink__2906_748965231"/><text:bookmark text:name="__DdeLink__2910_748965231"/>('finishedDDIs_AllVectorsChooseNegRand_FisherM1_SVMLIGHT_POLY_02NOV2011.txt', 'FisherM1AA3', 'DL', 'DL', 1, 1) </text:p>
      <text:p text:style-name="Standard"><text:span text:style-name="T3">%setup parameters</text:span></text:p>
      <text:p text:style-name="Standard"><text:bookmark text:name="__DdeLink__2904_748965231"/><text:span text:style-name="T14">numberOFFeature=size(train_x, 2);</text:span></text:p>
      <text:p text:style-name="Standard"><text:span text:style-name="T14">hiddenUnits=30;</text:span></text:p>
      <text:p text:style-name="Standard"><text:span text:style-name="T14">batchsize=100;</text:span></text:p>
      <text:p text:style-name="Standard"><text:span text:style-name="T14">numepochs=2000;</text:span></text:p>
      <text:p text:style-name="Plain_20_Text">inputZeroMaskedFraction=0.2; %default 0.5</text:p>
      <text:p text:style-name="Plain_20_Text">weightPenaltyL2=1.00e-5; %default 1.00e-3</text:p>
      <text:p text:style-name="Plain_20_Text"><text:span text:style-name="T14">learningRate= 0.1; %default is 1</text:span></text:p>
      <text:p text:style-name="Standard"><text:span text:style-name="T14">dropoutFraction=0; </text:span><text:span text:style-name="T3">%default is 0</text:span></text:p>
      <text:p text:style-name="Standard"><text:span text:style-name="T3">Training AUC: 92.067%</text:span></text:p>
      <text:p text:style-name="Standard"><text:span text:style-name="T3">Training accuracy: 84.212%</text:span></text:p>
      <text:p text:style-name="Standard"><text:span text:style-name="T3">Training recall: 89.249%</text:span></text:p>
      <text:p text:style-name="Standard"><text:soft-page-break/><text:span text:style-name="T3">Training precision: 81.080%</text:span></text:p>
      <text:p text:style-name="Standard"><text:span text:style-name="T3">Training f_measure: 84.969%</text:span></text:p>
      <text:p text:style-name="Standard"><text:span text:style-name="T3">Testing AUC: 94.476%</text:span></text:p>
      <text:p text:style-name="Standard"><text:span text:style-name="T3">Testing accuracy: 86.076%</text:span></text:p>
      <text:p text:style-name="Standard"><text:span text:style-name="T3">Testing recall: 95.570%</text:span></text:p>
      <text:p text:style-name="Standard"><text:span text:style-name="T3">Testing precision: 80.319%</text:span></text:p>
      <text:p text:style-name="Standard"><text:span text:style-name="T3">Testing f_measure: 87.283%</text:span></text:p>
      <text:p text:style-name="Standard"><text:span text:style-name="T3">2013-10-19 16:22 SUCCESS: PF00004.21_int_PF09336.2.</text:span></text:p>
      <text:p text:style-name="Standard"/>
      <text:p text:style-name="Standard"><text:bookmark text:name="__DdeLink__2930_748965231"/><text:span text:style-name="T14">numberOFFeature=size(train_x, 2);</text:span></text:p>
      <text:p text:style-name="Standard"><text:span text:style-name="T14">hiddenUnits=30;</text:span></text:p>
      <text:p text:style-name="Standard"><text:span text:style-name="T14">batchsize=100;</text:span></text:p>
      <text:p text:style-name="Standard"><text:span text:style-name="T14">numepochs=2000;</text:span></text:p>
      <text:p text:style-name="Plain_20_Text">inputZeroMaskedFraction=0.5; %default 0.5</text:p>
      <text:p text:style-name="Plain_20_Text">weightPenaltyL2=1.00e-4; %default 1.00e-3</text:p>
      <text:p text:style-name="Plain_20_Text"><text:span text:style-name="T14">learningRate= 1; %default is 1</text:span></text:p>
      <text:p text:style-name="Standard"><text:span text:style-name="T3">dropoutFraction=0; %default is 0</text:span></text:p>
      <text:p text:style-name="Standard"><text:bookmark text:name="__DdeLink__2930_7489652311"/><text:span text:style-name="T14">Training AE 1/2</text:span></text:p>
      <text:p text:style-name="Standard"><text:span text:style-name="T14">Training AE 2/2</text:span></text:p>
      <text:p text:style-name="Standard"><text:span text:style-name="T14">Training AUC: 91.162%</text:span></text:p>
      <text:p text:style-name="Standard"><text:span text:style-name="T14">Training accuracy: 82.363%</text:span></text:p>
      <text:p text:style-name="Standard"><text:span text:style-name="T14">Training recall: 85.469%</text:span></text:p>
      <text:p text:style-name="Standard"><text:span text:style-name="T14">Training precision: 80.470%</text:span></text:p>
      <text:p text:style-name="Standard"><text:span text:style-name="T14">Training f_measure: 82.894%</text:span></text:p>
      <text:p text:style-name="Standard"><text:span text:style-name="T14">Testing AUC: 93.286%</text:span></text:p>
      <text:p text:style-name="Standard"><text:span text:style-name="T14">Testing accuracy: 84.177%</text:span></text:p>
      <text:p text:style-name="Standard"><text:span text:style-name="T14">Testing recall: 94.937%</text:span></text:p>
      <text:p text:style-name="Standard"><text:span text:style-name="T14">Testing precision: 78.125%</text:span></text:p>
      <text:p text:style-name="Standard"><text:span text:style-name="T14">Testing f_measure: 85.714%</text:span></text:p>
      <text:p text:style-name="Standard"><text:soft-page-break/><text:span text:style-name="T3">learning rate too high too much fluctuation.</text:span></text:p>
      <text:p text:style-name="Standard">%setup parameters</text:p>
      <text:p text:style-name="Standard"><text:bookmark text:name="__DdeLink__2934_748965231"/>numberOFFeature=size(train_x, 2);</text:p>
      <text:p text:style-name="Standard">hiddenUnits=30;</text:p>
      <text:p text:style-name="Standard"><text:span text:style-name="T16">batchsize=100;</text:span></text:p>
      <text:p text:style-name="Standard"><text:span text:style-name="T16">numepochs=1000;</text:span></text:p>
      <text:p text:style-name="Standard"><text:span text:style-name="T16">inputZeroMaskedFraction=0; %default 0.5</text:span></text:p>
      <text:p text:style-name="Standard">weightPenaltyL2=1.00e-4; %default 1.00e-3</text:p>
      <text:p text:style-name="Standard"><text:span text:style-name="T4">learningRate= 0.1</text:span><text:span text:style-name="T3">; %default is 1</text:span></text:p>
      <text:p text:style-name="Standard"/>
      <text:p text:style-name="Standard"><text:span text:style-name="T3">2013-10-21 11:9 FINISHED.</text:span></text:p>
      <text:p text:style-name="Standard"><text:span text:style-name="T3">Number of total DDI is: 115</text:span></text:p>
      <text:p text:style-name="Standard"><text:span text:style-name="T3">Number of successed DDI is: 115</text:span></text:p>
      <text:p text:style-name="Standard"><text:span text:style-name="T3">Number of total sequence is: 115</text:span></text:p>
      <text:p text:style-name="Standard"><text:span text:style-name="T3">FisherMode: FisherM1AA3 SVMMode: DL Kernel: DL, choseNegRatio: 1, choseNegRatioTest: 1</text:span></text:p>
      <text:p text:style-name="Standard"><text:span text:style-name="T3">The baseline AUC: 0.000%</text:span></text:p>
      <text:p text:style-name="Standard"><text:span text:style-name="T3">The baseline recall: 0.000%</text:span></text:p>
      <text:p text:style-name="Standard"><text:span text:style-name="T3">The baseline precision: 0.000%</text:span></text:p>
      <text:p text:style-name="Standard"><text:span text:style-name="T3">Testing AUC: 93.316%</text:span></text:p>
      <text:p text:style-name="Standard"><text:span text:style-name="T3">Testing recall: 77.383%</text:span></text:p>
      <text:p text:style-name="Standard"><text:span text:style-name="T3">Testing precision: 87.327%</text:span></text:p>
      <text:p text:style-name="Standard"><text:span text:style-name="T3">Testing f_measure: 78.930%</text:span></text:p>
      <text:p text:style-name="Standard"><text:span text:style-name="T3">Training accuracy: 83.485%</text:span></text:p>
      <text:p text:style-name="Standard"><text:span text:style-name="T3">Training recall: 83.491%</text:span></text:p>
      <text:p text:style-name="Standard"><text:span text:style-name="T3">Training precision: 83.568%</text:span></text:p>
      <text:p text:style-name="Standard"><text:bookmark text:name="__DdeLink__2934_7489652311"/></text:p>
      <text:p text:style-name="Standard"><text:soft-page-break/><text:span text:style-name="T3">Dl8</text:span></text:p>
      <text:p text:style-name="Standard"/>
      <text:p text:style-name="Standard"><text:span text:style-name="T14">run3DID_remote_ChooseNegRand_aaIndex_test_load_DL_cross('finishedDDIs_AllVectorsChooseNegRand_FisherM1_SVMLIGHT_POLY_02NOV2011.txt', 'FisherM1AA3', 'DL', 'DL', 1, 1) </text:span></text:p>
      <text:p text:style-name="Standard">numberOFFeature=size(train_x, 2);</text:p>
      <text:p text:style-name="Standard"><text:span text:style-name="T14">hiddenUnits=30;</text:span></text:p>
      <text:p text:style-name="Standard"><text:span text:style-name="T14">batchsize=100;</text:span></text:p>
      <text:p text:style-name="Standard"><text:span text:style-name="T14">numepochs=1000;</text:span></text:p>
      <text:p text:style-name="Plain_20_Text">inputZeroMaskedFraction=0.1; %default 0.5</text:p>
      <text:p text:style-name="Plain_20_Text">weightPenaltyL2=1.00e-5; %default 1.00e-3</text:p>
      <text:p text:style-name="Plain_20_Text"><text:span text:style-name="T14">learningRate= 0.1; %default is 1</text:span></text:p>
      <text:p text:style-name="Plain_20_Text"/>
      <text:p text:style-name="Standard"><text:span text:style-name="T3">2013-10-20 10:18 FINISHED.</text:span></text:p>
      <text:p text:style-name="Standard"><text:span text:style-name="T3">Number of total DDI is: 115</text:span></text:p>
      <text:p text:style-name="Standard"><text:span text:style-name="T3">Number of successed DDI is: 115</text:span></text:p>
      <text:p text:style-name="Standard"><text:span text:style-name="T3">Number of total sequence is: 115</text:span></text:p>
      <text:p text:style-name="Standard"><text:span text:style-name="T3">FisherMode: FisherM1AA3 SVMMode: DL Kernel: DL, choseNegRatio: 1, choseNegRatioTest: 1</text:span></text:p>
      <text:p text:style-name="Standard"><text:span text:style-name="T3">The baseline AUC: 0.000%</text:span></text:p>
      <text:p text:style-name="Standard"><text:span text:style-name="T3">The baseline recall: 0.000%</text:span></text:p>
      <text:p text:style-name="Standard"><text:span text:style-name="T3">The baseline precision: 0.000%</text:span></text:p>
      <text:p text:style-name="Standard"><text:span text:style-name="T3">Testing AUC: 57.423%</text:span></text:p>
      <text:p text:style-name="Standard"><text:span text:style-name="T3">Testing recall: 48.647%</text:span></text:p>
      <text:p text:style-name="Standard"><text:span text:style-name="T3">Testing precision: 55.831%</text:span></text:p>
      <text:p text:style-name="Standard"><text:span text:style-name="T3">Testing f_measure: 51.484%</text:span></text:p>
      <text:p text:style-name="Standard"><text:span text:style-name="T3">Training accuracy: 58.337%</text:span></text:p>
      <text:p text:style-name="Standard"><text:span text:style-name="T3">Training recall: 53.190%</text:span></text:p>
      <text:p text:style-name="Standard"><text:span text:style-name="T3">Training precision: 59.244%</text:span></text:p>
      <text:p text:style-name="Standard"><text:span text:style-name="T3">Training f_measure: 55.954%</text:span></text:p>
      <text:p text:style-name="Standard"/>
      <text:p text:style-name="Plain_20_Text"><text:bookmark text:name="__DdeLink__2904_7489652311"/><text:soft-page-break/><text:span text:style-name="T14">ContactMapsOn3DID_2010('listOfDDIsHaveOver2InterfacesHave10-20ExamplesWithDifferentDomain.txt') <text:s/>error caused by pfam.pfam. Use new version.</text:span></text:p>
      <text:p text:style-name="Plain_20_Text"/>
      <text:p text:style-name="Plain_20_Text">OCT18</text:p>
      <text:p text:style-name="Standard">run3DID_remote_ChooseNegRand_aaIndex_test_load_DL_cross('finishedDDIs_AllVectorsChooseNegRand_FisherM1_SVMLIGHT_POLY_test_50.txt', 'FisherM1AA3', 'DL', 'DL', 1, 1) </text:p>
      <text:p text:style-name="Plain_20_Text">%setup parameters</text:p>
      <text:p text:style-name="Plain_20_Text">numberOFFeature=size(train_x, 2);</text:p>
      <text:p text:style-name="Plain_20_Text">hiddenUnits=30;</text:p>
      <text:p text:style-name="Plain_20_Text">batchsize=100;</text:p>
      <text:p text:style-name="Plain_20_Text">numepochs=2000;</text:p>
      <text:p text:style-name="Plain_20_Text">inputZeroMaskedFraction=0.2; %default 0.5</text:p>
      <text:p text:style-name="Plain_20_Text">weightPenaltyL2=1.00e-4; %default 1.00e-3</text:p>
      <text:p text:style-name="Plain_20_Text">learningRate= 0.1; %default is 1</text:p>
      <text:p text:style-name="Plain_20_Text">plot <text:s text:c="13"/>= 0; <text:s text:c="11"/>% <text:s/>enable plotting</text:p>
      <text:p text:style-name="Plain_20_Text">2013-10-18 23:3 FINISHED.</text:p>
      <text:p text:style-name="Plain_20_Text">Number of total DDI is: 50</text:p>
      <text:p text:style-name="Plain_20_Text">Number of successed DDI is: 50</text:p>
      <text:p text:style-name="Plain_20_Text">Number of total sequence is: 50</text:p>
      <text:p text:style-name="Plain_20_Text">FisherMode: FisherM1AA3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xt:span text:style-name="T16">Testing AUC: 92.428%</text:span></text:p>
      <text:p text:style-name="Plain_20_Text">Testing recall: 75.606%</text:p>
      <text:p text:style-name="Plain_20_Text">Testing precision: 88.564%</text:p>
      <text:p text:style-name="Plain_20_Text">Testing f_measure: 77.977%</text:p>
      <text:p text:style-name="Plain_20_Text">Training accuracy: 85.844%</text:p>
      <text:p text:style-name="Plain_20_Text">Training recall: 85.163%</text:p>
      <text:p text:style-name="Plain_20_Text">Training precision: 86.414%</text:p>
      <text:p text:style-name="Plain_20_Text">Training f_measure: 85.738%</text:p>
      <text:p text:style-name="Plain_20_Text">OCT 17 </text:p>
      <text:p text:style-name="Plain_20_Text"><text:bookmark-start text:name="__DdeLink__2853_748965231"/>run3DID_AllVectorsChooseNegRand_aaIndex_test_load_DL_cross('finishedDDIs_AllVectorsChooseNegRand_FisherM1_SVMLIGHT_POLY_02NOV2011_30.txt', '<text:span text:style-name="T18">FisherM1ONLY</text:span><text:bookmark-end text:name="__DdeLink__2853_748965231"/>', 'DL', 'DL', 1, 1)</text:p>
      <text:p text:style-name="Plain_20_Text"/>
      <text:p text:style-name="Standard"><text:span text:style-name="T3">%setup parameters</text:span></text:p>
      <text:p text:style-name="Standard"><text:span text:style-name="T14">numberOFFeature=size(train_x, 2);</text:span></text:p>
      <text:p text:style-name="Standard"><text:span text:style-name="T14">hiddenUnits=30;</text:span></text:p>
      <text:p text:style-name="Standard"><text:span text:style-name="T14">batchsize=100;</text:span></text:p>
      <text:p text:style-name="Standard"><text:span text:style-name="T14">numepochs=2000;</text:span></text:p>
      <text:p text:style-name="Standard"><text:span text:style-name="T14">inputZeroMaskedFraction=0.5; </text:span><text:span text:style-name="T3">%default 0.5</text:span></text:p>
      <text:p text:style-name="Standard"><text:span text:style-name="T14">weightPenaltyL2=1.00e-4; </text:span><text:span text:style-name="T3">%default 1.00e-3</text:span></text:p>
      <text:p text:style-name="Standard"><text:span text:style-name="T14">learningRate= 0.03; </text:span><text:span text:style-name="T3">%default is 1</text:span></text:p>
      <text:p text:style-name="Standard"><text:soft-page-break/><text:span text:style-name="T14">plot <text:s text:c="13"/>= 1; <text:s text:c="11"/></text:span><text:span text:style-name="T3">% <text:s/>enable plotting</text:span></text:p>
      <text:p text:style-name="Standard"><text:span text:style-name="T3">2013-10-17 15:7 STARTED.</text:span></text:p>
      <text:p text:style-name="Standard"><text:span text:style-name="T3">Training AE 1/2</text:span></text:p>
      <text:p text:style-name="Standard"><text:span text:style-name="T3">Training AE 2/2</text:span></text:p>
      <text:p text:style-name="Standard"><text:span text:style-name="T3">Training AUC: 87.659%</text:span></text:p>
      <text:p text:style-name="Standard"><text:span text:style-name="T4">Training accuracy: 77.998%</text:span></text:p>
      <text:p text:style-name="Standard">Training recall: 75.458%</text:p>
      <text:p text:style-name="Standard">Training precision: 79.496%</text:p>
      <text:p text:style-name="Standard">Training f_measure: 77.425%</text:p>
      <text:p text:style-name="Standard">Testing AUC: 95.145%</text:p>
      <text:p text:style-name="Standard">Testing accuracy: 85.443%</text:p>
      <text:p text:style-name="Standard">Testing recall: 93.038%</text:p>
      <text:p text:style-name="Standard">Testing precision: 80.769%</text:p>
      <text:p text:style-name="Standard">Testing f_measure: 86.471%</text:p>
      <text:p text:style-name="Standard">2013-10-17 15:51 SUCCESS: PF00004.21_int_PF09336.2.</text:p>
      <text:p text:style-name="Standard"><text:span text:style-name="T3">Underfitting.</text:span></text:p>
      <text:p text:style-name="Standard">%setup parameters</text:p>
      <text:p text:style-name="Standard">numberOFFeature=size(train_x, 2);</text:p>
      <text:p text:style-name="Standard">hiddenUnits=30;</text:p>
      <text:p text:style-name="Standard"><text:span text:style-name="T16">batchsize=100;</text:span></text:p>
      <text:p text:style-name="Standard"><text:span text:style-name="T16">numepochs=3000;</text:span></text:p>
      <text:p text:style-name="Standard"><text:span text:style-name="T16">inputZeroMaskedFraction=0; %default 0.5</text:span></text:p>
      <text:p text:style-name="Standard">weightPenaltyL2=1.00e-4; %default 1.00e-3</text:p>
      <text:p text:style-name="Standard">learningRate= 0.03; %default is 1</text:p>
      <text:p text:style-name="Standard"><text:span text:style-name="T3">plot <text:s text:c="13"/>= 1; <text:s text:c="11"/>% <text:s/>enable plotting</text:span></text:p>
      <text:p text:style-name="Standard"><text:span text:style-name="T3">2013-10-17 16:24 STARTED.</text:span></text:p>
      <text:p text:style-name="Standard"><text:soft-page-break/><text:span text:style-name="T3">Training AE 1/2</text:span></text:p>
      <text:p text:style-name="Standard"><text:span text:style-name="T3">Training AE 2/2</text:span></text:p>
      <text:p text:style-name="Standard"><text:span text:style-name="T3">Training AUC: 87.669%</text:span></text:p>
      <text:p text:style-name="Standard"><text:span text:style-name="T3">Training accuracy: 77.669%</text:span></text:p>
      <text:p text:style-name="Standard"><text:span text:style-name="T3">Training recall: 76.175%</text:span></text:p>
      <text:p text:style-name="Standard"><text:span text:style-name="T3">Training precision: 78.522%</text:span></text:p>
      <text:p text:style-name="Standard"><text:span text:style-name="T3">Training f_measure: 77.331%</text:span></text:p>
      <text:p text:style-name="Standard"><text:span text:style-name="T3">Testing AUC: 91.744%</text:span></text:p>
      <text:p text:style-name="Standard"><text:span text:style-name="T3">Testing accuracy: 81.962%</text:span></text:p>
      <text:p text:style-name="Standard"><text:span text:style-name="T3">Testing recall: 95.570%</text:span></text:p>
      <text:p text:style-name="Standard"><text:span text:style-name="T3">Testing precision: 75.124%</text:span></text:p>
      <text:p text:style-name="Standard"><text:span text:style-name="T3">Testing f_measure: 84.123%</text:span></text:p>
      <text:p text:style-name="Standard"/>
      <text:p text:style-name="Standard"><text:span text:style-name="T16">After disable inputZeroMaskedFraction and change number of hidden units to 30 we still see underfitting. So Which means FisherM1Only is not enough for classification. So try FisherM1AA3.</text:span></text:p>
      <text:p text:style-name="Plain_20_Text"><text:bookmark-start text:name="__DdeLink__2873_748965231"/><text:bookmark-start text:name="__DdeLink__2888_748965231"/><text:span text:style-name="T16">run3DID_AllVectorsChooseNegRand_aaIndex_test_load_DL_cross('finishedDDIs_AllVectorsChooseNegRand_FisherM1_SVMLIGHT_POLY_02NOV2011_30.txt', '</text:span><text:span text:style-name="T18">FisherM1AA3</text:span><text:bookmark-end text:name="__DdeLink__2873_748965231"/><text:bookmark-end text:name="__DdeLink__2888_748965231"/><text:span text:style-name="T16">', 'DL', 'DL', 1, 1)</text:span></text:p>
      <text:p text:style-name="Plain_20_Text"/>
      <text:p text:style-name="Standard">2013-10-17 17:30 STARTED.</text:p>
      <text:p text:style-name="Standard">Training AE 1/2</text:p>
      <text:p text:style-name="Standard">Training AE 2/2</text:p>
      <text:p text:style-name="Standard">Training AUC: 92.369%</text:p>
      <text:p text:style-name="Standard">Training accuracy: 84.980%</text:p>
      <text:p text:style-name="Standard">Training recall: 85.896%</text:p>
      <text:p text:style-name="Standard">Training precision: 84.351%</text:p>
      <text:p text:style-name="Standard">Training f_measure: 85.116%</text:p>
      <text:p text:style-name="Standard">Testing AUC: 91.175%</text:p>
      <text:p text:style-name="Standard"><text:soft-page-break/>Testing accuracy: 81.013%</text:p>
      <text:p text:style-name="Standard">Testing recall: 88.608%</text:p>
      <text:p text:style-name="Standard">Testing precision: 76.923%</text:p>
      <text:p text:style-name="Standard">Testing f_measure: 82.353%</text:p>
      <text:p text:style-name="Standard"><text:bookmark text:name="__DdeLink__2886_748965231"/>Should increase the number of epoch or increase training rate because the training error is still decreasing.</text:p>
      <text:p text:style-name="Standard">%setup parameters</text:p>
      <text:p text:style-name="Standard"><text:bookmark text:name="__DdeLink__2879_748965231"/>numberOFFeature=size(train_x, 2);</text:p>
      <text:p text:style-name="Standard">hiddenUnits=30;</text:p>
      <text:p text:style-name="Standard"><text:span text:style-name="T16">batchsize=100;</text:span></text:p>
      <text:p text:style-name="Standard"><text:span text:style-name="T16">numepochs=5000;</text:span></text:p>
      <text:p text:style-name="Standard"><text:span text:style-name="T16">inputZeroMaskedFraction=0; %default 0.5</text:span></text:p>
      <text:p text:style-name="Standard">weightPenaltyL2=1.00e-4; %default 1.00e-3</text:p>
      <text:p text:style-name="Standard"><text:span text:style-name="T16">learningRate= 0.1</text:span>; %default is 1</text:p>
      <text:p text:style-name="Standard"><text:bookmark text:name="__DdeLink__2879_7489652311"/>Training AUC: 94.842%</text:p>
      <text:p text:style-name="Standard">Training accuracy: 89.572%</text:p>
      <text:p text:style-name="Standard">Training recall: 87.012%</text:p>
      <text:p text:style-name="Standard">Training precision: 91.707%</text:p>
      <text:p text:style-name="Standard">Training f_measure: 89.298%</text:p>
      <text:p text:style-name="Standard">Testing AUC: 89.773%</text:p>
      <text:p text:style-name="Standard">Testing accuracy: 80.380%</text:p>
      <text:p text:style-name="Standard">Testing recall: 79.114%</text:p>
      <text:p text:style-name="Standard">Testing precision: 81.169%</text:p>
      <text:p text:style-name="Standard">Testing f_measure: 80.128%</text:p>
      <text:p text:style-name="Standard">Should increase the number of epoch or increase training rate because the training error is still decreasing but the validation error is also increassing. Maybe add dropoutfraction to prevent <text:soft-page-break/>overfitting.</text:p>
      <text:p text:style-name="Standard"><text:span text:style-name="T3">%setup parameters</text:span></text:p>
      <text:p text:style-name="Standard"><text:span text:style-name="T14">numberOFFeature=size(train_x, 2);</text:span></text:p>
      <text:p text:style-name="Standard"><text:span text:style-name="T14">hiddenUnits=30;</text:span></text:p>
      <text:p text:style-name="Standard"><text:span text:style-name="T14">batchsize=100;</text:span></text:p>
      <text:p text:style-name="Standard"><text:span text:style-name="T13">numepochs=5000;</text:span></text:p>
      <text:p text:style-name="Standard"><text:span text:style-name="T13">inputZeroMaskedFraction=0; </text:span><text:span text:style-name="T4">%default 0.5</text:span></text:p>
      <text:p text:style-name="Standard"><text:span text:style-name="T13">weightPenaltyL2=1.00e-4; </text:span><text:span text:style-name="T4">%default 1.00e-3</text:span></text:p>
      <text:p text:style-name="Standard"><text:span text:style-name="T13">learningRate= 0.1;</text:span><text:span text:style-name="T14"> </text:span><text:span text:style-name="T3">%default is 1</text:span></text:p>
      <text:p text:style-name="Standard"><text:span text:style-name="T13">dropoutFraction=0.5; </text:span><text:span text:style-name="T3">%default is 0</text:span></text:p>
      <text:p text:style-name="Plain_20_Text"><text:span text:style-name="T8">2013-10-19 :51 FINISHED.</text:span></text:p>
      <text:p text:style-name="Plain_20_Text"><text:span text:style-name="T8">Number of total DDI is: 30</text:span></text:p>
      <text:p text:style-name="Plain_20_Text"><text:span text:style-name="T8">Number of successed DDI is: 30</text:span></text:p>
      <text:p text:style-name="Plain_20_Text"><text:span text:style-name="T8">Number of total sequence is: 30</text:span></text:p>
      <text:p text:style-name="Plain_20_Text"><text:span text:style-name="T8">FisherMode: FisherM1AA3 SVMMode: DL Kernel: DL, choseNegRatio: 1, choseNegRatioTest: 1</text:span></text:p>
      <text:p text:style-name="Plain_20_Text"><text:span text:style-name="T8">The baseline AUC: 0.000%</text:span></text:p>
      <text:p text:style-name="Plain_20_Text"><text:span text:style-name="T8">The baseline recall: 0.000%</text:span></text:p>
      <text:p text:style-name="Plain_20_Text"><text:span text:style-name="T8">The baseline precision: 0.000%</text:span></text:p>
      <text:p text:style-name="Plain_20_Text"><text:span text:style-name="T16">Testing AUC: 89.761%</text:span></text:p>
      <text:p text:style-name="Plain_20_Text"><text:span text:style-name="T8">Testing recall: 69.889%</text:span></text:p>
      <text:p text:style-name="Plain_20_Text"><text:span text:style-name="T8">Testing precision: 87.826%</text:span></text:p>
      <text:p text:style-name="Plain_20_Text"><text:span text:style-name="T8">Testing f_measure: 72.073%</text:span></text:p>
      <text:p text:style-name="Plain_20_Text"><text:span text:style-name="T8">Training accuracy: 79.299%</text:span></text:p>
      <text:p text:style-name="Plain_20_Text"><text:span text:style-name="T8">Training recall: 76.108%</text:span></text:p>
      <text:p text:style-name="Plain_20_Text"><text:span text:style-name="T8">Training precision: 81.308%</text:span></text:p>
      <text:p text:style-name="Plain_20_Text"><text:span text:style-name="T8">Training f_measure: 78.613%</text:span></text:p>
      <text:p text:style-name="Plain_20_Text"><text:span text:style-name="T8">underfitting.</text:span></text:p>
      <text:p text:style-name="Standard"/>
      <text:p text:style-name="Standard"><text:span text:style-name="T3">dl82</text:span></text:p>
      <text:p text:style-name="Standard"><text:bookmark-start text:name="__DdeLink__2865_748965231"/><text:span text:style-name="T5">run3DID_remote_ChooseNegRand_aaIndex_test_load_DL_cross('finishedDDIs_AllVectorsChooseNegRand_FisherM1_SVMLIGHT_POLY_02NOV2011_30.txt', 'FisherM1ONLY</text:span><text:bookmark-end text:name="__DdeLink__2865_748965231"/><text:span text:style-name="T5">', 'DL', 'DL', 1, 1)</text:span></text:p>
      <text:p text:style-name="Standard"><text:span text:style-name="T3">%setup parameters</text:span></text:p>
      <text:p text:style-name="Standard"><text:span text:style-name="T1">numberOFFeature=size(train_x, 2);</text:span></text:p>
      <text:p text:style-name="Standard"><text:span text:style-name="T1">hiddenUnits=20;</text:span></text:p>
      <text:p text:style-name="Standard"><text:span text:style-name="T1">batchsize=100;</text:span></text:p>
      <text:p text:style-name="Standard"><text:soft-page-break/><text:span text:style-name="T1">numepochs=2000;</text:span></text:p>
      <text:p text:style-name="Standard"><text:span text:style-name="T1">inputZeroMaskedFraction=0.5; %default 0.5</text:span></text:p>
      <text:p text:style-name="Standard"><text:span text:style-name="T1">weightPenaltyL2=1.00e-4; %default 1.00e-3</text:span></text:p>
      <text:p text:style-name="Standard"><text:bookmark text:name="__DdeLink__2875_748965231"/><text:span text:style-name="T1">learningRate= 0.03; %default is 1</text:span></text:p>
      <text:p text:style-name="Standard"><text:span text:style-name="T1">plot <text:s text:c="13"/>= 0; <text:s text:c="11"/>% <text:s/>enable plotting</text:span></text:p>
      <text:p text:style-name="Standard"><text:span text:style-name="T1">2013-10-17 17: FINISHED.</text:span></text:p>
      <text:p text:style-name="Standard"><text:span text:style-name="T1">Number of total DDI is: 30</text:span></text:p>
      <text:p text:style-name="Standard"><text:span text:style-name="T1">Number of successed DDI is: 30</text:span></text:p>
      <text:p text:style-name="Standard"><text:span text:style-name="T1">Number of total sequence is: 30</text:span></text:p>
      <text:p text:style-name="Standard"><text:span text:style-name="T1">FisherMode: FisherM1ONLY SVMMode: DL Kernel: DL, choseNegRatio: 1, choseNegRatioTest: 1</text:span></text:p>
      <text:p text:style-name="Standard"><text:span text:style-name="T1">The baseline AUC: 0.000%</text:span></text:p>
      <text:p text:style-name="Standard"><text:span text:style-name="T1">The baseline recall: 0.000%</text:span></text:p>
      <text:p text:style-name="Standard"><text:span text:style-name="T1">The baseline precision: 0.000%</text:span></text:p>
      <text:p text:style-name="Standard"><text:span text:style-name="T6">Testing AUC: 92.269%</text:span></text:p>
      <text:p text:style-name="Standard"><text:span text:style-name="T1">Testing recall: 70.944%</text:span></text:p>
      <text:p text:style-name="Standard"><text:span text:style-name="T1">Testing precision: 87.331%</text:span></text:p>
      <text:p text:style-name="Standard"><text:span text:style-name="T1">Testing f_measure: 71.968%</text:span></text:p>
      <text:p text:style-name="Standard"><text:span text:style-name="T1">Training accuracy: 78.356%</text:span></text:p>
      <text:p text:style-name="Standard"><text:span text:style-name="T1">Training recall: 76.422%</text:span></text:p>
      <text:p text:style-name="Standard"><text:span text:style-name="T1">Training precision: 79.502%</text:span></text:p>
      <text:p text:style-name="Standard"><text:span text:style-name="T1">Training f_measure: 77.929% <text:s/></text:span></text:p>
      <text:p text:style-name="Standard"><text:span text:style-name="T1">still underfitting</text:span></text:p>
      <text:p text:style-name="Standard"><text:bookmark-start text:name="__DdeLink__2884_748965231"/>run3DID_remote_ChooseNegRand_aaIndex_test_load_DL_cross('finishedDDIs_AllVectorsChooseNegRand_FisherM1_SVMLIGHT_POLY_02NOV2011_30.txt', '<text:span text:style-name="T16">FisherM1AA3</text:span><text:bookmark-end text:name="__DdeLink__2884_748965231"/>', 'DL', 'DL', 1, 1)</text:p>
      <text:p text:style-name="Standard"><text:soft-page-break/><text:span text:style-name="T1">hiddenUnits=20;</text:span></text:p>
      <text:p text:style-name="Standard"><text:span text:style-name="T1">batchsize=100;</text:span></text:p>
      <text:p text:style-name="Standard"><text:span text:style-name="T1">numepochs=2000;</text:span></text:p>
      <text:p text:style-name="Standard"><text:span text:style-name="T1">inputZeroMaskedFraction=0.5; %default 0.5</text:span></text:p>
      <text:p text:style-name="Standard"><text:span text:style-name="T1">weightPenaltyL2=1.00e-4; %default 1.00e-3</text:span></text:p>
      <text:p text:style-name="Standard"><text:span text:style-name="T1">learningRate= 0.03; %default is 1</text:span></text:p>
      <text:p text:style-name="Standard"><text:span text:style-name="T1">2013-10-17 19:25 FINISHED.</text:span></text:p>
      <text:p text:style-name="Standard"><text:span text:style-name="T1">Number of total DDI is: 30</text:span></text:p>
      <text:p text:style-name="Standard"><text:span text:style-name="T1">Number of successed DDI is: 30</text:span></text:p>
      <text:p text:style-name="Standard"><text:span text:style-name="T1">Number of total sequence is: 30</text:span></text:p>
      <text:p text:style-name="Standard"><text:span text:style-name="T1">FisherMode: FisherM1AA3 SVMMode: DL Kernel: DL, choseNegRatio: 1, choseNegRatioTest: 1</text:span></text:p>
      <text:p text:style-name="Standard"/>
      <text:p text:style-name="Standard"><text:span text:style-name="T1">The baseline AUC: 0.000%</text:span></text:p>
      <text:p text:style-name="Standard"><text:span text:style-name="T1">The baseline recall: 0.000%</text:span></text:p>
      <text:p text:style-name="Standard"><text:span text:style-name="T1">The baseline precision: 0.000%</text:span></text:p>
      <text:p text:style-name="Standard"><text:span text:style-name="T6">Testing AUC: 90.581%</text:span></text:p>
      <text:p text:style-name="Standard"><text:span text:style-name="T1">Testing recall: 71.858%</text:span></text:p>
      <text:p text:style-name="Standard"><text:span text:style-name="T1">Testing precision: 88.204%</text:span></text:p>
      <text:p text:style-name="Standard"><text:span text:style-name="T1">Testing f_measure: 74.470%</text:span></text:p>
      <text:p text:style-name="Standard"><text:span text:style-name="T1">Training accuracy: 83.039%</text:span></text:p>
      <text:p text:style-name="Standard"><text:span text:style-name="T1">Training recall: 82.113%</text:span></text:p>
      <text:p text:style-name="Standard"><text:span text:style-name="T1">Training precision: 83.688%</text:span></text:p>
      <text:p text:style-name="Standard"><text:span text:style-name="T1">Training f_measure: 82.876%</text:span></text:p>
      <text:p text:style-name="Standard">hiddenUnits=30;</text:p>
      <text:p text:style-name="Standard"><text:soft-page-break/>batchsize=100;</text:p>
      <text:p text:style-name="Standard">numepochs=5000;</text:p>
      <text:p text:style-name="Standard">inputZeroMaskedFraction=0.5; %default 0.5</text:p>
      <text:p text:style-name="Standard">weightPenaltyL2=1.00e-4; %default 1.00e-3</text:p>
      <text:p text:style-name="Standard">learningRate= 0.1; %default is 1</text:p>
      <text:p text:style-name="Standard">2013-10-18 :23 FINISHED.</text:p>
      <text:p text:style-name="Standard">Number of total DDI is: 30</text:p>
      <text:p text:style-name="Standard">Number of successed DDI is: 30</text:p>
      <text:p text:style-name="Standard">Number of total sequence is: 30</text:p>
      <text:p text:style-name="Standard">FisherMode: FisherM1AA3 SVMMode: DL Kernel: DL, choseNegRatio: 1, </text:p>
      <text:p text:style-name="Standard"><text:span text:style-name="T16">Testing AUC: 89.355%</text:span></text:p>
      <text:p text:style-name="Standard">Testing recall: 70.926%</text:p>
      <text:p text:style-name="Standard">Testing precision: 86.751%</text:p>
      <text:p text:style-name="Standard">Testing f_measure: 74.268%</text:p>
      <text:p text:style-name="Standard">Training accuracy: 87.876%</text:p>
      <text:p text:style-name="Standard">Training recall: 87.456%</text:p>
      <text:p text:style-name="Standard">Training precision: 88.307%</text:p>
      <text:p text:style-name="Standard">Training f_measure: 87.815%</text:p>
      <text:p text:style-name="Standard"/>
      <text:p text:style-name="Plain_20_Text">OCT 16</text:p>
      <text:p text:style-name="Plain_20_Text"><text:bookmark-start text:name="__DdeLink__2849_748965231"/>run3DID_AllVectorsChooseNegRand_aaIndex_test_load_DL_cross('finishedDDIs_AllVectorsChooseNegRand_FisherM1_SVMLIGHT_POLY_02NOV2011_30.txt', '<text:span text:style-name="T18">FisherM1ONLY</text:span><text:bookmark-end text:name="__DdeLink__2849_748965231"/>', 'DL', 'DL', 1, 1)</text:p>
      <text:p text:style-name="Standard"><text:span text:style-name="T3">%setup parameters</text:span></text:p>
      <text:p text:style-name="Standard"><text:span text:style-name="T14">numberOFFeature=size(train_x, 2);</text:span></text:p>
      <text:p text:style-name="Standard"><text:span text:style-name="T14">hiddenUnits=20;</text:span></text:p>
      <text:p text:style-name="Standard"><text:span text:style-name="T14">batchsize=100;</text:span></text:p>
      <text:p text:style-name="Standard"><text:span text:style-name="T14">numepochs=10000;</text:span></text:p>
      <text:p text:style-name="Standard"><text:soft-page-break/><text:span text:style-name="T14">inputZeroMaskedFraction=0.5; </text:span><text:span text:style-name="T3">%default 0.5</text:span></text:p>
      <text:p text:style-name="Standard"><text:span text:style-name="T14">weightPenaltyL2=1.00e-4; </text:span><text:span text:style-name="T3">%default 1.00e-3</text:span></text:p>
      <text:p text:style-name="Standard"><text:span text:style-name="T14">learningRate= 0.03; </text:span><text:span text:style-name="T3">%default is 1</text:span></text:p>
      <text:p text:style-name="Standard"><text:span text:style-name="T14">plot <text:s text:c="13"/>= 1; <text:s text:c="11"/></text:span><text:span text:style-name="T3">% <text:s/>enable plotting</text:span></text:p>
      <text:p text:style-name="Standard"><text:span text:style-name="T3">Training AUC: 87.683%</text:span></text:p>
      <text:p text:style-name="Standard"><text:span text:style-name="T3">Training accuracy: 77.819%</text:span></text:p>
      <text:p text:style-name="Standard"><text:span text:style-name="T3">Training recall: 75.896%</text:span></text:p>
      <text:p text:style-name="Standard"><text:span text:style-name="T3">Training precision: 78.931%</text:span></text:p>
      <text:p text:style-name="Standard"><text:span text:style-name="T3">Training f_measure: 77.384%</text:span></text:p>
      <text:p text:style-name="Standard"><text:span text:style-name="T3">Testing AUC: 95.145%</text:span></text:p>
      <text:p text:style-name="Standard"><text:span text:style-name="T3">Testing accuracy: 86.076%</text:span></text:p>
      <text:p text:style-name="Standard"><text:span text:style-name="T3">Testing recall: 94.937%</text:span></text:p>
      <text:p text:style-name="Standard"><text:span text:style-name="T3">Testing precision: 80.645%</text:span></text:p>
      <text:p text:style-name="Standard"><text:span text:style-name="T3">Testing f_measure: 87.209%</text:span></text:p>
      <text:p text:style-name="Standard"><text:span text:style-name="T3">2013-10-16 22:5 SUCCESS: PF00004.21_int_PF09336.2.</text:span></text:p>
      <text:p text:style-name="Plain_20_Text">Looks good but I will kill it because the plotting take over the control.But underfitting</text:p>
      <text:p text:style-name="Plain_20_Text">Oct15</text:p>
      <text:p text:style-name="Plain_20_Text"><text:bookmark-start text:name="__DdeLink__2846_748965231"/>run3DID_AllVectorsChooseNegRand_aaIndex_test_load_DL_cross('finishedDDIs_AllVectorsChooseNegRand_FisherM1_SVMLIGHT_POLY_02NOV2011_30.txt', '<text:span text:style-name="T18">FisherM1ONLY</text:span><text:bookmark-end text:name="__DdeLink__2846_748965231"/>', 'DL', 'DL', 1, 1)</text:p>
      <text:p text:style-name="Plain_20_Text">2013-10-18 22:33 FINISHED.</text:p>
      <text:p text:style-name="Plain_20_Text">Number of total DDI is: 30</text:p>
      <text:p text:style-name="Plain_20_Text">Number of successed DDI is: 30</text:p>
      <text:p text:style-name="Plain_20_Text">Number of total sequence is: 30</text:p>
      <text:p text:style-name="Plain_20_Text">FisherMode: FisherM1ONLY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92.054%</text:p>
      <text:p text:style-name="Plain_20_Text">Testing recall: 71.199%</text:p>
      <text:p text:style-name="Plain_20_Text">Testing precision: 87.742%</text:p>
      <text:p text:style-name="Plain_20_Text">Testing f_measure: 72.335%</text:p>
      <text:p text:style-name="Plain_20_Text">Training accuracy: 78.571%</text:p>
      <text:p text:style-name="Plain_20_Text">Training recall: 76.446%</text:p>
      <text:p text:style-name="Plain_20_Text">Training precision: 79.841%</text:p>
      <text:p text:style-name="Plain_20_Text">Training f_measure: 78.105%</text:p>
      <text:p text:style-name="Plain_20_Text">Oct14</text:p>
      <text:p text:style-name="Plain_20_Text">dl82</text:p>
      <text:p text:style-name="Plain_20_Text"><text:bookmark-start text:name="__DdeLink__2829_748965231"/><text:soft-page-break/>run3DID_remote_ChooseNegRand_aaIndex_test_load_DL_cross<text:span text:style-name="T16">('finishedDDIs_AllVectorsChooseNegRand_FisherM1_SVMLIGHT_POLY_02NOV2011_30.txt', 'FisherM1ONLY', '</text:span><text:span text:style-name="T17">SVMLIGHT</text:span><text:span text:style-name="T16">', '</text:span><text:span text:style-name="T17">LINEAR</text:span><text:bookmark-end text:name="__DdeLink__2829_748965231"/><text:span text:style-name="T16">', 1, 1)</text:span></text:p>
      <text:p text:style-name="Plain_20_Text"><text:span text:style-name="T16">2013-10-14 20:16 FINISHED.</text:span></text:p>
      <text:p text:style-name="Plain_20_Text"><text:span text:style-name="T16">Number of total DDI is: 30</text:span></text:p>
      <text:p text:style-name="Plain_20_Text"><text:span text:style-name="T16">Number of successed DDI is: 30</text:span></text:p>
      <text:p text:style-name="Plain_20_Text"><text:span text:style-name="T16">Number of total sequence is: 30</text:span></text:p>
      <text:p text:style-name="Plain_20_Text"><text:span text:style-name="T16">FisherMode: FisherM1ONLY SVMMode: SVMLIGHT Kernel: LINEAR, choseNegRatio: 1, choseNegRatioTest: 1</text:span></text:p>
      <text:p text:style-name="Plain_20_Text"><text:span text:style-name="T16">The baseline AUC: 0.000%</text:span></text:p>
      <text:p text:style-name="Plain_20_Text"><text:span text:style-name="T16">The baseline recall: 0.000%</text:span></text:p>
      <text:p text:style-name="Plain_20_Text"><text:span text:style-name="T16">The baseline precision: 0.000%</text:span></text:p>
      <text:p text:style-name="Plain_20_Text"><text:span text:style-name="T16">Testing AUC: 91.691%</text:span></text:p>
      <text:p text:style-name="Plain_20_Text"><text:span text:style-name="T16">Testing recall: 72.461%</text:span></text:p>
      <text:p text:style-name="Plain_20_Text"><text:span text:style-name="T16">Testing precision: 87.310%</text:span></text:p>
      <text:p text:style-name="Plain_20_Text"><text:span text:style-name="T16">Testing f_measure: 73.885%</text:span></text:p>
      <text:p text:style-name="Plain_20_Text"><text:span text:style-name="T16">Training accuracy: 78.884%</text:span></text:p>
      <text:p text:style-name="Plain_20_Text"><text:span text:style-name="T16">Training recall: 78.096%</text:span></text:p>
      <text:p text:style-name="Plain_20_Text"><text:span text:style-name="T16">Training precision: 79.351%</text:span></text:p>
      <text:p text:style-name="Plain_20_Text"><text:span text:style-name="T16">Training f_measure: 78.716%</text:span></text:p>
      <text:p text:style-name="Plain_20_Text"/>
      <text:p text:style-name="Plain_20_Text"><text:span text:style-name="T16">run3DID_remote_ChooseNegRand_aaIndex_test_load_DL_cross('</text:span><text:span text:style-name="T19">finishedDDIs_AllVectorsChooseNegRand_FisherM1_SVMLIGHT_POLY_02NOV2011.txt</text:span><text:span text:style-name="T16">', 'FisherM1ONLY', '</text:span><text:span text:style-name="T17">SVMLIGHT</text:span><text:span text:style-name="T16">', '</text:span><text:span text:style-name="T17">LINEAR</text:span><text:span text:style-name="T16">', 1, 1)</text:span></text:p>
      <text:p text:style-name="Plain_20_Text"><text:span text:style-name="T16">2013-10-15 16:46 FINISHED.</text:span></text:p>
      <text:p text:style-name="Plain_20_Text"><text:span text:style-name="T16">Number of total DDI is: 115</text:span></text:p>
      <text:p text:style-name="Plain_20_Text"><text:span text:style-name="T16">Number of successed DDI is: 86</text:span></text:p>
      <text:p text:style-name="Plain_20_Text"><text:span text:style-name="T16">Number of total sequence is: 86</text:span></text:p>
      <text:p text:style-name="Plain_20_Text"><text:span text:style-name="T16">FisherMode: FisherM1ONLY SVMMode: SVMLIGHT Kernel: LINEAR, choseNegRatio: 1, choseNegRatioTest: 1</text:span></text:p>
      <text:p text:style-name="Plain_20_Text"><text:span text:style-name="T16">The baseline AUC: 0.000%</text:span></text:p>
      <text:p text:style-name="Plain_20_Text"><text:span text:style-name="T16">The baseline recall: 0.000%</text:span></text:p>
      <text:p text:style-name="Plain_20_Text"><text:span text:style-name="T16">The baseline precision: 0.000%</text:span></text:p>
      <text:p text:style-name="Plain_20_Text"><text:span text:style-name="T16">Testing AUC: 92.993%</text:span></text:p>
      <text:p text:style-name="Plain_20_Text"><text:span text:style-name="T16">Testing recall: 78.810%</text:span></text:p>
      <text:p text:style-name="Plain_20_Text"><text:span text:style-name="T16">Testing precision: 85.391%</text:span></text:p>
      <text:p text:style-name="Plain_20_Text"><text:span text:style-name="T16">Testing f_measure: 78.672%</text:span></text:p>
      <text:p text:style-name="Plain_20_Text"><text:span text:style-name="T16">Training accuracy: 80.789%</text:span></text:p>
      <text:p text:style-name="Plain_20_Text"><text:span text:style-name="T16">Training recall: 84.088%</text:span></text:p>
      <text:p text:style-name="Plain_20_Text"><text:span text:style-name="T16">Training precision: 78.883%</text:span></text:p>
      <text:p text:style-name="Plain_20_Text"><text:span text:style-name="T16">Training f_measure: 81.402%</text:span></text:p>
      <text:p text:style-name="Plain_20_Text">Oct12</text:p>
      <text:p text:style-name="Plain_20_Text"/>
      <text:p text:style-name="Plain_20_Text"><text:span text:style-name="T16">local</text:span></text:p>
      <text:p text:style-name="Plain_20_Text"><text:bookmark-start text:name="__DdeLink__2322_748965231"/><text:bookmark-start text:name="__DdeLink__5343_550197603"/><text:span text:style-name="T16">run3DID_AllVectorsChooseNegRand_aaIndex_test_load_DL('finishedDDIs_AllVectorsChooseNegRand_FisherM1_SVMLIGHT_POLY_02NOV2011_30.txt', 'FisherM1AA3', 'DL', 'DL', 1, 1)</text:span><text:bookmark-end text:name="__DdeLink__2322_748965231"/><text:bookmark-end text:name="__DdeLink__5343_550197603"/><text:span text:style-name="T16"> </text:span><text:span text:style-name="T4">%setup parameters</text:span></text:p>
      <text:p text:style-name="Standard"><text:span text:style-name="T3">numberOFFeature=size(train_x, 2);</text:span></text:p>
      <text:p text:style-name="Standard"><text:span text:style-name="T3">hiddenUnits=20;</text:span></text:p>
      <text:p text:style-name="Standard"><text:span text:style-name="T3">batchsize=size(train_x, 1);</text:span></text:p>
      <text:p text:style-name="Standard"><text:soft-page-break/><text:span text:style-name="T3">numepochs=100000;</text:span></text:p>
      <text:p text:style-name="Standard"><text:span text:style-name="T3">inputZeroMaskedFraction=0.2; %default 0.2</text:span></text:p>
      <text:p text:style-name="Standard"><text:span text:style-name="T3">weightPenaltyL2=1.00e-4; %default 1.00e-3</text:span></text:p>
      <text:p text:style-name="Standard"><text:span text:style-name="T3">learningRate= 0.03; %default is 1</text:span></text:p>
      <text:p text:style-name="Plain_20_Text"><text:span text:style-name="T4">dropoutFraction=0.5; </text:span></text:p>
      <text:p text:style-name="Plain_20_Text"><text:span text:style-name="T16">FisherMode: FisherM1AA3 SVMMode: DL Kernel: DL, choseNegRatio: 1, choseNegRatioTest: 1</text:span></text:p>
      <text:p text:style-name="Plain_20_Text"><text:span text:style-name="T16">The baseline AUC: 0.000%</text:span></text:p>
      <text:p text:style-name="Plain_20_Text"><text:span text:style-name="T16">The baseline recall: 0.000%</text:span></text:p>
      <text:p text:style-name="Plain_20_Text"><text:span text:style-name="T16">The baseline precision: 0.000%</text:span></text:p>
      <text:p text:style-name="Plain_20_Text"><text:span text:style-name="T16">Testing AUC: 87.421%</text:span></text:p>
      <text:p text:style-name="Plain_20_Text"><text:span text:style-name="T16">Testing recall: 72.108%</text:span></text:p>
      <text:p text:style-name="Plain_20_Text"><text:span text:style-name="T16">Testing precision: 84.895%</text:span></text:p>
      <text:p text:style-name="Plain_20_Text"><text:span text:style-name="T16">Testing f_measure: 75.876%</text:span></text:p>
      <text:p text:style-name="Plain_20_Text"><text:span text:style-name="T16">Training accuracy: 92.880%</text:span></text:p>
      <text:p text:style-name="Plain_20_Text"><text:span text:style-name="T16">Training recall: 91.861%</text:span></text:p>
      <text:p text:style-name="Plain_20_Text"><text:span text:style-name="T16">Training precision: 93.749%</text:span></text:p>
      <text:p text:style-name="Plain_20_Text"><text:span text:style-name="T16">Training f_measure: 92.701%</text:span></text:p>
      <text:p text:style-name="Plain_20_Text"/>
      <text:p text:style-name="Plain_20_Text">Oct11</text:p>
      <text:p text:style-name="Plain_20_Text"><text:bookmark text:name="__DdeLink__2317_748965231"/>dl8</text:p>
      <text:p text:style-name="Plain_20_Text"/>
      <text:p text:style-name="Plain_20_Text"><text:bookmark-start text:name="__DdeLink__2297_748965231"/>run3DID_remote_ChooseNegRand_aaIndex_test_load_DL_cross<text:span text:style-name="T16">('finishedDDIs_AllVectorsChooseNegRand_FisherM1_SVMLIGHT_POLY_02NOV2011_30.txt', 'FisherM1AA1', '</text:span><text:span text:style-name="T17">SVMLIGHT</text:span><text:span text:style-name="T16">', '</text:span><text:span text:style-name="T17">LINEAR</text:span><text:bookmark-end text:name="__DdeLink__2297_748965231"/><text:span text:style-name="T16">', 1, 1)</text:span></text:p>
      <text:p text:style-name="Plain_20_Text"><text:span text:style-name="T16">2013-10-11 20:31 FINISHED.</text:span></text:p>
      <text:p text:style-name="Plain_20_Text"><text:span text:style-name="T16">Number of total DDI is: 30</text:span></text:p>
      <text:p text:style-name="Plain_20_Text"><text:span text:style-name="T16">Number of successed DDI is: 30</text:span></text:p>
      <text:p text:style-name="Plain_20_Text"><text:span text:style-name="T16">Number of total sequence is: 30</text:span></text:p>
      <text:p text:style-name="Plain_20_Text"><text:span text:style-name="T16">FisherMode: FisherM1AA1 SVMMode: SVMLIGHT Kernel: LINEAR, choseNegRatio: 1, choseNegRatioTest: 1</text:span></text:p>
      <text:p text:style-name="Plain_20_Text"><text:span text:style-name="T16">The baseline AUC: 0.000%</text:span></text:p>
      <text:p text:style-name="Plain_20_Text"><text:span text:style-name="T16">The baseline recall: 0.000%</text:span></text:p>
      <text:p text:style-name="Plain_20_Text"><text:span text:style-name="T16">The baseline precision: 0.000%</text:span></text:p>
      <text:p text:style-name="Plain_20_Text"><text:span text:style-name="T18">Testing AUC: 90.654%</text:span></text:p>
      <text:p text:style-name="Plain_20_Text"><text:span text:style-name="T18">Testing recall: 71.767%</text:span></text:p>
      <text:p text:style-name="Plain_20_Text"><text:span text:style-name="T18">Testing precision: 87.937%</text:span></text:p>
      <text:p text:style-name="Plain_20_Text"><text:span text:style-name="T18">Testing f_measure: 73.628%</text:span></text:p>
      <text:p text:style-name="Plain_20_Text"><text:span text:style-name="T18">Training accuracy: 79.399%</text:span></text:p>
      <text:p text:style-name="Plain_20_Text"><text:span text:style-name="T18">Training recall: 77.843%</text:span></text:p>
      <text:p text:style-name="Plain_20_Text"><text:span text:style-name="T18">Training precision: 80.345%</text:span></text:p>
      <text:p text:style-name="Plain_20_Text"><text:span text:style-name="T18">Training f_measure: 79.073%</text:span></text:p>
      <text:p text:style-name="Plain_20_Text"><text:span text:style-name="T16">dl82</text:span></text:p>
      <text:p text:style-name="Plain_20_Text"><text:bookmark-start text:name="__DdeLink__2301_748965231"/><text:span text:style-name="T16">run3DID_remote_ChooseNegRand_aaIndex_test_load_DL_cross('finishedDDIs_AllVectorsChooseNegRand_FisherM1_SVMLIGHT_POLY_02NOV2011_30.txt', 'None</text:span><text:bookmark-end text:name="__DdeLink__2301_748965231"/><text:span text:style-name="T16">', 'DL', 'DL', 1, 1)</text:span></text:p>
      <text:p text:style-name="Plain_20_Text"><text:span text:style-name="T16">2013-10-11 16:39 STARTED.</text:span></text:p>
      <text:p text:style-name="Plain_20_Text"><text:span text:style-name="T16">Training AUC: 52.614%</text:span></text:p>
      <text:p text:style-name="Plain_20_Text"><text:span text:style-name="T16">Training accuracy: 51.155%</text:span></text:p>
      <text:p text:style-name="Plain_20_Text"><text:span text:style-name="T16">Training recall: 69.562%</text:span></text:p>
      <text:p text:style-name="Plain_20_Text"><text:soft-page-break/><text:span text:style-name="T16">Training precision: 50.844%</text:span></text:p>
      <text:p text:style-name="Plain_20_Text"><text:span text:style-name="T16">Training f_measure: 58.748%</text:span></text:p>
      <text:p text:style-name="Plain_20_Text"><text:span text:style-name="T16">Testing AUC: 50.813%</text:span></text:p>
      <text:p text:style-name="Plain_20_Text"><text:span text:style-name="T16">Testing accuracy: 48.101%</text:span></text:p>
      <text:p text:style-name="Plain_20_Text"><text:span text:style-name="T16">Testing recall: 65.190%</text:span></text:p>
      <text:p text:style-name="Plain_20_Text"><text:span text:style-name="T16">Testing precision: 48.585%</text:span></text:p>
      <text:p text:style-name="Plain_20_Text"><text:span text:style-name="T16">Testing f_measure: 55.676%</text:span></text:p>
      <text:p text:style-name="Plain_20_Text"><text:span text:style-name="T16">2013-10-12 6:59 SUCCESS: PF00004.21_int_PF09336.2.</text:span></text:p>
      <text:p text:style-name="Plain_20_Text"><text:span text:style-name="T16">killed</text:span></text:p>
      <text:p text:style-name="Plain_20_Text">screen -collect2</text:p>
      <text:p text:style-name="Plain_20_Text"><text:bookmark-start text:name="__DdeLink__2311_748965231"/><text:bookmark-start text:name="__DdeLink__2313_748965231"/><text:span text:style-name="T8">run3DID_AllVectorsChooseNegRand_aaIndex_test_load_DL_remote_1('finishedDDIs_AllVectorsChooseNegRand_FisherM1_SVMLIGHT_POLY_02NOV2011_30.txt', '</text:span><text:span text:style-name="T16">AAIndex3</text:span><text:bookmark-end text:name="__DdeLink__2311_748965231"/><text:bookmark-end text:name="__DdeLink__2313_748965231"/><text:span text:style-name="T8">', 'DL', 'DL', 1, 1)</text:span></text:p>
      <text:p text:style-name="Plain_20_Text"><text:span text:style-name="T8">%setup parameters</text:span></text:p>
      <text:p text:style-name="Plain_20_Text"><text:span text:style-name="T8">numberOFFeature=size(train_x, 2);</text:span></text:p>
      <text:p text:style-name="Plain_20_Text"><text:span text:style-name="T8">hiddenUnits=20;</text:span></text:p>
      <text:p text:style-name="Plain_20_Text"><text:span text:style-name="T8">batchsize=size(train_x, 1);</text:span></text:p>
      <text:p text:style-name="Plain_20_Text"><text:span text:style-name="T18">numepochs=100000;</text:span></text:p>
      <text:p text:style-name="Plain_20_Text"><text:span text:style-name="T18">inputZeroMaskedFraction=0.2; %default 0.2</text:span></text:p>
      <text:p text:style-name="Plain_20_Text"><text:span text:style-name="T18">weightPenaltyL2=1.00e-3; %default 1.00e-3</text:span></text:p>
      <text:p text:style-name="Plain_20_Text"><text:span text:style-name="T18">learningRate= 0.01; %default is 1</text:span></text:p>
      <text:p text:style-name="Plain_20_Text"/>
      <text:p text:style-name="Plain_20_Text"><text:span text:style-name="T18">killed. NoFor too good one hidden layer because few trying examples too many features.</text:span></text:p>
      <text:p text:style-name="Plain_20_Text"/>
      <text:p text:style-name="Plain_20_Text"><text:span text:style-name="T18">Training accuracy: 85.714%</text:span></text:p>
      <text:p text:style-name="Plain_20_Text"><text:span text:style-name="T18">Training recall: 87.395%</text:span></text:p>
      <text:p text:style-name="Plain_20_Text"><text:span text:style-name="T18">Training precision: 84.553%</text:span></text:p>
      <text:p text:style-name="Plain_20_Text"><text:span text:style-name="T18">Training f_measure: 85.950%</text:span></text:p>
      <text:p text:style-name="Plain_20_Text"><text:span text:style-name="T18">Testing accuracy: 75.000%</text:span></text:p>
      <text:p text:style-name="Plain_20_Text"><text:span text:style-name="T18">Testing recall: 83.333%</text:span></text:p>
      <text:p text:style-name="Plain_20_Text"><text:span text:style-name="T18">Testing precision: 71.429%</text:span></text:p>
      <text:p text:style-name="Plain_20_Text"><text:span text:style-name="T18">Testing f_measure: 76.923%</text:span></text:p>
      <text:p text:style-name="Plain_20_Text"/>
      <text:p text:style-name="Plain_20_Text">Oct10</text:p>
      <text:p text:style-name="Plain_20_Text"><text:bookmark text:name="__DdeLink__2274_748965231"/><text:span text:style-name="T16">run3DID_AllVectorsChooseNegRand_aaIndex_test_load_DL('finishedDDIs_AllVectorsChooseNegRand_FisherM1_SVMLIGHT_POLY_02NOV2011_30.txt', 'FisherM1AA1', 'DL', 'DL', 1, 1)</text:span></text:p>
      <text:p text:style-name="Standard"><text:span text:style-name="T14">numberOFFeature=size(train_x, 2);</text:span></text:p>
      <text:p text:style-name="Standard"><text:span text:style-name="T14">hiddenUnits=20;</text:span></text:p>
      <text:p text:style-name="Standard"><text:span text:style-name="T14">batchsize=size(train_x, 1);</text:span></text:p>
      <text:p text:style-name="Standard"><text:span text:style-name="T14">numepochs=500000;</text:span></text:p>
      <text:p text:style-name="Standard"><text:span text:style-name="T14">inputZeroMaskedFraction=0.2; </text:span><text:span text:style-name="T3">%default 0.2</text:span></text:p>
      <text:p text:style-name="Standard"><text:span text:style-name="T14">weightPenaltyL2=1.00e-4; </text:span><text:span text:style-name="T3">%default 1.00e-3</text:span></text:p>
      <text:p text:style-name="Standard"><text:span text:style-name="T14">learningRate= 0.005; </text:span><text:span text:style-name="T3">%default is 1</text:span></text:p>
      <text:p text:style-name="Standard"><text:span text:style-name="T3">PF00004.21_int_PF09336.2</text:span></text:p>
      <text:p text:style-name="Standard"><text:soft-page-break/><text:span text:style-name="T3">Training AE 2/2</text:span></text:p>
      <text:p text:style-name="Standard"><text:span text:style-name="T3">Training accuracy: 97.872%</text:span></text:p>
      <text:p text:style-name="Standard"><text:span text:style-name="T3">Training recall: 100.000%</text:span></text:p>
      <text:p text:style-name="Standard"><text:span text:style-name="T3">Training precision: 95.918%</text:span></text:p>
      <text:p text:style-name="Standard"><text:span text:style-name="T3">Training f_measure: 97.917%</text:span></text:p>
      <text:p text:style-name="Standard"><text:span text:style-name="T3">Testing accuracy: 74.219%</text:span></text:p>
      <text:p text:style-name="Standard"><text:span text:style-name="T3">Testing recall: 67.188%</text:span></text:p>
      <text:p text:style-name="Standard"><text:span text:style-name="T3">Testing precision: 78.182%</text:span></text:p>
      <text:p text:style-name="Standard"><text:span text:style-name="T3">Testing f_measure: 72.269%</text:span></text:p>
      <text:p text:style-name="Standard"><text:span text:style-name="T4">Stopped because of clear overfitting. Use new settting add dropout.</text:span></text:p>
      <text:p text:style-name="Standard"><text:span text:style-name="T3">%setup parameters</text:span></text:p>
      <text:p text:style-name="Standard"><text:span text:style-name="T3">numberOFFeature=size(train_x, 2);</text:span></text:p>
      <text:p text:style-name="Standard"><text:span text:style-name="T3">hiddenUnits=20;</text:span></text:p>
      <text:p text:style-name="Standard"><text:span text:style-name="T3">batchsize=size(train_x, 1);</text:span></text:p>
      <text:p text:style-name="Standard"><text:span text:style-name="T3">numepochs=500000;</text:span></text:p>
      <text:p text:style-name="Standard"><text:span text:style-name="T3">inputZeroMaskedFraction=0.2; %default 0.2</text:span></text:p>
      <text:p text:style-name="Standard"><text:span text:style-name="T3">weightPenaltyL2=1.00e-4; %default 1.00e-3</text:span></text:p>
      <text:p text:style-name="Standard"><text:span text:style-name="T3">learningRate= 0.005; %default is 1</text:span></text:p>
      <text:p text:style-name="Standard"><text:bookmark text:name="__DdeLink__2294_748965231"/><text:span text:style-name="T3">dropoutFraction=0.5; %default is 0</text:span></text:p>
      <text:p text:style-name="Standard"/>
      <text:p text:style-name="Standard"><text:span text:style-name="T3">For one hidden layer</text:span></text:p>
      <text:p text:style-name="Standard"><text:span text:style-name="T3">Training accuracy: 94.149%</text:span></text:p>
      <text:p text:style-name="Standard"><text:span text:style-name="T3">Training recall: 98.936%</text:span></text:p>
      <text:p text:style-name="Standard"><text:span text:style-name="T3">Training precision: 90.291%</text:span></text:p>
      <text:p text:style-name="Standard"><text:span text:style-name="T3">Training f_measure: 94.416%</text:span></text:p>
      <text:p text:style-name="Standard"><text:span text:style-name="T3">Testing accuracy: 82.812%</text:span></text:p>
      <text:p text:style-name="Standard"><text:span text:style-name="T3">Testing recall: 79.688%</text:span></text:p>
      <text:p text:style-name="Standard"><text:span text:style-name="T3">Testing precision: 85.000%</text:span></text:p>
      <text:p text:style-name="Standard"><text:soft-page-break/><text:span text:style-name="T3">Testing f_measure: 82.258%</text:span></text:p>
      <text:p text:style-name="Standard"><text:span text:style-name="T4">Stopped because of clear underfitting. Did not beat Oct6. Use new settting add dropout.</text:span></text:p>
      <text:p text:style-name="Standard"><text:span text:style-name="T3">%setup parameters</text:span></text:p>
      <text:p text:style-name="Standard"><text:span text:style-name="T3">numberOFFeature=size(train_x, 2);</text:span></text:p>
      <text:p text:style-name="Standard"><text:span text:style-name="T3">hiddenUnits=20;</text:span></text:p>
      <text:p text:style-name="Standard"><text:span text:style-name="T3">batchsize=size(train_x, 1);</text:span></text:p>
      <text:p text:style-name="Standard"><text:span text:style-name="T3">numepochs=100000;</text:span></text:p>
      <text:p text:style-name="Standard"><text:span text:style-name="T3">inputZeroMaskedFraction=0.2; %default 0.2</text:span></text:p>
      <text:p text:style-name="Standard"><text:span text:style-name="T3">weightPenaltyL2=1.00e-4; %default 1.00e-3</text:span></text:p>
      <text:p text:style-name="Standard"><text:span text:style-name="T3">learningRate= 0.03; %default is 1</text:span></text:p>
      <text:p text:style-name="Standard"><text:span text:style-name="T4">dropoutFraction=0.5; </text:span></text:p>
      <text:p text:style-name="Standard"><text:span text:style-name="T4">FisherMode: FisherM1AA1 SVMMode: DL Kernel: DL, choseNegRatio: 1, choseNegRatioTest: 1</text:span></text:p>
      <text:p text:style-name="Standard"><text:span text:style-name="T4">The baseline AUC: 0.000%</text:span></text:p>
      <text:p text:style-name="Standard"><text:span text:style-name="T4">The baseline recall: 0.000%</text:span></text:p>
      <text:p text:style-name="Standard"><text:span text:style-name="T4">The baseline precision: 0.000%</text:span></text:p>
      <text:p text:style-name="Standard"><text:span text:style-name="T4">Testing AUC: 88.479%</text:span></text:p>
      <text:p text:style-name="Standard"><text:span text:style-name="T4">Testing recall: 74.113%</text:span></text:p>
      <text:p text:style-name="Standard"><text:span text:style-name="T4">Testing precision: 85.829%</text:span></text:p>
      <text:p text:style-name="Standard"><text:span text:style-name="T4">Testing f_measure: 77.457%</text:span></text:p>
      <text:p text:style-name="Standard"><text:span text:style-name="T4">Training accuracy: 90.148%</text:span></text:p>
      <text:p text:style-name="Standard"><text:span text:style-name="T4">Training recall: 88.420%</text:span></text:p>
      <text:p text:style-name="Standard"><text:span text:style-name="T4">Training precision: 91.470%</text:span></text:p>
      <text:p text:style-name="Standard"><text:span text:style-name="T4">Training f_measure: 89.762%</text:span></text:p>
      <text:p text:style-name="Standard"/>
      <text:p text:style-name="Plain_20_Text"><text:span text:style-name="T8">run3DID_AllVectorsChooseNegRand_aaIndex_test_load_DL_</text:span><text:span text:style-name="T16">cross</text:span><text:span text:style-name="T8">('finishedDDIs_AllVectorsChooseNegRand_FisherM1_SVMLIGHT_POLY_02NOV2011_30.txt', '</text:span><text:span text:style-name="T16">FisherM1AA1</text:span><text:span text:style-name="T8">', 'DL', 'DL', 1, 1)</text:span></text:p>
      <text:p text:style-name="Plain_20_Text"><text:span text:style-name="T8">%setup parameters</text:span></text:p>
      <text:p text:style-name="Plain_20_Text"><text:span text:style-name="T8">numberOFFeature=size(train_x, 2);</text:span></text:p>
      <text:p text:style-name="Plain_20_Text"><text:soft-page-break/><text:span text:style-name="T16">hiddenUnits=20;</text:span></text:p>
      <text:p text:style-name="Plain_20_Text"><text:span text:style-name="T16">batchsize=size(train_x, 1);</text:span></text:p>
      <text:p text:style-name="Plain_20_Text"><text:span text:style-name="T16">numepochs=100000;</text:span></text:p>
      <text:p text:style-name="Plain_20_Text"><text:span text:style-name="T16">inputZeroMaskedFraction=0.2; %default 0.2</text:span></text:p>
      <text:p text:style-name="Plain_20_Text"><text:span text:style-name="T16">weightPenaltyL2=1.00e-3; %default 1.00e-3</text:span></text:p>
      <text:p text:style-name="Plain_20_Text"><text:span text:style-name="T16">learningRate= 1; %default is 1</text:span></text:p>
      <text:p text:style-name="Plain_20_Text"><text:span text:style-name="T8">2013-10-10 18:35 STARTED.</text:span></text:p>
      <text:p text:style-name="Plain_20_Text"><text:span text:style-name="T8">Training AE 1/1</text:span></text:p>
      <text:p text:style-name="Plain_20_Text"><text:span text:style-name="T8">For one hidden layer</text:span></text:p>
      <text:p text:style-name="Plain_20_Text"><text:span text:style-name="T8">Training accuracy: 78.367%</text:span></text:p>
      <text:p text:style-name="Plain_20_Text"><text:span text:style-name="T8">Training recall: 74.442%</text:span></text:p>
      <text:p text:style-name="Plain_20_Text"><text:span text:style-name="T8">Training precision: 80.783%</text:span></text:p>
      <text:p text:style-name="Plain_20_Text"><text:span text:style-name="T8">Training f_measure: 77.483%</text:span></text:p>
      <text:p text:style-name="Plain_20_Text"><text:span text:style-name="T8">Testing accuracy: 88.291%</text:span></text:p>
      <text:p text:style-name="Plain_20_Text"><text:span text:style-name="T8">Testing recall: 94.937%</text:span></text:p>
      <text:p text:style-name="Plain_20_Text"><text:span text:style-name="T8">Testing precision: 83.799%</text:span></text:p>
      <text:p text:style-name="Plain_20_Text"><text:span text:style-name="T8">Testing f_measure: 89.021%</text:span></text:p>
      <text:p text:style-name="Plain_20_Text"><text:span text:style-name="T8">Training AE 1/2</text:span></text:p>
      <text:p text:style-name="Plain_20_Text"><text:span text:style-name="T8">Training AE 2/2</text:span></text:p>
      <text:p text:style-name="Plain_20_Text"><text:span text:style-name="T16">Training accuracy: 50.000%</text:span></text:p>
      <text:p text:style-name="Plain_20_Text"><text:span text:style-name="T8">Training recall: 100.000%</text:span></text:p>
      <text:p text:style-name="Plain_20_Text"><text:span text:style-name="T8">Training precision: 50.000%</text:span></text:p>
      <text:p text:style-name="Plain_20_Text"><text:span text:style-name="T8">Training f_measure: 66.667%</text:span></text:p>
      <text:p text:style-name="Plain_20_Text"><text:span text:style-name="T16">Testing accuracy: 50.000%</text:span></text:p>
      <text:p text:style-name="Plain_20_Text"><text:span text:style-name="T8">Testing recall: 100.000%</text:span></text:p>
      <text:p text:style-name="Plain_20_Text"><text:span text:style-name="T8">Testing precision: 50.000%</text:span></text:p>
      <text:p text:style-name="Plain_20_Text"><text:span text:style-name="T8">Testing f_measure: 66.667%</text:span></text:p>
      <text:p text:style-name="Plain_20_Text"><text:span text:style-name="T16">Stopped because of explosion</text:span></text:p>
      <text:p text:style-name="Standard"><text:span text:style-name="T4">%setup parameters</text:span></text:p>
      <text:p text:style-name="Standard"><text:span text:style-name="T14">numberOFFeature=size(train_x, 2);</text:span></text:p>
      <text:p text:style-name="Standard"><text:span text:style-name="T14">hiddenUnits=20;</text:span></text:p>
      <text:p text:style-name="Standard"><text:span text:style-name="T14">batchsize=size(train_x, 1);</text:span></text:p>
      <text:p text:style-name="Standard"><text:span text:style-name="T13">numepochs=100000;</text:span></text:p>
      <text:p text:style-name="Standard"><text:span text:style-name="T13">inputZeroMaskedFraction=0.2; </text:span><text:span text:style-name="T4">%default 0.2</text:span></text:p>
      <text:p text:style-name="Standard"><text:span text:style-name="T13">weightPenaltyL2=1.00e-4; </text:span><text:span text:style-name="T3">%default 1.00e-3</text:span></text:p>
      <text:p text:style-name="Standard"><text:span text:style-name="T14">learningRate= 0.03; </text:span><text:span text:style-name="T3">%default is 1</text:span></text:p>
      <text:p text:style-name="Plain_20_Text"><text:span text:style-name="T16">2013-10-15 13:22 FINISHED.<text:line-break/>Number of total DDI is: 30<text:line-break/>Number of successed DDI is: 30<text:line-break/>Number of total sequence is: 30<text:line-break/>FisherMode: FisherM1AA1 SVMMode: DL Kernel: DL, choseNegRatio: 1, choseNegRatioTest: 1<text:line-break/>The baseline AUC: 0.000%<text:line-break/>The baseline recall: 0.000%<text:line-break/>The baseline precision: 0.000%<text:line-break/></text:span><text:soft-page-break/><text:span text:style-name="T22">Testing AUC: 92.468%</text:span><text:span text:style-name="T16"><text:line-break/></text:span><text:span text:style-name="T22">Testing recall: 72.845%<text:line-break/>Testing precision: 90.027%</text:span><text:span text:style-name="T16"><text:line-break/>Testing f_measure: 74.822%<text:line-break/>Training accuracy: 80.405%<text:line-break/>Training recall: 78.429%<text:line-break/>Training precision: 81.657%<text:line-break/>Training f_measure: 80.009%</text:span></text:p>
      <text:p text:style-name="Plain_20_Text"/>
      <text:p text:style-name="Plain_20_Text"/>
      <text:p text:style-name="Plain_20_Text"><text:span text:style-name="T8">run3DID_AllVectorsChooseNegRand_aaIndex_test_load_DL_remote('finishedDDIs_AllVectorsChooseNegRand_FisherM1_SVMLIGHT_POLY_02NOV2011_30.txt', '</text:span><text:span text:style-name="T16">FisherM1ONLY</text:span><text:span text:style-name="T8">', 'DL', 'DL', 1, 1)</text:span></text:p>
      <text:p text:style-name="Standard"><text:span text:style-name="T5">%setup parameters</text:span></text:p>
      <text:p text:style-name="Standard"><text:span text:style-name="T3">numberOFFeature=size(train_x, 2);</text:span></text:p>
      <text:p text:style-name="Standard"><text:span text:style-name="T3">hiddenUnits=20;</text:span></text:p>
      <text:p text:style-name="Standard"><text:span text:style-name="T3">batchsize=size(train_x, 1);</text:span></text:p>
      <text:p text:style-name="Standard"><text:span text:style-name="T3">numepochs=100000;</text:span></text:p>
      <text:p text:style-name="Standard"><text:span text:style-name="T3">inputZeroMaskedFraction=0.2; %default 0.2</text:span></text:p>
      <text:p text:style-name="Standard"><text:span text:style-name="T3">weightPenaltyL2=1.00e-3; %default 1.00e-3</text:span></text:p>
      <text:p text:style-name="Standard"><text:span text:style-name="T5">learningRate= 0.01; %default is 1</text:span></text:p>
      <text:p text:style-name="Standard"><text:span text:style-name="T5">2013-10-11 2:54 FINISHED.</text:span></text:p>
      <text:p text:style-name="Standard"><text:span text:style-name="T5">Number of total DDI is: 30</text:span></text:p>
      <text:p text:style-name="Standard"><text:span text:style-name="T5">Number of successed DDI is: 30</text:span></text:p>
      <text:p text:style-name="Standard"><text:span text:style-name="T5">Number of total sequence is: 155</text:span></text:p>
      <text:p text:style-name="Standard"><text:span text:style-name="T5">FisherMode: FisherM1ONLY SVMMode: DL Kernel: DL, choseNegRatio: 1, choseNegRatioTest: 1</text:span></text:p>
      <text:p text:style-name="Standard"><text:span text:style-name="T5">The baseline AUC: 0.000%</text:span></text:p>
      <text:p text:style-name="Standard"><text:span text:style-name="T5">The baseline recall: 0.000%</text:span></text:p>
      <text:p text:style-name="Standard"><text:span text:style-name="T5">The baseline precision: 0.000%</text:span></text:p>
      <text:p text:style-name="Standard"><text:span text:style-name="T4">Testing AUC: 90.569%</text:span></text:p>
      <text:p text:style-name="Standard"><text:span text:style-name="T5">Testing recall: 73.651%</text:span></text:p>
      <text:p text:style-name="Standard"><text:span text:style-name="T5">Testing precision: 85.845%</text:span></text:p>
      <text:p text:style-name="Standard"><text:span text:style-name="T4">Testing f_measure: 77.092%</text:span></text:p>
      <text:p text:style-name="Standard"><text:soft-page-break/><text:span text:style-name="T5">Training accuracy: 88.215%</text:span></text:p>
      <text:p text:style-name="Standard"><text:span text:style-name="T5">Training recall: 84.600%</text:span></text:p>
      <text:p text:style-name="Standard"><text:span text:style-name="T5">Training precision: 91.176%</text:span></text:p>
      <text:p text:style-name="Standard"><text:span text:style-name="T5">Training f_measure: 87.318%</text:span></text:p>
      <text:p text:style-name="Plain_20_Text"/>
      <text:p text:style-name="Plain_20_Text"><text:bookmark-start text:name="__DdeLink__2290_748965231"/><text:span text:style-name="T16">run3DID_AllVectorsChooseNegRand_aaIndex_test_load_DL_remote_1('finishedDDIs_AllVectorsChooseNegRand_FisherM1_SVMLIGHT_POLY_02NOV2011_30.txt', 'FisherM1AA1</text:span><text:bookmark-end text:name="__DdeLink__2290_748965231"/><text:span text:style-name="T16">', 'DL', 'DL', 1, 1)</text:span></text:p>
      <text:p text:style-name="Plain_20_Text"/>
      <text:p text:style-name="Plain_20_Text"/>
      <text:p text:style-name="Standard"><text:span text:style-name="T3">%setup parameters</text:span></text:p>
      <text:p text:style-name="Standard"><text:span text:style-name="T3">numberOFFeature=size(train_x, 2);</text:span></text:p>
      <text:p text:style-name="Standard"><text:span text:style-name="T3">hiddenUnits=20;</text:span></text:p>
      <text:p text:style-name="Standard"><text:span text:style-name="T3">batchsize=size(train_x, 1);</text:span></text:p>
      <text:p text:style-name="Standard"><text:span text:style-name="T3">numepochs=100000;</text:span></text:p>
      <text:p text:style-name="Standard"><text:span text:style-name="T3">inputZeroMaskedFraction=0.2; %default 0.2</text:span></text:p>
      <text:p text:style-name="Standard"><text:span text:style-name="T3">weightPenaltyL2=1.00e-3; %default 1.00e-3</text:span></text:p>
      <text:p text:style-name="Standard"><text:span text:style-name="T3">learningRate= 0.01; %default is 1</text:span></text:p>
      <text:p text:style-name="Plain_20_Text">Oct8</text:p>
      <text:p text:style-name="Plain_20_Text">run3DID_AllVectorsChooseNegRand_aaIndex_test_load_DL('testDDI.txt', 'FisherM1AA1', 'DL', 'DL', 1, 1)</text:p>
      <text:p text:style-name="Plain_20_Text"/>
      <text:p text:style-name="Plain_20_Text">%setup parameters</text:p>
      <text:p text:style-name="Plain_20_Text">numberOFFeature=size(train_x, 2);</text:p>
      <text:p text:style-name="Plain_20_Text">hiddenUnits=20;</text:p>
      <text:p text:style-name="Plain_20_Text">batchsize=size(train_x, 1);</text:p>
      <text:p text:style-name="Plain_20_Text"><text:span text:style-name="T16">numepochs=100000;</text:span></text:p>
      <text:p text:style-name="Plain_20_Text"><text:span text:style-name="T16">inputZeroMaskedFraction=0.2; %default 0.2</text:span></text:p>
      <text:p text:style-name="Plain_20_Text"><text:span text:style-name="T16">weightPenaltyL2=1.00e-4; %default 1.00e-3</text:span></text:p>
      <text:p text:style-name="Plain_20_Text">learningRate= 0.01; %default is 1</text:p>
      <text:p text:style-name="Plain_20_Text"/>
      <text:p text:style-name="Standard"><text:span text:style-name="T3">SUCCESS: PF00051.10_int_PF00051.10.</text:span></text:p>
      <text:p text:style-name="Plain_20_Text"/>
      <text:p text:style-name="Plain_20_Text">Testing recall: 54.192%</text:p>
      <text:p text:style-name="Plain_20_Text">Testing precision: 71.736%</text:p>
      <text:p text:style-name="Plain_20_Text">Testing f_measure: 59.504%</text:p>
      <text:p text:style-name="Plain_20_Text">Training accuracy: 96.094%</text:p>
      <text:p text:style-name="Plain_20_Text">Training recall: 95.461%</text:p>
      <text:p text:style-name="Plain_20_Text">Training precision: 96.720%</text:p>
      <text:p text:style-name="Plain_20_Text">Training f_measure: 96.072%</text:p>
      <text:p text:style-name="Plain_20_Text"/>
      <text:p text:style-name="Plain_20_Text"><text:soft-page-break/>run3DID_AllVectorsChooseNegRand_aaIndex_test_load_DL('testDDI.txt', 'FisherM1AA1', 'DL', 'DL', 1, 1)</text:p>
      <text:p text:style-name="Standard"><text:span text:style-name="T3">%setup parameters</text:span></text:p>
      <text:p text:style-name="Standard"><text:span text:style-name="T14">numberOFFeature=size(train_x, 2);</text:span></text:p>
      <text:p text:style-name="Standard"><text:span text:style-name="T14">hiddenUnits=20;</text:span></text:p>
      <text:p text:style-name="Standard"><text:span text:style-name="T14">batchsize=size(train_x, 1);</text:span></text:p>
      <text:p text:style-name="Standard"><text:span text:style-name="T14">numepochs=1000000;</text:span></text:p>
      <text:p text:style-name="Standard"><text:span text:style-name="T14">inputZeroMaskedFraction=0.2; </text:span><text:span text:style-name="T3">%default 0.2</text:span></text:p>
      <text:p text:style-name="Standard"><text:span text:style-name="T14">weightPenaltyL2=1.00e-3; </text:span><text:span text:style-name="T3">%default 1.00e-3</text:span></text:p>
      <text:p text:style-name="Standard"><text:span text:style-name="T14">learningRate= 0.01; </text:span><text:span text:style-name="T3">%default is 1</text:span></text:p>
      <text:p text:style-name="Standard"><text:bookmark text:name="__DdeLink__2267_748965231"/><text:span text:style-name="T3">SUCCESS: PF00051.10_int_PF00051.10.</text:span></text:p>
      <text:p text:style-name="Standard"/>
      <text:p text:style-name="Standard"><text:span text:style-name="T3">Testing AUC: 76.147%</text:span></text:p>
      <text:p text:style-name="Standard"><text:span text:style-name="T3">Testing recall: 60.188%</text:span></text:p>
      <text:p text:style-name="Standard"><text:span text:style-name="T3">Testing precision: 84.742%</text:span></text:p>
      <text:p text:style-name="Standard"><text:span text:style-name="T3">Testing f_measure: 68.646%</text:span></text:p>
      <text:p text:style-name="Standard"><text:span text:style-name="T3">Training accuracy: 92.098%</text:span></text:p>
      <text:p text:style-name="Standard"><text:span text:style-name="T3">Training recall: 90.016%</text:span></text:p>
      <text:p text:style-name="Standard"><text:span text:style-name="T3">Training precision: 94.015%</text:span></text:p>
      <text:p text:style-name="Standard"><text:span text:style-name="T3">Training f_measure: 91.909%</text:span></text:p>
      <text:p text:style-name="Plain_20_Text"/>
      <text:p text:style-name="Plain_20_Text"><text:bookmark-start text:name="__DdeLink__2265_748965231"/><text:bookmark-start text:name="__DdeLink__2263_748965231"/><text:bookmark-start text:name="__DdeLink__2276_748965231"/>run3DID_AllVectorsChooseNegRand_aaIndex_test_load_DL_cross<text:bookmark-end text:name="__DdeLink__2265_748965231"/><text:bookmark-end text:name="__DdeLink__2263_748965231"/><text:bookmark-end text:name="__DdeLink__2276_748965231"/><text:span text:style-name="T16">('finishedDDIs_AllVectorsChooseNegRand_FisherM1_SVMLIGHT_POLY_02NOV2011_30.txt', 'FisherM1AA1', 'DL', 'DL', 1, 1)</text:span></text:p>
      <text:p text:style-name="Plain_20_Text"><text:span text:style-name="T16">Stopped.</text:span></text:p>
      <text:p text:style-name="Plain_20_Text"/>
      <text:p text:style-name="Plain_20_Text"/>
      <text:p text:style-name="Plain_20_Text">Oct7</text:p>
      <text:p text:style-name="Plain_20_Text">inter</text:p>
      <text:p text:style-name="Plain_20_Text"><text:span text:style-name="T16">run3DID_AllVectorsChooseNegRand_aaIndex_test_load_DL_remote('list_of_SUCCESS_aaIndex_topology_Sep25_10_to 20_lessThan150_30.txt', '</text:span><text:span text:style-name="T8">FisherM1AA1</text:span><text:span text:style-name="T16">', 'DL', 'DL', 1, 1)</text:span></text:p>
      <text:p text:style-name="Plain_20_Text"/>
      <text:p text:style-name="Plain_20_Text"><text:span text:style-name="T16">%setup parameters</text:span></text:p>
      <text:p text:style-name="Plain_20_Text"><text:span text:style-name="T16">numberOFFeature=size(train_x, 2);</text:span></text:p>
      <text:p text:style-name="Plain_20_Text"><text:span text:style-name="T16">hiddenUnits=20;</text:span></text:p>
      <text:p text:style-name="Plain_20_Text"><text:span text:style-name="T16">batchsize=size(train_x, 1);</text:span></text:p>
      <text:p text:style-name="Plain_20_Text"><text:soft-page-break/><text:span text:style-name="T8">numepochs=100000;</text:span></text:p>
      <text:p text:style-name="Plain_20_Text"><text:span text:style-name="T8">inputZeroMaskedFraction=0.2; %default 0.2</text:span></text:p>
      <text:p text:style-name="Plain_20_Text"><text:span text:style-name="T8">weightPenaltyL2=1.00e-3; </text:span><text:span text:style-name="T16">%default 1.00e-3</text:span></text:p>
      <text:p text:style-name="Plain_20_Text"><text:span text:style-name="T16">learningRate= 0.01; %default is 1</text:span></text:p>
      <text:p text:style-name="Plain_20_Text">2013-10-11 :4 FINISHED.</text:p>
      <text:p text:style-name="Plain_20_Text">Number of total DDI is: 30</text:p>
      <text:p text:style-name="Plain_20_Text">Number of successed DDI is: 30</text:p>
      <text:p text:style-name="Plain_20_Text">Number of total sequence is: 425</text:p>
      <text:p text:style-name="Plain_20_Text">FisherMode: FisherM1AA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xt:span text:style-name="T16">Testing AUC: 97.190%</text:span></text:p>
      <text:p text:style-name="Plain_20_Text"><text:span text:style-name="T16">Testing recall: 97.250%</text:span></text:p>
      <text:p text:style-name="Plain_20_Text"><text:span text:style-name="T16">Testing precision: 92.031%</text:span></text:p>
      <text:p text:style-name="Plain_20_Text">Testing f_measure: 94.243%</text:p>
      <text:p text:style-name="Plain_20_Text">Training accuracy: 94.768%</text:p>
      <text:p text:style-name="Plain_20_Text">Training recall: 97.862%</text:p>
      <text:p text:style-name="Plain_20_Text">Training precision: 92.589%</text:p>
      <text:p text:style-name="Plain_20_Text">Training f_measure: 95.066%</text:p>
      <text:p text:style-name="Plain_20_Text"/>
      <text:p text:style-name="Plain_20_Text">Oct6</text:p>
      <text:p text:style-name="Plain_20_Text"><text:bookmark text:name="__DdeLink__2269_748965231"/><text:bookmark text:name="__DdeLink__49039_173722389"/><text:span text:style-name="T16">run3DID_AllVectorsChooseNegRand_aaIndex_test_load_DL('finishedDDIs_AllVectorsChooseNegRand_FisherM1_SVMLIGHT_POLY_02NOV2011_30.txt', 'FisherM1AA1', 'DL', 'DL', 1, 1)</text:span></text:p>
      <text:p text:style-name="Plain_20_Text">%setup parameters</text:p>
      <text:p text:style-name="Plain_20_Text"><text:bookmark text:name="__DdeLink__2271_748965231"/>numberOFFeature=size(train_x, 2);</text:p>
      <text:p text:style-name="Plain_20_Text">hiddenUnits=20;</text:p>
      <text:p text:style-name="Plain_20_Text">batchsize=size(train_x, 1);</text:p>
      <text:p text:style-name="Plain_20_Text">numepochs=100000;</text:p>
      <text:p text:style-name="Plain_20_Text"><text:span text:style-name="T16">inputZeroMaskedFraction=0.2; %default 0.2</text:span></text:p>
      <text:p text:style-name="Plain_20_Text"><text:span text:style-name="T16">weightPenaltyL2=1.00e-4; %default 1.00e-3</text:span></text:p>
      <text:p text:style-name="Plain_20_Text"><text:bookmark text:name="__DdeLink__2271_7489652311"/><text:span text:style-name="T16">learningRate= 0.01; %default is 1</text:span></text:p>
      <text:p text:style-name="Plain_20_Text"/>
      <text:p text:style-name="Plain_20_Text">2013-10-8 :52 FINISHED.</text:p>
      <text:p text:style-name="Plain_20_Text">Number of total DDI is: 30</text:p>
      <text:p text:style-name="Plain_20_Text">Number of successed DDI is: 30</text:p>
      <text:p text:style-name="Plain_20_Text">Number of total sequence is: 155</text:p>
      <text:p text:style-name="Plain_20_Text">FisherMode: FisherM1AA1 SVMMode: DL Kernel: DL, choseNegRatio: 1, choseNegRatioTest: 1</text:p>
      <text:p text:style-name="Plain_20_Text">The baseline AUC: 0.000%</text:p>
      <text:p text:style-name="Plain_20_Text">The baseline recall: 0.000%</text:p>
      <text:p text:style-name="Plain_20_Text">The baseline precision: 0.000%</text:p>
      <text:p text:style-name="Plain_20_Text">Testing AUC: 89.369%</text:p>
      <text:p text:style-name="Plain_20_Text"><text:span text:style-name="T16">Testing recall: 77.102%</text:span></text:p>
      <text:p text:style-name="Plain_20_Text"><text:span text:style-name="T16">Testing precision: 84.396%</text:span></text:p>
      <text:p text:style-name="Plain_20_Text"><text:span text:style-name="T16">Testing f_measure: 79.129%</text:span></text:p>
      <text:p text:style-name="Plain_20_Text">Training accuracy: 95.234%</text:p>
      <text:p text:style-name="Plain_20_Text">Training recall: 95.624%</text:p>
      <text:p text:style-name="Plain_20_Text">Training precision: 94.930%</text:p>
      <text:p text:style-name="Plain_20_Text">Training f_measure: 95.256%</text:p>
      <text:p text:style-name="Plain_20_Text"><text:soft-page-break/></text:p>
      <text:p text:style-name="Plain_20_Text">With current learning rate some DDI exploded.</text:p>
      <text:p text:style-name="Plain_20_Text">Oct4</text:p>
      <text:p text:style-name="Plain_20_Text"><text:bookmark text:name="__DdeLink__49028_173722389"/><text:span text:style-name="T16">run3DID_AllVectorsChooseNegRand_aaIndex_test_load_DL('finishedDDIs_AllVectorsChooseNegRand_FisherM1_SVMLIGHT_POLY_02NOV2011_30.txt', 'FisherM1AA1', 'DL', 'DL', 1, 1)</text:span></text:p>
      <text:p text:style-name="Standard"><text:span text:style-name="T4">%setup parameters</text:span></text:p>
      <text:p text:style-name="Standard"><text:span text:style-name="T14">numberOFFeature=size(train_x, 2);</text:span></text:p>
      <text:p text:style-name="Standard"><text:span text:style-name="T14">hiddenUnits=20;</text:span></text:p>
      <text:p text:style-name="Standard"><text:span text:style-name="T14">batchsize=size(train_x, 1);</text:span></text:p>
      <text:p text:style-name="Standard"><text:span text:style-name="T14">numepochs=100000;</text:span></text:p>
      <text:p text:style-name="Standard"><text:span text:style-name="T14">inputZeroMaskedFraction=0.2; </text:span><text:span text:style-name="T3">%default 0.2</text:span></text:p>
      <text:p text:style-name="Standard"><text:span text:style-name="T14">weightPenaltyL2=0; </text:span><text:span text:style-name="T3">%default 1.00e-3</text:span></text:p>
      <text:p text:style-name="Standard"><text:span text:style-name="T14">learningRate= 0.003; </text:span><text:span text:style-name="T3">%default is 1</text:span></text:p>
      <text:p text:style-name="Standard"/>
      <text:p text:style-name="Standard"><text:span text:style-name="T3">2013-10-6 :29 FINISHED.</text:span></text:p>
      <text:p text:style-name="Standard"><text:span text:style-name="T3">Number of total DDI is: 30</text:span></text:p>
      <text:p text:style-name="Standard"><text:span text:style-name="T3">Number of successed DDI is: 30</text:span></text:p>
      <text:p text:style-name="Standard"><text:span text:style-name="T3">Number of total sequence is: 155</text:span></text:p>
      <text:p text:style-name="Standard"><text:span text:style-name="T3">FisherMode: FisherM1AA1 SVMMode: DL Kernel: DL, choseNegRatio: 1, choseNegRatioTest: 1</text:span></text:p>
      <text:p text:style-name="Standard"><text:span text:style-name="T3">The baseline AUC: 0.000%</text:span></text:p>
      <text:p text:style-name="Standard"><text:span text:style-name="T3">The baseline recall: 0.000%</text:span></text:p>
      <text:p text:style-name="Standard"><text:span text:style-name="T3">The baseline precision: 0.000%</text:span></text:p>
      <text:p text:style-name="Standard"><text:span text:style-name="T3">Testing AUC: 88.464%</text:span></text:p>
      <text:p text:style-name="Standard"><text:span text:style-name="T3">Testing recall: 74.820%</text:span></text:p>
      <text:p text:style-name="Standard"><text:span text:style-name="T3">Testing precision: 84.075%</text:span></text:p>
      <text:p text:style-name="Standard"><text:span text:style-name="T3">Testing f_measure: 77.348%</text:span></text:p>
      <text:p text:style-name="Standard"><text:span text:style-name="T3">Training accuracy: 90.084%</text:span></text:p>
      <text:p text:style-name="Standard"><text:span text:style-name="T3">Training recall: 89.279%</text:span></text:p>
      <text:p text:style-name="Standard"><text:span text:style-name="T3">Training precision: 90.667%</text:span></text:p>
      <text:p text:style-name="Standard"><text:soft-page-break/><text:span text:style-name="T3">Training f_measure: 89.899%</text:span></text:p>
      <text:p text:style-name="Plain_20_Text"/>
      <text:p text:style-name="Plain_20_Text">Oct4 updated </text:p>
      <text:p text:style-name="Plain_20_Text">ContactMapsOn3DID_2010('listOfSuccessCopied_listOfDDIWithSingleTop10to20Examples.txt')</text:p>
      <text:p text:style-name="Plain_20_Text">run3DID_CellectVectors_Fishers_aaIndex_topology_Sep25('listOfSuccessCopied_listOfDDIWithSingleTop10to20Examples.txt')</text:p>
      <text:p text:style-name="Plain_20_Text">generate </text:p>
      <text:p text:style-name="Plain_20_Text"><text:span text:style-name="T16">Done</text:span></text:p>
      <text:p text:style-name="Plain_20_Text"><text:span text:style-name="T16">list_of_SUCCESS_aaIndex_topology_Sep25_10_to 20_lessThan150_30.txt</text:span></text:p>
      <text:p text:style-name="Plain_20_Text">Oct2</text:p>
      <text:p text:style-name="Plain_20_Text"/>
      <text:p text:style-name="Plain_20_Text"/>
      <text:p text:style-name="Plain_20_Text">Oct1</text:p>
      <text:p text:style-name="Plain_20_Text"/>
      <text:p text:style-name="Plain_20_Text"><text:span text:style-name="T16">run3DID_AllVectorsChooseNegRand_aaIndex_test_load_DL('finishedDDIs_AllVectorsChooseNegRand_FisherM1_SVMLIGHT_POLY_02NOV2011_30.txt', 'FisherM1ONLY', 'DL', 'DL', 1, 1)</text:span></text:p>
      <text:p text:style-name="Plain_20_Text"><text:span text:style-name="T16">Number of total DDI is: 30</text:span></text:p>
      <text:p text:style-name="Plain_20_Text"><text:span text:style-name="T16">Number of successed DDI is: 30</text:span></text:p>
      <text:p text:style-name="Plain_20_Text"><text:span text:style-name="T16">Number of total sequence is: 155</text:span></text:p>
      <text:p text:style-name="Plain_20_Text"><text:span text:style-name="T16">FisherMode: FisherM1ONLY SVMMode: DL Kernel: DL, choseNegRatio: 1, choseNegRatioTest: 1</text:span></text:p>
      <text:p text:style-name="Plain_20_Text"><text:span text:style-name="T16">The baseline AUC: 0.000%</text:span></text:p>
      <text:p text:style-name="Plain_20_Text"><text:span text:style-name="T16">The baseline recall: 0.000%</text:span></text:p>
      <text:p text:style-name="Plain_20_Text"><text:span text:style-name="T16">The baseline precision: 0.000%</text:span></text:p>
      <text:p text:style-name="Plain_20_Text"><text:span text:style-name="T16">Testing AUC: 88.167%</text:span></text:p>
      <text:p text:style-name="Plain_20_Text"><text:span text:style-name="T16">Testing recall: 71.007%</text:span></text:p>
      <text:p text:style-name="Plain_20_Text"><text:span text:style-name="T16">Testing precision: 83.663%</text:span></text:p>
      <text:p text:style-name="Plain_20_Text"><text:span text:style-name="T16">Testing f_measure: 74.930%</text:span></text:p>
      <text:p text:style-name="Plain_20_Text"><text:span text:style-name="T16">Training accuracy: 84.368%</text:span></text:p>
      <text:p text:style-name="Plain_20_Text"><text:span text:style-name="T16">Training recall: 77.559%</text:span></text:p>
      <text:p text:style-name="Plain_20_Text"><text:span text:style-name="T16">Training precision: 89.401%</text:span></text:p>
      <text:p text:style-name="Plain_20_Text"><text:span text:style-name="T16">Training f_measure: 82.407%</text:span></text:p>
      <text:p text:style-name="Plain_20_Text"/>
      <text:p text:style-name="Plain_20_Text">run3DID_AllVectorsChooseNegRand_aaIndex_test_load_DL('testDDI.txt', 'FisherM1AA1', 'DL', 'DL', 10, 10)</text:p>
      <text:p text:style-name="Plain_20_Text"/>
      <text:p text:style-name="Plain_20_Text">FisherMode: FisherM1AA1 SVMMode: DL Kernel: DL, choseNegRatio: 10, choseNegRatioTest: 10</text:p>
      <text:p text:style-name="Plain_20_Text">The baseline AUC: 0.000%</text:p>
      <text:p text:style-name="Plain_20_Text">The baseline recall: 0.000%</text:p>
      <text:p text:style-name="Plain_20_Text">The baseline precision: 0.000%</text:p>
      <text:p text:style-name="Plain_20_Text">Testing AUC: 90.888%</text:p>
      <text:p text:style-name="Plain_20_Text">Testing recall: 48.186%</text:p>
      <text:p text:style-name="Plain_20_Text">Testing precision: 91.667%</text:p>
      <text:p text:style-name="Plain_20_Text">Testing f_measure: 61.098%</text:p>
      <text:p text:style-name="Plain_20_Text">Training accuracy: 95.223%</text:p>
      <text:p text:style-name="Plain_20_Text">Training recall: 48.839%</text:p>
      <text:p text:style-name="Plain_20_Text">Training precision: 95.906%</text:p>
      <text:p text:style-name="Plain_20_Text">Training f_measure: 63.298%</text:p>
      <text:p text:style-name="Plain_20_Text"><text:soft-page-break/></text:p>
      <text:p text:style-name="Plain_20_Text"/>
      <text:p text:style-name="Plain_20_Text">run3DID_AllVectorsChooseNegRand_aaIndex_test_load_DL('testDDI.txt', 'FisherM1AA1', <text:span text:style-name="T16">'DL', 'DL', 0, 0)</text:span></text:p>
      <text:p text:style-name="Plain_20_Text">Training AE 1/1</text:p>
      <text:p text:style-name="Plain_20_Text">For one hidden layer</text:p>
      <text:p text:style-name="Plain_20_Text">Training accuracy: 99.873%</text:p>
      <text:p text:style-name="Plain_20_Text">Training recall: 0.000%</text:p>
      <text:p text:style-name="Plain_20_Text">Training precision: 0.000%</text:p>
      <text:p text:style-name="Plain_20_Text">Training f_measure: 0.000%</text:p>
      <text:p text:style-name="Plain_20_Text">Testing accuracy: 99.897%</text:p>
      <text:p text:style-name="Plain_20_Text">Testing recall: 0.000%</text:p>
      <text:p text:style-name="Plain_20_Text">Testing precision: 0.000%</text:p>
      <text:p text:style-name="Plain_20_Text">Testing f_measure: 0.000%</text:p>
      <text:p text:style-name="Plain_20_Text">Training AE 1/2</text:p>
      <text:p text:style-name="Plain_20_Text">Training AE 2/2</text:p>
      <text:p text:style-name="Plain_20_Text">Training accuracy: 99.873%</text:p>
      <text:p text:style-name="Plain_20_Text">Training recall: 0.000%</text:p>
      <text:p text:style-name="Plain_20_Text">Training precision: 0.000%</text:p>
      <text:p text:style-name="Plain_20_Text">Training f_measure: 0.000%</text:p>
      <text:p text:style-name="Plain_20_Text">Testing accuracy: 99.897%</text:p>
      <text:p text:style-name="Plain_20_Text">Testing recall: 0.000%</text:p>
      <text:p text:style-name="Plain_20_Text">Testing precision: 0.000%</text:p>
      <text:p text:style-name="Plain_20_Text"><text:span text:style-name="T16">Testing f_measure: 0.000%</text:span></text:p>
      <text:p text:style-name="Plain_20_Text"/>
      <text:p text:style-name="Plain_20_Text">Sep 30</text:p>
      <text:p text:style-name="Plain_20_Text"><text:span text:style-name="T16">run3DID_AllVectorsChooseNegRand_aaIndex_test_load_DL('testDDI.txt', 'FisherM1AA1', 'DL', 'DL', 1, 1)</text:span></text:p>
      <text:p text:style-name="Plain_20_Text"/>
      <text:p text:style-name="Standard"><text:span text:style-name="T4">%setup parameters</text:span></text:p>
      <text:p text:style-name="Standard"><text:span text:style-name="T14">numberOFFeature=size(train_x, 2);</text:span></text:p>
      <text:p text:style-name="Standard"><text:span text:style-name="T14">hiddenUnits=20;</text:span></text:p>
      <text:p text:style-name="Standard"><text:span text:style-name="T14">batchsize=size(train_x, 1);</text:span></text:p>
      <text:p text:style-name="Standard"><text:span text:style-name="T14">numepochs=100000;</text:span></text:p>
      <text:p text:style-name="Standard"><text:span text:style-name="T14">inputZeroMaskedFraction=0; </text:span><text:span text:style-name="T3">%default 0.2</text:span></text:p>
      <text:p text:style-name="Standard"><text:span text:style-name="T14">weightPenaltyL2=0; </text:span><text:span text:style-name="T3">%default 1.00e-3</text:span></text:p>
      <text:p text:style-name="Standard"><text:span text:style-name="T13">learningRate= 0.001; </text:span><text:span text:style-name="T4">%default is 1</text:span></text:p>
      <text:p text:style-name="Standard"/>
      <text:p text:style-name="Plain_20_Text">2013-9-30 19:35 FINISHED.</text:p>
      <text:p text:style-name="Plain_20_Text">Number of total DDI is: 1</text:p>
      <text:p text:style-name="Plain_20_Text">Number of successed DDI is: 1</text:p>
      <text:p text:style-name="Plain_20_Text">Number of total sequence is: 4</text:p>
      <text:p text:style-name="Plain_20_Text">FisherMode: FisherM1AA1 SVMMode: DL Kernel: DL, choseNegRatio: 1, choseNegRatioTest: 1</text:p>
      <text:p text:style-name="Plain_20_Text"><text:soft-page-break/>The baseline AUC: 0.000%</text:p>
      <text:p text:style-name="Plain_20_Text">The baseline recall: 0.000%</text:p>
      <text:p text:style-name="Plain_20_Text">The baseline precision: 0.000%</text:p>
      <text:p text:style-name="Plain_20_Text">Testing AUC: 96.448%</text:p>
      <text:p text:style-name="Plain_20_Text">Testing recall: 86.213%</text:p>
      <text:p text:style-name="Plain_20_Text">Testing precision: 89.899%</text:p>
      <text:p text:style-name="Plain_20_Text"><text:span text:style-name="T16">Testing f_measure: 87.899%</text:span></text:p>
      <text:p text:style-name="Plain_20_Text">Training accuracy: 87.946%</text:p>
      <text:p text:style-name="Plain_20_Text">Training recall: 90.094%</text:p>
      <text:p text:style-name="Plain_20_Text">Training precision: 86.407%</text:p>
      <text:p text:style-name="Plain_20_Text"><text:span text:style-name="T16">Training f_measure: 88.161%</text:span></text:p>
      <text:p text:style-name="Plain_20_Text"/>
      <text:p text:style-name="Plain_20_Text"><text:bookmark text:name="__DdeLink__48814_173722389"/><text:bookmark text:name="__DdeLink__49023_173722389"/><text:span text:style-name="T16">run3DID_AllVectorsChooseNegRand_aaIndex_test_load_DL('finishedDDIs_AllVectorsChooseNegRand_FisherM1_SVMLIGHT_POLY_02NOV2011_30.txt', 'FisherM1AA1', 'DL', 'DL', 1, 1)</text:span></text:p>
      <text:p text:style-name="Standard"><text:span text:style-name="T4">%setup parameters</text:span></text:p>
      <text:p text:style-name="Standard"><text:span text:style-name="T14">numberOFFeature=size(train_x, 2);</text:span></text:p>
      <text:p text:style-name="Standard"><text:span text:style-name="T14">hiddenUnits=20;</text:span></text:p>
      <text:p text:style-name="Standard"><text:span text:style-name="T14">batchsize=size(train_x, 1);</text:span></text:p>
      <text:p text:style-name="Standard"><text:span text:style-name="T14">numepochs=100000;</text:span></text:p>
      <text:p text:style-name="Standard"><text:span text:style-name="T14">inputZeroMaskedFraction=0; </text:span><text:span text:style-name="T3">%default 0.2</text:span></text:p>
      <text:p text:style-name="Standard"><text:span text:style-name="T14">weightPenaltyL2=0; </text:span><text:span text:style-name="T3">%default 1.00e-3</text:span></text:p>
      <text:p text:style-name="Standard"><text:span text:style-name="T14">learningRate= 0.001; </text:span><text:span text:style-name="T3">%default is 1</text:span></text:p>
      <text:p text:style-name="Plain_20_Text"/>
      <text:p text:style-name="Plain_20_Text"/>
      <text:p text:style-name="Plain_20_Text"><text:span text:style-name="T16">Number of total DDI is: 30</text:span></text:p>
      <text:p text:style-name="Plain_20_Text"><text:span text:style-name="T16">Number of successed DDI is: 30</text:span></text:p>
      <text:p text:style-name="Plain_20_Text"><text:span text:style-name="T16">Number of total sequence is: 155</text:span></text:p>
      <text:p text:style-name="Plain_20_Text"><text:span text:style-name="T16">FisherMode: FisherM1AA1 SVMMode: DL Kernel: DL, choseNegRatio: 1, choseNegRatioTest: 1</text:span></text:p>
      <text:p text:style-name="Plain_20_Text"><text:span text:style-name="T16">The baseline AUC: 0.000%</text:span></text:p>
      <text:p text:style-name="Plain_20_Text"><text:span text:style-name="T16">The baseline recall: 0.000%</text:span></text:p>
      <text:p text:style-name="Plain_20_Text"><text:span text:style-name="T16">The baseline precision: 0.000%</text:span></text:p>
      <text:p text:style-name="Plain_20_Text"><text:span text:style-name="T16">Testing AUC: 85.171%</text:span></text:p>
      <text:p text:style-name="Plain_20_Text"><text:span text:style-name="T16">Testing recall: 73.098%</text:span></text:p>
      <text:p text:style-name="Plain_20_Text"><text:span text:style-name="T16">Testing precision: 81.196%</text:span></text:p>
      <text:p text:style-name="Plain_20_Text"><text:span text:style-name="T16">Testing f_measure: 74.915%</text:span></text:p>
      <text:p text:style-name="Plain_20_Text"><text:span text:style-name="T16">Training accuracy: 84.727%</text:span></text:p>
      <text:p text:style-name="Plain_20_Text"><text:span text:style-name="T16">Training recall: 82.117%</text:span></text:p>
      <text:p text:style-name="Plain_20_Text"><text:span text:style-name="T16">Training precision: 86.281%</text:span></text:p>
      <text:p text:style-name="Plain_20_Text"><text:span text:style-name="T16">Training f_measure: 83.939%</text:span></text:p>
      <text:p text:style-name="Plain_20_Text"/>
      <text:p text:style-name="Plain_20_Text">Sep26</text:p>
      <text:p text:style-name="Plain_20_Text">screen -r con3</text:p>
      <text:p text:style-name="Plain_20_Text"><text:soft-page-break/><text:span text:style-name="T8">run3DID_AllVectorsChooseNegRand_aaIndex_test_load_C_J(</text:span><text:span text:style-name="T19">'finishedDDIs_AllVectorsChooseNegRand_FisherM1_SVMLIGHT_POLY_02NOV2011_30.txt','FisherM1', 'SVMLIGHT', 'POLY', 1</text:span><text:span text:style-name="T16">, 1, 0.000001, 1 )</text:span></text:p>
      <text:p text:style-name="Plain_20_Text"><text:span text:style-name="T16">FisherMode: FisherM1 SVMMode: SVMLIGHT Kernel: POLY, choseNegRatio: 1, choseNegRatioTest: 1 C: 1.000000e-06 J: 1</text:span></text:p>
      <text:p text:style-name="Plain_20_Text"><text:span text:style-name="T16">The baseline AUC: 73.532%</text:span></text:p>
      <text:p text:style-name="Plain_20_Text"><text:span text:style-name="T16">The baseline recall: 47.643%</text:span></text:p>
      <text:p text:style-name="Plain_20_Text"><text:span text:style-name="T16">The baseline precision: 69.825%</text:span></text:p>
      <text:p text:style-name="Plain_20_Text"><text:span text:style-name="T16">Testing AUC: 83.242%</text:span></text:p>
      <text:p text:style-name="Plain_20_Text"><text:span text:style-name="T16">Testing recall: 43.252%</text:span></text:p>
      <text:p text:style-name="Plain_20_Text"><text:span text:style-name="T16">Testing precision: 63.128%</text:span></text:p>
      <text:p text:style-name="Plain_20_Text"><text:span text:style-name="T16">Testing f_measure: 47.682%</text:span></text:p>
      <text:p text:style-name="Plain_20_Text"><text:span text:style-name="T16">Training accuracy: 99.999%</text:span></text:p>
      <text:p text:style-name="Plain_20_Text"><text:span text:style-name="T16">Training recall: 100.000%</text:span></text:p>
      <text:p text:style-name="Plain_20_Text"><text:span text:style-name="T16">Training precision: 99.998%</text:span></text:p>
      <text:p text:style-name="Plain_20_Text"><text:span text:style-name="T16">Training f_measure: 99.999%</text:span></text:p>
      <text:p text:style-name="Plain_20_Text"/>
      <text:p text:style-name="Plain_20_Text"><text:span text:style-name="T16">run3DID_AllVectorsChooseNegRand_aaIndex_test_load_C_J('finishedDDIs_AllVectorsChooseNegRand_FisherM1_SVMLIGHT_POLY_02NOV2011_30.txt','FisherM1', 'SVMLIGHT', 'POLY', 1, 1, 0.0000000001, 1 )</text:span></text:p>
      <text:p text:style-name="Plain_20_Text"><text:span text:style-name="T16"><text:line-break/>Number of total DDI is: 30<text:line-break/>Number of successed DDI is: 30<text:line-break/>Number of total sequence is: 155<text:line-break/>FisherMode: FisherM1 SVMMode: SVMLIGHT Kernel: POLY, choseNegRatio: 1, choseNegRatioTest: 1 C: 1.000000e-10 J: 1<text:line-break/>The baseline AUC: 73.321%<text:line-break/>The baseline recall: 47.643%<text:line-break/>The baseline precision: 69.546%<text:line-break/>Testing AUC: 82.700%<text:line-break/>Testing recall: 26.907%<text:line-break/>Testing precision: 55.608%<text:line-break/>Testing f_measure: 31.352%<text:line-break/>Training accuracy: 83.799%<text:line-break/>Training recall: 69.037%<text:line-break/>Training precision: 99.101%<text:line-break/>Training f_measure: 78.477%</text:span></text:p>
      <text:p text:style-name="Plain_20_Text"/>
      <text:p text:style-name="Plain_20_Text"><text:span text:style-name="T16">screen -r con1</text:span></text:p>
      <text:p text:style-name="Plain_20_Text"><text:bookmark-start text:name="Bookmark"/><text:bookmark-start text:name="__DdeLink__611_20501575541"/><text:bookmark-start text:name="__DdeLink__618_20501575541"/><text:bookmark-start text:name="__DdeLink__645_20501575541"/><text:bookmark-start text:name="__DdeLink__986_14414934741"/><text:span text:style-name="T16">run3DID_AllVectorsChooseNegRand_aaIndex_test_load(</text:span><text:bookmark-start text:name="__DdeLink__609_20501575541"/><text:span text:style-name="T19">'</text:span><text:bookmark-start text:name="__DdeLink__1133_14414934741"/><text:span text:style-name="T19">finishedDDIs_AllVectorsChooseNegRand_FisherM1_SVMLIGHT_POLY_02NOV2011_30.txt</text:span><text:bookmark-end text:name="__DdeLink__1133_14414934741"/><text:span text:style-name="T19">','FisherM1', 'SVMLIGHT', 'LINEAR', </text:span><text:bookmark-end text:name="__DdeLink__611_20501575541"/><text:bookmark-end text:name="__DdeLink__618_20501575541"/><text:bookmark-end text:name="__DdeLink__645_20501575541"/><text:bookmark-end text:name="__DdeLink__986_14414934741"/><text:span text:style-name="T19">3</text:span><text:span text:style-name="T16">, 1</text:span><text:bookmark-end text:name="Bookmark"/><text:bookmark-end text:name="__DdeLink__609_20501575541"/><text:span text:style-name="T16">)</text:span></text:p>
      <text:p text:style-name="Plain_20_Text"><text:span text:style-name="T16">Number of total DDI is: 30</text:span></text:p>
      <text:p text:style-name="Plain_20_Text"><text:span text:style-name="T16">Number of successed DDI is: 30</text:span></text:p>
      <text:p text:style-name="Plain_20_Text"><text:span text:style-name="T16">Number of total sequence is: 155</text:span></text:p>
      <text:p text:style-name="Plain_20_Text"><text:span text:style-name="T16">FisherMode: FisherM1 SVMMode: SVMLIGHT Kernel: LINEAR, choseNegRatio: 3, choseNegRatioTest: 1</text:span></text:p>
      <text:p text:style-name="Plain_20_Text"><text:span text:style-name="T16">The baseline AUC: 73.429%</text:span></text:p>
      <text:p text:style-name="Plain_20_Text"><text:span text:style-name="T16">The baseline recall: 47.643%</text:span></text:p>
      <text:p text:style-name="Plain_20_Text"><text:span text:style-name="T16">The baseline precision: 69.548%</text:span></text:p>
      <text:p text:style-name="Plain_20_Text"><text:span text:style-name="T16">Testing AUC: 84.570%</text:span></text:p>
      <text:p text:style-name="Plain_20_Text"><text:span text:style-name="T16">Testing recall: 51.962%</text:span></text:p>
      <text:p text:style-name="Plain_20_Text"><text:soft-page-break/><text:span text:style-name="T16">Testing precision: 78.606%</text:span></text:p>
      <text:p text:style-name="Plain_20_Text"><text:span text:style-name="T16">Testing f_measure: 59.104%</text:span></text:p>
      <text:p text:style-name="Plain_20_Text"><text:span text:style-name="T16">Training accuracy: 94.231%</text:span></text:p>
      <text:p text:style-name="Plain_20_Text"><text:span text:style-name="T16">Training recall: 82.783%</text:span></text:p>
      <text:p text:style-name="Plain_20_Text"><text:span text:style-name="T16">Training precision: 93.579%</text:span></text:p>
      <text:p text:style-name="Plain_20_Text"><text:span text:style-name="T16">Training f_measure: 87.149%</text:span></text:p>
      <text:p text:style-name="Plain_20_Text"/>
      <text:p text:style-name="Plain_20_Text"><text:bookmark-start text:name="__DdeLink__1042_14414934741"/><text:bookmark-start text:name="Bookmark1"/><text:span text:style-name="T16">run3DID_AllVectorsChooseNegRand_aaIndex_test_load(</text:span><text:span text:style-name="T19">'finishedDDIs_AllVectorsChooseNegRand_FisherM1_SVMLIGHT_POLY_02NOV2011_30.txt','</text:span><text:bookmark-start text:name="__DdeLink__624_20501575542"/><text:span text:style-name="T19">FisherM1AA1</text:span><text:bookmark-end text:name="__DdeLink__624_20501575542"/><text:span text:style-name="T19">', 'SVMLIGHT', 'LINEAR', 1</text:span><text:bookmark-end text:name="__DdeLink__1042_14414934741"/><text:bookmark-end text:name="Bookmark1"/><text:span text:style-name="T16">, 1)</text:span></text:p>
      <text:p text:style-name="Plain_20_Text"/>
      <text:p text:style-name="Plain_20_Text"><text:span text:style-name="T16">FisherMode: FisherM1AA1 SVMMode: SVMLIGHT Kernel: LINEAR, choseNegRatio: 1, choseNegRatioTest: 1<text:line-break/>The baseline AUC: 73.523%<text:line-break/>The baseline recall: 47.643%<text:line-break/>The baseline precision: 69.653%<text:line-break/>Testing AUC: 87.694%<text:line-break/>Testing recall: 74.972%<text:line-break/>Testing precision: 82.641%<text:line-break/>Testing f_measure: 76.712%<text:line-break/>Training accuracy: 90.121%<text:line-break/>Training recall: 89.334%<text:line-break/>Training precision: 90.863%<text:line-break/>Training f_measure: 89.859%</text:span></text:p>
      <text:p text:style-name="Plain_20_Text"/>
      <text:p text:style-name="Plain_20_Text"/>
      <text:p text:style-name="Plain_20_Text">Sep 25</text:p>
      <text:p text:style-name="Plain_20_Text">On biohen</text:p>
      <text:p text:style-name="Plain_20_Text">screen -r con1</text:p>
      <text:p text:style-name="Plain_20_Text">inter341</text:p>
      <text:p text:style-name="Plain_20_Text">run3DID_AllVectorsChooseNegRand_aaIndex_test_load_C_J(<text:span text:style-name="T19">'finishedDDIs_AllVectorsChooseNegRand_FisherM1_SVMLIGHT_POLY_02NOV2011_30.txt','FisherM1', 'SVMLIGHT', 'LINEAR', 1</text:span>, 1, 0.01, 1 )</text:p>
      <text:p text:style-name="Plain_20_Text">FisherMode: FisherM1 SVMMode: SVMLIGHT Kernel: LINEAR, choseNegRatio: 1, choseNegRatioTest: 1 C: 1.000000e-02 J: 1</text:p>
      <text:p text:style-name="Plain_20_Text">The baseline AUC: 73.532%</text:p>
      <text:p text:style-name="Plain_20_Text">The baseline recall: 47.643%</text:p>
      <text:p text:style-name="Plain_20_Text">The baseline precision: 69.631%</text:p>
      <text:p text:style-name="Plain_20_Text">Testing AUC: 82.704%</text:p>
      <text:p text:style-name="Plain_20_Text">Testing recall: 69.792%</text:p>
      <text:p text:style-name="Plain_20_Text">Testing precision: 76.843%</text:p>
      <text:p text:style-name="Plain_20_Text">Testing f_measure: 71.642%</text:p>
      <text:p text:style-name="Plain_20_Text">Training accuracy: 97.777%</text:p>
      <text:p text:style-name="Plain_20_Text">Training recall: 98.531%</text:p>
      <text:p text:style-name="Plain_20_Text">Training precision: 97.125%</text:p>
      <text:p text:style-name="Plain_20_Text">Training f_measure: 97.809%</text:p>
      <text:p text:style-name="Plain_20_Text">screen -r con2</text:p>
      <text:p text:style-name="Plain_20_Text">inter341</text:p>
      <text:p text:style-name="Plain_20_Text">run3DID_AllVectorsChooseNegRand_aaIndex_test_load_C_J(<text:span text:style-name="T19">'finishedDDIs_AllVectorsChooseNegRand_FisherM1_SVMLIGHT_POLY_02NOV2011_30.txt','FisherM1', 'SVMLIGHT', 'LINEAR', 1</text:span>, 1, 0.1, 1 )</text:p>
      <text:p text:style-name="Plain_20_Text"><text:soft-page-break/>FisherMode: FisherM1 SVMMode: SVMLIGHT Kernel: LINEAR, choseNegRatio: 1, choseNegRatioTest: 1 C: 1.000000e-01 J: 1</text:p>
      <text:p text:style-name="Plain_20_Text">The baseline AUC: 73.532%</text:p>
      <text:p text:style-name="Plain_20_Text">The baseline recall: 47.643%</text:p>
      <text:p text:style-name="Plain_20_Text">The baseline precision: 69.631%</text:p>
      <text:p text:style-name="Plain_20_Text">Testing AUC: 81.746%</text:p>
      <text:p text:style-name="Plain_20_Text">Testing recall: 68.463%</text:p>
      <text:p text:style-name="Plain_20_Text">Testing precision: 75.146%</text:p>
      <text:p text:style-name="Plain_20_Text">Testing f_measure: 70.290%</text:p>
      <text:p text:style-name="Plain_20_Text">Training accuracy: 99.548%</text:p>
      <text:p text:style-name="Plain_20_Text">Training recall: 99.773%</text:p>
      <text:p text:style-name="Plain_20_Text">Training precision: 99.354%</text:p>
      <text:p text:style-name="Plain_20_Text">Training f_measure: 99.559%</text:p>
      <text:p text:style-name="Plain_20_Text">screen -r con3</text:p>
      <text:p text:style-name="Plain_20_Text"><text:span text:style-name="T8">run3DID_AllVectorsChooseNegRand_aaIndex_test_load_C_J</text:span><text:bookmark-start text:name="__DdeLink__652_205015755421"/><text:bookmark-start text:name="__DdeLink__1122_14414934741"/><text:bookmark-start text:name="__DdeLink__1072_14414934741"/><text:bookmark-start text:name="__DdeLink__649_205015755421"/><text:span text:style-name="T8">(</text:span><text:span text:style-name="T19">'finishedDDIs_AllVectorsChooseNegRand_FisherM1_SVMLIGHT_POLY_test_50.txt','FisherM1', 'SVMLIGHT', 'POLY', 1</text:span><text:bookmark-end text:name="__DdeLink__652_205015755421"/><text:bookmark-end text:name="__DdeLink__1122_14414934741"/><text:bookmark-end text:name="__DdeLink__1072_14414934741"/><text:bookmark-end text:name="__DdeLink__649_205015755421"/><text:span text:style-name="T16">, 1, 0.001, 1 )</text:span></text:p>
      <text:p text:style-name="Plain_20_Text"><text:span text:style-name="T16">Number of total DDI is: 50</text:span></text:p>
      <text:p text:style-name="Plain_20_Text"><text:span text:style-name="T16">Number of successed DDI is: 50</text:span></text:p>
      <text:p text:style-name="Plain_20_Text"><text:span text:style-name="T16">Number of total sequence is: 238</text:span></text:p>
      <text:p text:style-name="Plain_20_Text"><text:span text:style-name="T16">FisherMode: FisherM1 SVMMode: SVMLIGHT Kernel: POLY, choseNegRatio: 1, choseNegRatioTest: 1 C: 1.000000e-03 J: 1</text:span></text:p>
      <text:p text:style-name="Plain_20_Text"><text:span text:style-name="T16">The baseline AUC: 76.383%</text:span></text:p>
      <text:p text:style-name="Plain_20_Text"><text:span text:style-name="T16">The baseline recall: 53.184%</text:span></text:p>
      <text:p text:style-name="Plain_20_Text"><text:span text:style-name="T16">The baseline precision: 73.583%</text:span></text:p>
      <text:p text:style-name="Plain_20_Text"><text:span text:style-name="T16">Testing AUC: 84.828%</text:span></text:p>
      <text:p text:style-name="Plain_20_Text"><text:span text:style-name="T16">Testing recall: 43.282%</text:span></text:p>
      <text:p text:style-name="Plain_20_Text"><text:span text:style-name="T16">Testing precision: 63.785%</text:span></text:p>
      <text:p text:style-name="Plain_20_Text"><text:span text:style-name="T16">Testing f_measure: 47.338%</text:span></text:p>
      <text:p text:style-name="Plain_20_Text"><text:span text:style-name="T16">Training accuracy: 99.995%</text:span></text:p>
      <text:p text:style-name="Plain_20_Text"><text:span text:style-name="T16">Training recall: 99.997%</text:span></text:p>
      <text:p text:style-name="Plain_20_Text"><text:span text:style-name="T16">Training precision: 99.993%</text:span></text:p>
      <text:p text:style-name="Plain_20_Text"><text:span text:style-name="T16">Training f_measure: 99.995%</text:span></text:p>
      <text:p text:style-name="Plain_20_Text"/>
      <text:p text:style-name="Plain_20_Text">screen -r collect</text:p>
      <text:p text:style-name="Plain_20_Text"><text:span text:style-name="T19">inter341</text:span></text:p>
      <text:p text:style-name="Plain_20_Text"><text:bookmark-start text:name="Bookmark2"/><text:bookmark-start text:name="__DdeLink__597_20501575541"/><text:span text:style-name="T19">run3DID_CellectVectors_Fishers_aaIndex_Sep12('</text:span><text:bookmark-end text:name="__DdeLink__597_20501575541"/><text:span text:style-name="T19">finishedDDIs_ContinuedSep25.txt</text:span><text:bookmark-end text:name="Bookmark2"/><text:span text:style-name="T19">')</text:span></text:p>
      <text:p text:style-name="Plain_20_Text"><text:span text:style-name="T19">update run3DID_CellectVectors_Fishers_aaIndex_topology_Sep25.m</text:span></text:p>
      <text:p text:style-name="Plain_20_Text"><text:span text:style-name="T19">runSeqPair_CellectVectors_Fishers_aaIndex_topology_Sep25.m ContactMapsOn3DID_2010(file_ddis).m do not do clustering.</text:span></text:p>
      <text:p text:style-name="Plain_20_Text"/>
      <text:p text:style-name="Plain_20_Text">Sep 23</text:p>
      <text:p text:style-name="Plain_20_Text">screen -r con1</text:p>
      <text:p text:style-name="Plain_20_Text">run3DID_AllVectorsChooseNegRand_aaIndex_test_load_C_J(<text:span text:style-name="T19">'finishedDDIs_AllVectorsChooseNegRand_FisherM1_SVMLIGHT_POLY_02NOV2011_30.txt','FisherM1', 'SVMLIGHT', 'LINEAR', 1</text:span>, 1, 0.001, 1 )</text:p>
      <text:p text:style-name="Plain_20_Text">Number of total DDI is: 30</text:p>
      <text:p text:style-name="Plain_20_Text">Number of successed DDI is: 30</text:p>
      <text:p text:style-name="Plain_20_Text">Number of total sequence is: 155</text:p>
      <text:p text:style-name="Plain_20_Text">FisherMode: FisherM1 SVMMode: SVMLIGHT Kernel: LINEAR, choseNegRatio: 1, choseNegRatioTest: 1 C: 1.000000e-03 J: 1</text:p>
      <text:p text:style-name="Plain_20_Text"><text:soft-page-break/>The baseline AUC: 73.545%</text:p>
      <text:p text:style-name="Plain_20_Text">The baseline recall: 47.643%</text:p>
      <text:p text:style-name="Plain_20_Text">The baseline precision: 69.775%</text:p>
      <text:p text:style-name="Plain_20_Text">Testing AUC: 82.531%</text:p>
      <text:p text:style-name="Plain_20_Text">Testing recall: 66.797%</text:p>
      <text:p text:style-name="Plain_20_Text">Testing precision: 78.876%</text:p>
      <text:p text:style-name="Plain_20_Text"><text:span text:style-name="T16">Testing f_measure: 69.703%</text:span></text:p>
      <text:p text:style-name="Plain_20_Text">Training accuracy: 91.647%</text:p>
      <text:p text:style-name="Plain_20_Text">Training recall: 90.928%</text:p>
      <text:p text:style-name="Plain_20_Text">Training precision: 92.423%</text:p>
      <text:p text:style-name="Plain_20_Text"><text:span text:style-name="T16">Training f_measure: 91.488%</text:span></text:p>
      <text:p text:style-name="Plain_20_Text"/>
      <text:p text:style-name="Plain_20_Text">screen -r con2</text:p>
      <text:p text:style-name="Plain_20_Text">run3DID_AllVectorsChooseNegRand_aaIndex_test_load_C_J(<text:span text:style-name="T19">'finishedDDIs_AllVectorsChooseNegRand_FisherM1_SVMLIGHT_POLY_02NOV2011_30.txt','FisherM1', 'SVMLIGHT', 'LINEAR', 1</text:span>, 1, 0.0001, 1 )</text:p>
      <text:p text:style-name="Plain_20_Text"/>
      <text:p text:style-name="Plain_20_Text">FisherMode: FisherM1 SVMMode: SVMLIGHT Kernel: LINEAR, choseNegRatio: 1, choseNegRatioTest: 1 C: 1.000000e-04 J: 1</text:p>
      <text:p text:style-name="Plain_20_Text">The baseline AUC: 73.430%</text:p>
      <text:p text:style-name="Plain_20_Text">The baseline recall: 47.643%</text:p>
      <text:p text:style-name="Plain_20_Text">The baseline precision: 69.390%</text:p>
      <text:p text:style-name="Plain_20_Text">Testing AUC: 82.174%</text:p>
      <text:p text:style-name="Plain_20_Text">Testing recall: 58.793%</text:p>
      <text:p text:style-name="Plain_20_Text">Testing precision: 78.014%</text:p>
      <text:p text:style-name="Plain_20_Text"><text:span text:style-name="T16">Testing f_measure: 63.323%</text:span></text:p>
      <text:p text:style-name="Plain_20_Text">Training accuracy: 87.062%</text:p>
      <text:p text:style-name="Plain_20_Text">Training recall: 81.612%</text:p>
      <text:p text:style-name="Plain_20_Text">Training precision: 92.198%</text:p>
      <text:p text:style-name="Plain_20_Text"><text:span text:style-name="T16">Training f_measure: 85.702%</text:span></text:p>
      <text:p text:style-name="Plain_20_Text"/>
      <text:p text:style-name="Plain_20_Text">screen -r con3</text:p>
      <text:p text:style-name="Plain_20_Text">run3DID_AllVectorsChooseNegRand_aaIndex_test_load_C_J(<text:span text:style-name="T19">'finishedDDIs_AllVectorsChooseNegRand_FisherM1_SVMLIGHT_POLY_02NOV2011_30.txt','FisherM1', 'SVMLIGHT', 'LINEAR', 1</text:span>, 1, 0.00001, 1 )</text:p>
      <text:p text:style-name="Plain_20_Text">FisherMode: FisherM1 SVMMode: SVMLIGHT Kernel: LINEAR, choseNegRatio: 1, choseNegRatioTest: 1 C: 1.000000e-05 J: 1</text:p>
      <text:p text:style-name="Plain_20_Text">The baseline AUC: 73.580%</text:p>
      <text:p text:style-name="Plain_20_Text">The baseline recall: 47.643%</text:p>
      <text:p text:style-name="Plain_20_Text">The baseline precision: 69.805%</text:p>
      <text:p text:style-name="Plain_20_Text">Testing AUC: 81.250%</text:p>
      <text:p text:style-name="Plain_20_Text">Testing recall: 57.775%</text:p>
      <text:p text:style-name="Plain_20_Text">Testing precision: 76.856%</text:p>
      <text:p text:style-name="Plain_20_Text"><text:span text:style-name="T16">Testing f_measure: 62.122%</text:span></text:p>
      <text:p text:style-name="Plain_20_Text">Training accuracy: 86.613%</text:p>
      <text:p text:style-name="Plain_20_Text">Training recall: 80.965%</text:p>
      <text:p text:style-name="Plain_20_Text">Training precision: 92.441%</text:p>
      <text:p text:style-name="Plain_20_Text"><text:span text:style-name="T16">Training f_measure: 85.364%</text:span></text:p>
      <text:p text:style-name="Plain_20_Text"/>
      <text:p text:style-name="Plain_20_Text">screen -r con4</text:p>
      <text:p text:style-name="Plain_20_Text">run3DID_AllVectorsChooseNegRand_aaIndex_test_load_C_J(<text:span text:style-name="T19">'finishedDDIs_AllVectorsChooseNegRand_FisherM1_SVMLIGHT_POLY_02NOV2011_30.txt','FisherM1', </text:span><text:soft-page-break/><text:span text:style-name="T19">'SVMLIGHT', 'LINEAR',FisherMode: FisherM1 SVMMode: SVMLIGHT Kernel: LINEAR, choseNegRatio: 1, choseNegRatioTest: 1 C: 1.000000e-06 J: 1</text:span></text:p>
      <text:p text:style-name="Plain_20_Text"><text:span text:style-name="T19">The baseline AUC: 73.584%</text:span></text:p>
      <text:p text:style-name="Plain_20_Text"><text:span text:style-name="T19">The baseline recall: 47.643%</text:span></text:p>
      <text:p text:style-name="Plain_20_Text"><text:span text:style-name="T19">The baseline precision: 68.953%</text:span></text:p>
      <text:p text:style-name="Plain_20_Text"><text:span text:style-name="T19">Testing AUC: 82.797%</text:span></text:p>
      <text:p text:style-name="Plain_20_Text"><text:span text:style-name="T19">Testing recall: 58.940%</text:span></text:p>
      <text:p text:style-name="Plain_20_Text"><text:span text:style-name="T19">Testing precision: 75.293%</text:span></text:p>
      <text:p text:style-name="Plain_20_Text"><text:span text:style-name="T20">Testing f_measure: 61.559%</text:span></text:p>
      <text:p text:style-name="Plain_20_Text"><text:span text:style-name="T19">Training accuracy: 84.204%</text:span></text:p>
      <text:p text:style-name="Plain_20_Text"><text:span text:style-name="T19">Training recall: 81.175%</text:span></text:p>
      <text:p text:style-name="Plain_20_Text"><text:span text:style-name="T19">Training precision: 89.331%</text:span></text:p>
      <text:p text:style-name="Plain_20_Text"><text:span text:style-name="T20">Training f_measure: 83.451% </text:span></text:p>
      <text:p text:style-name="Plain_20_Text"/>
      <text:p text:style-name="Plain_20_Text"/>
      <text:p text:style-name="Plain_20_Text"/>
      <text:p text:style-name="Plain_20_Text">Sep 22</text:p>
      <text:p text:style-name="Plain_20_Text"/>
      <text:p text:style-name="Plain_20_Text"><text:bookmark text:name="__DdeLink__1136_1441493474"/><text:bookmark text:name="__DdeLink__1139_1441493474"/>screen -r con1</text:p>
      <text:p text:style-name="Plain_20_Text"><text:bookmark-start text:name="__DdeLink__1146_1441493474"/><text:bookmark-start text:name="__DdeLink__1144_1441493474"/><text:bookmark-start text:name="__DdeLink__1152_1441493474"/>run3DID_AllVectorsChooseNegRand_aaIndex_test_load_C_J(<text:span text:style-name="T19">'finishedDDIs_AllVectorsChooseNegRand_FisherM1_SVMLIGHT_POLY_02NOV2011_30.txt','All', 'SVMLIGHT', 'LINEAR', 1</text:span><text:bookmark-end text:name="__DdeLink__1146_1441493474"/><text:bookmark-end text:name="__DdeLink__1144_1441493474"/><text:bookmark-end text:name="__DdeLink__1152_1441493474"/>, 1, 0.001, 1 )</text:p>
      <text:p text:style-name="Plain_20_Text">Number of total DDI is: 30</text:p>
      <text:p text:style-name="Plain_20_Text">Number of successed DDI is: 30</text:p>
      <text:p text:style-name="Plain_20_Text">Number of total sequence is: 155</text:p>
      <text:p text:style-name="Plain_20_Text">FisherMode: All SVMMode: SVMLIGHT Kernel: LINEAR, choseNegRatio: 1, choseNegRatioTest: 1 C: 1.000000e-03 J: 1</text:p>
      <text:p text:style-name="Plain_20_Text">The baseline AUC: 73.455%</text:p>
      <text:p text:style-name="Plain_20_Text">The baseline recall: 47.643%</text:p>
      <text:p text:style-name="Plain_20_Text">The baseline precision: 69.677%</text:p>
      <text:p text:style-name="Plain_20_Text">Testing AUC: 84.943%</text:p>
      <text:p text:style-name="Plain_20_Text">Testing recall: 68.945%</text:p>
      <text:p text:style-name="Plain_20_Text">Testing precision: 80.064%</text:p>
      <text:p text:style-name="Plain_20_Text"><text:span text:style-name="T16">Testing f_measure: 71.742%</text:span></text:p>
      <text:p text:style-name="Plain_20_Text">Training accuracy: 92.627%</text:p>
      <text:p text:style-name="Plain_20_Text">Training recall: 92.073%</text:p>
      <text:p text:style-name="Plain_20_Text">Training precision: 93.272%</text:p>
      <text:p text:style-name="Plain_20_Text"><text:span text:style-name="T16">Training f_measure: 92.494%</text:span></text:p>
      <text:p text:style-name="Plain_20_Text">screen -r con2</text:p>
      <text:p text:style-name="Plain_20_Text"><text:bookmark-start text:name="__DdeLink__1154_1441493474"/>run3DID_AllVectorsChooseNegRand_aaIndex_test_load_C_J(<text:span text:style-name="T19">'finishedDDIs_AllVectorsChooseNegRand_FisherM1_SVMLIGHT_POLY_02NOV2011_30.txt','All', 'SVMLIGHT', 'LINEAR', 1</text:span>, 1, 0.000<text:bookmark-end text:name="__DdeLink__1154_1441493474"/>1, 1 )</text:p>
      <text:p text:style-name="Plain_20_Text">FisherMode: All SVMMode: SVMLIGHT Kernel: LINEAR, choseNegRatio: 1, choseNegRatioTest: 1 C: 1.000000e-04 J: 1</text:p>
      <text:p text:style-name="Plain_20_Text">The baseline AUC: 73.456%</text:p>
      <text:p text:style-name="Plain_20_Text">The baseline recall: 47.643%</text:p>
      <text:p text:style-name="Plain_20_Text">The baseline precision: 69.671%</text:p>
      <text:p text:style-name="Plain_20_Text">Testing AUC: 82.906%</text:p>
      <text:p text:style-name="Plain_20_Text">Testing recall: 60.504%</text:p>
      <text:p text:style-name="Plain_20_Text">Testing precision: 75.502%</text:p>
      <text:p text:style-name="Plain_20_Text"><text:span text:style-name="T16">Testing f_measure: 63.324%</text:span></text:p>
      <text:p text:style-name="Plain_20_Text">Training accuracy: 85.564%</text:p>
      <text:p text:style-name="Plain_20_Text">Training recall: 78.580%</text:p>
      <text:p text:style-name="Plain_20_Text"><text:soft-page-break/>Training precision: 92.634%</text:p>
      <text:p text:style-name="Plain_20_Text"><text:span text:style-name="T16">Training f_measure: 82.676%</text:span></text:p>
      <text:p text:style-name="Plain_20_Text">screen -r con3</text:p>
      <text:p text:style-name="Plain_20_Text"><text:bookmark-start text:name="__DdeLink__1157_1441493474"/><text:bookmark-start text:name="__DdeLink__1150_1441493474"/>run3DID_AllVectorsChooseNegRand_aaIndex_test_load_C_J(<text:span text:style-name="T19">'finishedDDIs_AllVectorsChooseNegRand_FisherM1_SVMLIGHT_POLY_02NOV2011_30.txt','All', 'SVMLIGHT', 'LINEAR', 1</text:span>, 1, 0.0000<text:bookmark-end text:name="__DdeLink__1157_1441493474"/><text:bookmark-end text:name="__DdeLink__1150_1441493474"/>1, 1 )</text:p>
      <text:p text:style-name="Plain_20_Text">Number of total DDI is: 30</text:p>
      <text:p text:style-name="Plain_20_Text">Number of successed DDI is: 30</text:p>
      <text:p text:style-name="Plain_20_Text">Number of total sequence is: 155</text:p>
      <text:p text:style-name="Plain_20_Text">FisherMode: All SVMMode: SVMLIGHT Kernel: LINEAR, choseNegRatio: 1, choseNegRatioTest: 1 C: 1.000000e-05 J: 1</text:p>
      <text:p text:style-name="Plain_20_Text">The baseline AUC: 73.492%</text:p>
      <text:p text:style-name="Plain_20_Text">The baseline recall: 47.643%</text:p>
      <text:p text:style-name="Plain_20_Text">The baseline precision: 69.865%</text:p>
      <text:p text:style-name="Plain_20_Text">Testing AUC: 83.871%</text:p>
      <text:p text:style-name="Plain_20_Text">Testing recall: 61.456%</text:p>
      <text:p text:style-name="Plain_20_Text">Testing precision: 76.392%</text:p>
      <text:p text:style-name="Plain_20_Text"><text:span text:style-name="T16">Testing f_measure: 64.318%</text:span></text:p>
      <text:p text:style-name="Plain_20_Text">Training accuracy: 85.368%</text:p>
      <text:p text:style-name="Plain_20_Text">Training recall: 78.418%</text:p>
      <text:p text:style-name="Plain_20_Text">Training precision: 92.497%</text:p>
      <text:p text:style-name="Plain_20_Text"><text:span text:style-name="T16">Training f_measure: 82.257%</text:span></text:p>
      <text:p text:style-name="Plain_20_Text"/>
      <text:p text:style-name="Plain_20_Text">screen -r con4</text:p>
      <text:p text:style-name="Plain_20_Text"><text:bookmark-start text:name="__DdeLink__1160_1441493474"/><text:bookmark-start text:name="__DdeLink__1162_1441493474"/>run3DID_AllVectorsChooseNegRand_aaIndex_test_load_C_J(<text:span text:style-name="T19">'finishedDDIs_AllVectorsChooseNegRand_FisherM1_SVMLIGHT_POLY_02NOV2011_30.txt','All', 'SVMLIGHT', 'LINEAR', 1</text:span>, 1, 0.00000<text:bookmark-end text:name="__DdeLink__1160_1441493474"/><text:bookmark-end text:name="__DdeLink__1162_1441493474"/>1, 1 )</text:p>
      <text:p text:style-name="Plain_20_Text">Number of total DDI is: 30</text:p>
      <text:p text:style-name="Plain_20_Text">Number of successed DDI is: 30</text:p>
      <text:p text:style-name="Plain_20_Text">Number of total sequence is: 155</text:p>
      <text:p text:style-name="Plain_20_Text">FisherMode: All SVMMode: SVMLIGHT Kernel: LINEAR, choseNegRatio: 1, choseNegRatioTest: 1 C: 1.000000e-06 J: 1</text:p>
      <text:p text:style-name="Plain_20_Text">The baseline AUC: 73.409%</text:p>
      <text:p text:style-name="Plain_20_Text">The baseline recall: 47.643%</text:p>
      <text:p text:style-name="Plain_20_Text">The baseline precision: 69.280%</text:p>
      <text:p text:style-name="Plain_20_Text">Testing AUC: 82.163%</text:p>
      <text:p text:style-name="Plain_20_Text">Testing recall: 60.014%</text:p>
      <text:p text:style-name="Plain_20_Text"><text:span text:style-name="T16">Testing precision: 71.309%</text:span></text:p>
      <text:p text:style-name="Plain_20_Text">Testing f_measure: 60.369%</text:p>
      <text:p text:style-name="Plain_20_Text">Training accuracy: 82.383%</text:p>
      <text:p text:style-name="Plain_20_Text">Training recall: 77.802%</text:p>
      <text:p text:style-name="Plain_20_Text">Training precision: 89.307%</text:p>
      <text:p text:style-name="Plain_20_Text"><text:span text:style-name="T16">Training f_measure: 79.766%</text:span></text:p>
      <text:p text:style-name="Plain_20_Text"/>
      <text:p text:style-name="Plain_20_Text">Sep 18</text:p>
      <text:p text:style-name="Plain_20_Text"><text:span text:style-name="T16">The value </text:span><text:span text:style-name="T23">C</text:span><text:span text:style-name="T16"> is called the Error Penalty. A high error penalty will force the SVM training to avoid classification errors</text:span></text:p>
      <text:p text:style-name="Plain_20_Text"><text:bookmark-start text:name="__DdeLink__1114_1441493474"/><text:span text:style-name="T16">Setting default regularization parameter C=0.0031 </text:span><text:bookmark-end text:name="__DdeLink__1114_1441493474"/><text:span text:style-name="T16">for LINEAR</text:span></text:p>
      <text:p text:style-name="Plain_20_Text"><text:span text:style-name="T16">Setting default regularization parameter C=0.0000 for POLY</text:span></text:p>
      <text:p text:style-name="Plain_20_Text">Mel screen -S con1</text:p>
      <text:p text:style-name="Plain_20_Text"><text:bookmark-start text:name="Bookmark3"/><text:bookmark-start text:name="__DdeLink__611_2050157554"/><text:bookmark-start text:name="__DdeLink__618_2050157554"/><text:bookmark-start text:name="__DdeLink__645_2050157554"/><text:bookmark-start text:name="__DdeLink__986_1441493474"/><text:soft-page-break/>run3DID_AllVectorsChooseNegRand_aaIndex_test_load(<text:bookmark-start text:name="__DdeLink__609_2050157554"/><text:span text:style-name="T19">'</text:span><text:bookmark-start text:name="__DdeLink__1133_1441493474"/><text:span text:style-name="T19">finishedDDIs_AllVectorsChooseNegRand_FisherM1_SVMLIGHT_POLY_02NOV2011_30.txt</text:span><text:bookmark-end text:name="__DdeLink__1133_1441493474"/><text:span text:style-name="T19">','FisherM1', 'SVMLIGHT', 'LINEAR', 1</text:span><text:bookmark-end text:name="__DdeLink__611_2050157554"/><text:bookmark-end text:name="__DdeLink__618_2050157554"/><text:bookmark-end text:name="__DdeLink__645_2050157554"/><text:bookmark-end text:name="__DdeLink__986_1441493474"/>, 1<text:bookmark-end text:name="Bookmark3"/><text:bookmark-end text:name="__DdeLink__609_2050157554"/>)</text:p>
      <text:p text:style-name="Plain_20_Text">Number of total DDI is: 30</text:p>
      <text:p text:style-name="Plain_20_Text">Number of successed DDI is: 30</text:p>
      <text:p text:style-name="Plain_20_Text">Number of total sequence is: 155</text:p>
      <text:p text:style-name="Plain_20_Text">FisherMode: FisherM1 SVMMode: SVMLIGHT Kernel: LINEAR, choseNegRatio: 1, choseNegRatioTest: 1</text:p>
      <text:p text:style-name="Plain_20_Text">The baseline AUC: 73.583%</text:p>
      <text:p text:style-name="Plain_20_Text">The baseline recall: 47.643%</text:p>
      <text:p text:style-name="Plain_20_Text">The baseline precision: 69.552%</text:p>
      <text:p text:style-name="Plain_20_Text">Testing AUC: 84.066%</text:p>
      <text:p text:style-name="Plain_20_Text">Testing recall: 69.457%</text:p>
      <text:p text:style-name="Plain_20_Text">Testing precision: 78.737%</text:p>
      <text:p text:style-name="Plain_20_Text"><text:span text:style-name="T16">Testing f_measure: 71.457%</text:span></text:p>
      <text:p text:style-name="Plain_20_Text">Training accuracy: 95.479%</text:p>
      <text:p text:style-name="Plain_20_Text">Training recall: 96.297%</text:p>
      <text:p text:style-name="Plain_20_Text">Training precision: 94.820%</text:p>
      <text:p text:style-name="Plain_20_Text"><text:span text:style-name="T16">Training f_measure: 95.515%</text:span></text:p>
      <text:p text:style-name="Plain_20_Text">Why this is lower than expected.</text:p>
      <text:p text:style-name="Plain_20_Text"><text:bookmark-start text:name="__DdeLink__611_20501575542"/><text:bookmark-start text:name="__DdeLink__618_20501575542"/><text:bookmark-start text:name="__DdeLink__645_20501575542"/><text:bookmark-start text:name="__DdeLink__1038_1441493474"/><text:bookmark-start text:name="__DdeLink__1002_1441493474"/><text:bookmark-start text:name="__DdeLink__996_1441493474"/><text:bookmark-start text:name="__DdeLink__609_20501575542"/>run3DID_AllVectorsChooseNegRand_aaIndex_test_load(<text:span text:style-name="T19">'finishedDDIs_AllVectorsChooseNegRand_FisherM1_SVMLIGHT_POLY_test_50.txt','FisherM1', 'SVMLIGHT', 'LINEAR', 1</text:span><text:bookmark-end text:name="__DdeLink__611_20501575542"/><text:bookmark-end text:name="__DdeLink__618_20501575542"/><text:bookmark-end text:name="__DdeLink__645_20501575542"/><text:bookmark-end text:name="__DdeLink__1038_1441493474"/><text:bookmark-end text:name="__DdeLink__1002_1441493474"/><text:bookmark-end text:name="__DdeLink__996_1441493474"/><text:bookmark-end text:name="__DdeLink__609_20501575542"/>, 1)</text:p>
      <text:p text:style-name="Plain_20_Text">Number of total DDI is: 50</text:p>
      <text:p text:style-name="Plain_20_Text">Number of successed DDI is: 50</text:p>
      <text:p text:style-name="Plain_20_Text">Number of total sequence is: 238</text:p>
      <text:p text:style-name="Plain_20_Text">FisherMode: FisherM1 SVMMode: SVMLIGHT Kernel: LINEAR, choseNegRatio: 1, choseNegRatioTest: 1</text:p>
      <text:p text:style-name="Plain_20_Text">The baseline AUC: 76.262%</text:p>
      <text:p text:style-name="Plain_20_Text">The baseline recall: 53.184%</text:p>
      <text:p text:style-name="Plain_20_Text">The baseline precision: 73.892%</text:p>
      <text:p text:style-name="Plain_20_Text">Testing AUC: 84.419%</text:p>
      <text:p text:style-name="Plain_20_Text">Testing recall: 70.634%</text:p>
      <text:p text:style-name="Plain_20_Text">Testing precision: 79.177%</text:p>
      <text:p text:style-name="Plain_20_Text"><text:span text:style-name="T16">Testing f_measure: 72.377%</text:span></text:p>
      <text:p text:style-name="Plain_20_Text">Training accuracy: 96.032%</text:p>
      <text:p text:style-name="Plain_20_Text">Training recall: 96.994%</text:p>
      <text:p text:style-name="Plain_20_Text">Training precision: 95.233%</text:p>
      <text:p text:style-name="Plain_20_Text"><text:span text:style-name="T16">Training f_measure: 96.074%</text:span></text:p>
      <text:p text:style-name="Plain_20_Text"/>
      <text:p text:style-name="Plain_20_Text"><text:bookmark-start text:name="__DdeLink__622_2050157554"/>screen -S con<text:bookmark-end text:name="__DdeLink__622_2050157554"/>2</text:p>
      <text:p text:style-name="Plain_20_Text"><text:bookmark-start text:name="__DdeLink__1042_1441493474"/><text:bookmark-start text:name="__DdeLink__624_2050157554"/>run3DID_AllVectorsChooseNegRand_aaIndex_test_load(<text:span text:style-name="T19">'finishedDDIs_AllVectorsChooseNegRand_FisherM1_SVMLIGHT_POLY_02NOV2011_30.txt','FisherM1ONLY', 'SVMLIGHT', 'LINEAR', 1</text:span><text:bookmark-end text:name="__DdeLink__1042_1441493474"/><text:bookmark-end text:name="__DdeLink__624_2050157554"/>, 1)</text:p>
      <text:p text:style-name="Plain_20_Text"><text:span text:style-name="T16">Setting default regularization parameter C=0.0663</text:span></text:p>
      <text:p text:style-name="Plain_20_Text">Number of total DDI is: 30</text:p>
      <text:p text:style-name="Plain_20_Text">Number of successed DDI is: 30</text:p>
      <text:p text:style-name="Plain_20_Text">Number of total sequence is: 155</text:p>
      <text:p text:style-name="Plain_20_Text">FisherMode: FisherM1ONLY SVMMode: SVMLIGHT Kernel: LINEAR, choseNegRatio: 1, choseNegRatioTest: 1</text:p>
      <text:p text:style-name="Plain_20_Text">The baseline AUC: 73.523%</text:p>
      <text:p text:style-name="Plain_20_Text">The baseline recall: 47.643%</text:p>
      <text:p text:style-name="Plain_20_Text"><text:soft-page-break/>The baseline precision: 69.653%</text:p>
      <text:p text:style-name="Plain_20_Text">Testing AUC: 90.702%</text:p>
      <text:p text:style-name="Plain_20_Text">Testing recall: 76.844%</text:p>
      <text:p text:style-name="Plain_20_Text">Testing precision: 86.053%</text:p>
      <text:p text:style-name="Plain_20_Text"><text:span text:style-name="T16">Testing f_measure: 78.485%</text:span></text:p>
      <text:p text:style-name="Plain_20_Text">Training accuracy: 89.579%</text:p>
      <text:p text:style-name="Plain_20_Text">Training recall: 88.073%</text:p>
      <text:p text:style-name="Plain_20_Text">Training precision: 90.984%</text:p>
      <text:p text:style-name="Plain_20_Text"><text:span text:style-name="T16">Training f_measure: 89.204%</text:span></text:p>
      <text:p text:style-name="Plain_20_Text"><text:bookmark-start text:name="__DdeLink__1118_1441493474"/><text:bookmark-start text:name="__DdeLink__1047_1441493474"/><text:bookmark-start text:name="Bookmark4"/><text:span text:style-name="T16">run3DID_AllVectorsChooseNegRand_aaIndex_test_load(</text:span><text:span text:style-name="T19">'</text:span><text:bookmark-start text:name="__DdeLink__624_20501575541"/><text:span text:style-name="T19">finishedDDIs_AllVectorsChooseNegRand_FisherM1_SVMLIGHT_POLY_test_50.txt</text:span><text:bookmark-end text:name="__DdeLink__624_20501575541"/><text:span text:style-name="T19">','FisherM1ONLY', 'SVMLIGHT', 'LINEAR', 1</text:span><text:bookmark-end text:name="__DdeLink__1118_1441493474"/><text:bookmark-end text:name="__DdeLink__1047_1441493474"/><text:bookmark-end text:name="Bookmark4"/><text:span text:style-name="T8">, 1)</text:span></text:p>
      <text:p text:style-name="Plain_20_Text"><text:span text:style-name="T8">Number of total DDI is: 50</text:span></text:p>
      <text:p text:style-name="Plain_20_Text"><text:span text:style-name="T8">Number of successed DDI is: 50</text:span></text:p>
      <text:p text:style-name="Plain_20_Text"><text:span text:style-name="T8">Number of total sequence is: 238</text:span></text:p>
      <text:p text:style-name="Plain_20_Text"><text:span text:style-name="T8">FisherMode: FisherM1ONLY SVMMode: SVMLIGHT Kernel: LINEAR, choseNegRatio: 1, choseNegRatioTest: 1</text:span></text:p>
      <text:p text:style-name="Plain_20_Text"><text:span text:style-name="T8">The baseline AUC: 76.375%</text:span></text:p>
      <text:p text:style-name="Plain_20_Text"><text:span text:style-name="T8">The baseline recall: 53.184%</text:span></text:p>
      <text:p text:style-name="Plain_20_Text"><text:span text:style-name="T8">The baseline precision: 73.575%</text:span></text:p>
      <text:p text:style-name="Plain_20_Text"><text:span text:style-name="T8">Testing AUC: 91.291%</text:span></text:p>
      <text:p text:style-name="Plain_20_Text"><text:span text:style-name="T8">Testing recall: 76.818%</text:span></text:p>
      <text:p text:style-name="Plain_20_Text"><text:span text:style-name="T8">Testing precision: 84.553%</text:span></text:p>
      <text:p text:style-name="Plain_20_Text"><text:span text:style-name="T16">Testing f_measure: 78.623%</text:span></text:p>
      <text:p text:style-name="Plain_20_Text"><text:span text:style-name="T8">Training accuracy: 91.052%</text:span></text:p>
      <text:p text:style-name="Plain_20_Text"><text:span text:style-name="T8">Training recall: 90.168%</text:span></text:p>
      <text:p text:style-name="Plain_20_Text"><text:span text:style-name="T8">Training precision: 91.906%</text:span></text:p>
      <text:p text:style-name="Plain_20_Text"><text:span text:style-name="T16">Training f_measure: 90.736%</text:span></text:p>
      <text:p text:style-name="Plain_20_Text"/>
      <text:p text:style-name="Plain_20_Text"><text:bookmark-start text:name="__DdeLink__639_2050157554"/><text:bookmark-start text:name="__DdeLink__622_20501575541"/><text:bookmark-start text:name="__DdeLink__630_2050157554"/>screen -S con<text:bookmark-end text:name="__DdeLink__639_2050157554"/><text:bookmark-end text:name="__DdeLink__622_20501575541"/><text:bookmark-end text:name="__DdeLink__630_2050157554"/>3</text:p>
      <text:p text:style-name="Plain_20_Text"><text:bookmark-start text:name="__DdeLink__634_2050157554"/><text:bookmark-start text:name="Bookmark5"/>run3DID_AllVectorsChooseNegRand_aaIndex_test_load(<text:span text:style-name="T19">'finishedDDIs_AllVectorsChooseNegRand_FisherM1_SVMLIGHT_POLY_02NOV2011_30.txt',</text:span><text:bookmark-start text:name="__DdeLink__632_2050157554"/><text:span text:style-name="T19">'All'</text:span><text:bookmark-end text:name="__DdeLink__632_2050157554"/><text:span text:style-name="T19">, 'SVMLIGHT', 'LINEAR', 1</text:span><text:bookmark-end text:name="__DdeLink__634_2050157554"/><text:bookmark-end text:name="Bookmark5"/>, 1)</text:p>
      <text:p text:style-name="Plain_20_Text">Number of total DDI is: 30</text:p>
      <text:p text:style-name="Plain_20_Text">Number of successed DDI is: 30</text:p>
      <text:p text:style-name="Plain_20_Text">Number of total sequence is: 155</text:p>
      <text:p text:style-name="Plain_20_Text">FisherMode: All SVMMode: SVMLIGHT Kernel: LINEAR, choseNegRatio: 1, choseNegRatioTest: 1</text:p>
      <text:p text:style-name="Plain_20_Text">The baseline AUC: 73.532%</text:p>
      <text:p text:style-name="Plain_20_Text">The baseline recall: 47.643%</text:p>
      <text:p text:style-name="Plain_20_Text">The baseline precision: 70.137%</text:p>
      <text:p text:style-name="Plain_20_Text">Testing AUC: 85.021%</text:p>
      <text:p text:style-name="Plain_20_Text">Testing recall: 71.979%</text:p>
      <text:p text:style-name="Plain_20_Text">Testing precision: 81.204%</text:p>
      <text:p text:style-name="Plain_20_Text"><text:span text:style-name="T16">Testing f_measure: 73.972%</text:span></text:p>
      <text:p text:style-name="Plain_20_Text">Training accuracy: 95.415%</text:p>
      <text:p text:style-name="Plain_20_Text">Training recall: 96.092%</text:p>
      <text:p text:style-name="Plain_20_Text">Training precision: 94.928%</text:p>
      <text:p text:style-name="Plain_20_Text"><text:span text:style-name="T16">Training f_measure: 95.451%</text:span></text:p>
      <text:p text:style-name="Plain_20_Text"><text:bookmark-start text:name="__DdeLink__634_20501575541"/><text:bookmark-start text:name="__DdeLink__1097_1441493474"/><text:bookmark-start text:name="__DdeLink__1061_1441493474"/><text:bookmark-start text:name="Bookmark6"/><text:span text:style-name="T16">run3DID_AllVectorsChooseNegRand_aaIndex_test_load(</text:span><text:span text:style-name="T19">'finishedDDIs_AllVectorsChooseNegRand_FisherM1_SVMLIGHT_POLY_test_50.txt',</text:span><text:bookmark-start text:name="__DdeLink__632_20501575541"/><text:span text:style-name="T19">'All'</text:span><text:bookmark-end text:name="__DdeLink__632_20501575541"/><text:span text:style-name="T19">, 'SVMLIGHT', 'LINEAR', 1</text:span><text:bookmark-end text:name="__DdeLink__634_20501575541"/><text:bookmark-end text:name="__DdeLink__1097_1441493474"/><text:bookmark-end text:name="__DdeLink__1061_1441493474"/><text:bookmark-end text:name="Bookmark6"/><text:span text:style-name="T16">, 1)</text:span></text:p>
      <text:p text:style-name="Plain_20_Text"><text:soft-page-break/><text:span text:style-name="T16">Setting default regularization parameter C=0.0031</text:span></text:p>
      <text:p text:style-name="Plain_20_Text"/>
      <text:p text:style-name="Plain_20_Text">Number of total DDI is: 50</text:p>
      <text:p text:style-name="Plain_20_Text">Number of successed DDI is: 50</text:p>
      <text:p text:style-name="Plain_20_Text">Number of total sequence is: 238</text:p>
      <text:p text:style-name="Plain_20_Text">FisherMode: All SVMMode: SVMLIGHT Kernel: LINEAR, choseNegRatio: 1, choseNegRatioTest: 1</text:p>
      <text:p text:style-name="Plain_20_Text">The baseline AUC: 76.417%</text:p>
      <text:p text:style-name="Plain_20_Text">The baseline recall: 53.184%</text:p>
      <text:p text:style-name="Plain_20_Text">The baseline precision: 74.152%</text:p>
      <text:p text:style-name="Plain_20_Text">Testing AUC: 86.968%</text:p>
      <text:p text:style-name="Plain_20_Text">Testing recall: 73.222%</text:p>
      <text:p text:style-name="Plain_20_Text">Testing precision: 81.645%</text:p>
      <text:p text:style-name="Plain_20_Text"><text:span text:style-name="T16">Testing f_measure: 74.787%</text:span></text:p>
      <text:p text:style-name="Plain_20_Text">Training accuracy: 96.341%</text:p>
      <text:p text:style-name="Plain_20_Text">Training recall: 96.942%</text:p>
      <text:p text:style-name="Plain_20_Text">Training precision: 95.851%</text:p>
      <text:p text:style-name="Plain_20_Text"><text:span text:style-name="T16">Training f_measure: 96.362%</text:span></text:p>
      <text:p text:style-name="Plain_20_Text"/>
      <text:p text:style-name="Plain_20_Text"><text:bookmark-start text:name="__DdeLink__622_205015755411"/>screen -S con<text:bookmark-end text:name="__DdeLink__622_205015755411"/>4</text:p>
      <text:p text:style-name="Plain_20_Text"><text:bookmark-start text:name="__DdeLink__652_2050157554"/><text:bookmark-start text:name="__DdeLink__1065_1441493474"/><text:bookmark-start text:name="__DdeLink__649_2050157554"/>run3DID_AllVectorsChooseNegRand_aaIndex_test_load(<text:span text:style-name="T19">'finishedDDIs_AllVectorsChooseNegRand_FisherM1_SVMLIGHT_POLY_02NOV2011_30.txt','</text:span><text:span text:style-name="T20">FisherM1', 'SVMLIGHT', 'POLY', 1</text:span><text:bookmark-end text:name="__DdeLink__652_2050157554"/><text:bookmark-end text:name="__DdeLink__1065_1441493474"/><text:bookmark-end text:name="__DdeLink__649_2050157554"/><text:span text:style-name="T16">, 1)</text:span></text:p>
      <text:p text:style-name="Plain_20_Text">Number of total DDI is: 30</text:p>
      <text:p text:style-name="Plain_20_Text">Number of successed DDI is: 30</text:p>
      <text:p text:style-name="Plain_20_Text">Number of total sequence is: 155</text:p>
      <text:p text:style-name="Plain_20_Text">FisherMode: FisherM1 SVMMode: SVMLIGHT Kernel: POLY, choseNegRatio: 1, choseNegRatioTest: 1</text:p>
      <text:p text:style-name="Plain_20_Text">The baseline AUC: 73.519%</text:p>
      <text:p text:style-name="Plain_20_Text">The baseline recall: 47.643%</text:p>
      <text:p text:style-name="Plain_20_Text">The baseline precision: 69.929%</text:p>
      <text:p text:style-name="Plain_20_Text"><text:span text:style-name="T8">Testing AUC: 82.560%</text:span></text:p>
      <text:p text:style-name="Plain_20_Text"><text:span text:style-name="T8">Testing recall: 41.366%</text:span></text:p>
      <text:p text:style-name="Plain_20_Text"><text:span text:style-name="T16">Testing precision: 62.555%</text:span></text:p>
      <text:p text:style-name="Plain_20_Text"><text:span text:style-name="T8">Testing f_measure: 46.190%</text:span></text:p>
      <text:p text:style-name="Plain_20_Text"><text:span text:style-name="T8">Training accuracy: 99.455%</text:span></text:p>
      <text:p text:style-name="Plain_20_Text"><text:span text:style-name="T8">Training recall: 98.935%</text:span></text:p>
      <text:p text:style-name="Plain_20_Text"><text:span text:style-name="T8">Training precision: 99.976%</text:span></text:p>
      <text:p text:style-name="Plain_20_Text"><text:span text:style-name="T16">Training f_measure: 99.444%</text:span></text:p>
      <text:p text:style-name="Plain_20_Text"><text:bookmark-start text:name="__DdeLink__652_20501575542"/><text:bookmark-start text:name="__DdeLink__1122_1441493474"/><text:bookmark-start text:name="__DdeLink__1072_1441493474"/><text:bookmark-start text:name="__DdeLink__649_20501575542"/><text:span text:style-name="T8">run3DID_AllVectorsChooseNegRand_aaIndex_test_load(</text:span><text:span text:style-name="T19">'finishedDDIs_AllVectorsChooseNegRand_FisherM1_SVMLIGHT_POLY_test_50.txt','FisherM1', 'SVMLIGHT', 'POLY', 1</text:span><text:bookmark-end text:name="__DdeLink__652_20501575542"/><text:bookmark-end text:name="__DdeLink__1122_1441493474"/><text:bookmark-end text:name="__DdeLink__1072_1441493474"/><text:bookmark-end text:name="__DdeLink__649_20501575542"/><text:span text:style-name="T16">, 1)</text:span></text:p>
      <text:p text:style-name="Plain_20_Text"><text:span text:style-name="T16">Setting default regularization parameter C=0.0000</text:span></text:p>
      <text:p text:style-name="Plain_20_Text"><text:span text:style-name="T8">Number of total DDI is: 50</text:span></text:p>
      <text:p text:style-name="Plain_20_Text"><text:span text:style-name="T8">Number of successed DDI is: 50</text:span></text:p>
      <text:p text:style-name="Plain_20_Text"><text:span text:style-name="T8">Number of total sequence is: 238</text:span></text:p>
      <text:p text:style-name="Plain_20_Text"><text:span text:style-name="T8">FisherMode: FisherM1 SVMMode: SVMLIGHT Kernel: POLY, choseNegRatio: 1, choseNegRatioTest: 1</text:span></text:p>
      <text:p text:style-name="Plain_20_Text"><text:span text:style-name="T8">The baseline AUC: 76.298%</text:span></text:p>
      <text:p text:style-name="Plain_20_Text"><text:span text:style-name="T8">The baseline recall: 53.184%</text:span></text:p>
      <text:p text:style-name="Plain_20_Text"><text:span text:style-name="T8">The baseline precision: 73.437%</text:span></text:p>
      <text:p text:style-name="Plain_20_Text"><text:span text:style-name="T8">Testing AUC: 84.925%</text:span></text:p>
      <text:p text:style-name="Plain_20_Text"><text:soft-page-break/><text:span text:style-name="T8">Testing recall: 43.399%</text:span></text:p>
      <text:p text:style-name="Plain_20_Text"><text:span text:style-name="T8">Testing precision: 64.183%</text:span></text:p>
      <text:p text:style-name="Plain_20_Text"><text:span text:style-name="T16">Testing f_measure: 47.820%</text:span></text:p>
      <text:p text:style-name="Plain_20_Text"><text:span text:style-name="T8">Training accuracy: 99.300%</text:span></text:p>
      <text:p text:style-name="Plain_20_Text"><text:span text:style-name="T8">Training recall: 98.689%</text:span></text:p>
      <text:p text:style-name="Plain_20_Text"><text:span text:style-name="T8">Training precision: 99.914%</text:span></text:p>
      <text:p text:style-name="Plain_20_Text"><text:span text:style-name="T16">Training f_measure: 99.283%</text:span></text:p>
      <text:p text:style-name="Plain_20_Text"/>
      <text:p text:style-name="Plain_20_Text"><text:bookmark-start text:name="__DdeLink__622_2050157554111"/><text:span text:style-name="T16">screen -S con</text:span><text:bookmark-end text:name="__DdeLink__622_2050157554111"/><text:span text:style-name="T16">5</text:span></text:p>
      <text:p text:style-name="Plain_20_Text"><text:bookmark-start text:name="__DdeLink__652_20501575541"/><text:bookmark-start text:name="__DdeLink__1129_1441493474"/><text:bookmark-start text:name="__DdeLink__649_20501575541"/>run3DID_AllVectorsChooseNegRand_aaIndex_test_load(<text:span text:style-name="T19">'finishedDDIs_AllVectorsChooseNegRand_FisherM1_SVMLIGHT_POLY_02NOV2011_30.txt','FisherM1ONLY', 'SVMLIGHT', 'POLY', 1</text:span><text:bookmark-end text:name="__DdeLink__652_20501575541"/><text:bookmark-end text:name="__DdeLink__1129_1441493474"/><text:bookmark-end text:name="__DdeLink__649_20501575541"/>, 1)</text:p>
      <text:p text:style-name="Plain_20_Text"><text:span text:style-name="T16">Setting default regularization parameter C=0.0001</text:span></text:p>
      <text:p text:style-name="Plain_20_Text">Number of total DDI is: 30</text:p>
      <text:p text:style-name="Plain_20_Text">Number of successed DDI is: 30</text:p>
      <text:p text:style-name="Plain_20_Text">Number of total sequence is: 155</text:p>
      <text:p text:style-name="Plain_20_Text">FisherMode: FisherM1ONLY SVMMode: SVMLIGHT Kernel: POLY, choseNegRatio: 1, choseNegRatioTest: 1</text:p>
      <text:p text:style-name="Plain_20_Text">The baseline AUC: 73.532%</text:p>
      <text:p text:style-name="Plain_20_Text">The baseline recall: 47.643%</text:p>
      <text:p text:style-name="Plain_20_Text">The baseline precision: 69.631%</text:p>
      <text:p text:style-name="Plain_20_Text"><text:span text:style-name="T16">Testing AUC: 89.222%</text:span></text:p>
      <text:p text:style-name="Plain_20_Text"><text:span text:style-name="T16">Testing recall: 56.531%</text:span></text:p>
      <text:p text:style-name="Plain_20_Text"><text:span text:style-name="T16">Testing precision: 79.232%</text:span></text:p>
      <text:p text:style-name="Plain_20_Text"><text:span text:style-name="T16">Testing f_measure: 62.890%</text:span></text:p>
      <text:p text:style-name="Plain_20_Text">Training accuracy: 84.478%</text:p>
      <text:p text:style-name="Plain_20_Text">Training recall: 72.066%</text:p>
      <text:p text:style-name="Plain_20_Text">Training precision: 96.480%</text:p>
      <text:p text:style-name="Plain_20_Text"><text:span text:style-name="T16">Training f_measure: 80.228%</text:span></text:p>
      <text:p text:style-name="Plain_20_Text"><text:bookmark-start text:name="__DdeLink__652_205015755411"/><text:bookmark-start text:name="__DdeLink__1088_1441493474"/><text:bookmark-start text:name="__DdeLink__649_205015755411"/><text:span text:style-name="T16">run3DID_AllVectorsChooseNegRand_aaIndex_test_load(</text:span><text:span text:style-name="T19">'finishedDDIs_AllVectorsChooseNegRand_FisherM1_SVMLIGHT_POLY_test_50.txt','FisherM1ONLY', 'SVMLIGHT', 'POLY', 1</text:span><text:bookmark-end text:name="__DdeLink__652_205015755411"/><text:bookmark-end text:name="__DdeLink__1088_1441493474"/><text:bookmark-end text:name="__DdeLink__649_205015755411"/><text:span text:style-name="T8">, 1)</text:span></text:p>
      <text:p text:style-name="Plain_20_Text"><text:span text:style-name="T8">Number of total DDI is: 50</text:span></text:p>
      <text:p text:style-name="Plain_20_Text"><text:span text:style-name="T8">Number of successed DDI is: 50</text:span></text:p>
      <text:p text:style-name="Plain_20_Text"><text:span text:style-name="T8">Number of total sequence is: 238</text:span></text:p>
      <text:p text:style-name="Plain_20_Text"><text:span text:style-name="T8">FisherMode: FisherM1ONLY SVMMode: SVMLIGHT Kernel: POLY, choseNegRatio: 1, choseNegRatioTest: 1</text:span></text:p>
      <text:p text:style-name="Plain_20_Text"><text:span text:style-name="T8">The baseline AUC: 76.315%</text:span></text:p>
      <text:p text:style-name="Plain_20_Text"><text:span text:style-name="T8">The baseline recall: 53.184%</text:span></text:p>
      <text:p text:style-name="Plain_20_Text"><text:span text:style-name="T8">The baseline precision: 73.803%</text:span></text:p>
      <text:p text:style-name="Plain_20_Text"><text:span text:style-name="T8">Testing AUC: 90.399%</text:span></text:p>
      <text:p text:style-name="Plain_20_Text"><text:span text:style-name="T16">Testing recall: 58.292%</text:span></text:p>
      <text:p text:style-name="Plain_20_Text"><text:span text:style-name="T16">Testing precision: 79.802%</text:span></text:p>
      <text:p text:style-name="Plain_20_Text"><text:span text:style-name="T16">Testing f_measure: 64.286%</text:span></text:p>
      <text:p text:style-name="Plain_20_Text"><text:span text:style-name="T8">Training accuracy: 86.748%</text:span></text:p>
      <text:p text:style-name="Plain_20_Text"><text:span text:style-name="T8">Training recall: 76.237%</text:span></text:p>
      <text:p text:style-name="Plain_20_Text"><text:span text:style-name="T8">Training precision: 97.170%</text:span></text:p>
      <text:p text:style-name="Plain_20_Text"><text:span text:style-name="T16">Training f_measure: 83.556%</text:span></text:p>
      <text:p text:style-name="Plain_20_Text"/>
      <text:p text:style-name="Plain_20_Text">Sep 17</text:p>
      <text:p text:style-name="Plain_20_Text"><text:bookmark-start text:name="__DdeLink__582_2050157554"/><text:bookmark-start text:name="__DdeLink__584_2050157554"/><text:bookmark-start text:name="__DdeLink__586_2050157554"/><text:bookmark-start text:name="__DdeLink__589_2050157554"/><text:bookmark-start text:name="__DdeLink__580_2050157554"/>run3DID_AllVectorsChooseNegRand_aaIndex_test_load(<text:span text:style-name="T19">'testDDI.txt','FisherM1ONLY', 'SVMLIGHT', 'LINEAR', 3</text:span><text:bookmark-end text:name="__DdeLink__582_2050157554"/><text:bookmark-end text:name="__DdeLink__584_2050157554"/><text:bookmark-end text:name="__DdeLink__586_2050157554"/><text:bookmark-end text:name="__DdeLink__589_2050157554"/><text:bookmark-end text:name="__DdeLink__580_2050157554"/>, 1)</text:p>
      <text:p text:style-name="Plain_20_Text"><text:soft-page-break/>2013-9-18 13:28 FINISHED.</text:p>
      <text:p text:style-name="Plain_20_Text">Number of total DDI is: 1</text:p>
      <text:p text:style-name="Plain_20_Text">Number of successed DDI is: 1</text:p>
      <text:p text:style-name="Plain_20_Text">Number of total sequence is: 3</text:p>
      <text:p text:style-name="Plain_20_Text">FisherMode: FisherM1ONLY SVMMode: SVMLIGHT Kernel: LINEAR, choseNegRatio: 3, choseNegRatioTest: 1</text:p>
      <text:p text:style-name="Plain_20_Text">The baseline AUC: 89.199%</text:p>
      <text:p text:style-name="Plain_20_Text">The baseline recall: 78.774%</text:p>
      <text:p text:style-name="Plain_20_Text">The baseline precision: 99.242%</text:p>
      <text:p text:style-name="Plain_20_Text">Testing AUC: 92.957%</text:p>
      <text:p text:style-name="Plain_20_Text">Testing recall: 62.538%</text:p>
      <text:p text:style-name="Plain_20_Text">Testing precision: 84.290%</text:p>
      <text:p text:style-name="Plain_20_Text">Testing f_measure: 67.102%</text:p>
      <text:p text:style-name="Plain_20_Text">Training accuracy: 92.272%</text:p>
      <text:p text:style-name="Plain_20_Text">Training recall: 86.622%</text:p>
      <text:p text:style-name="Plain_20_Text">Training precision: 83.258%</text:p>
      <text:p text:style-name="Plain_20_Text">Training f_measure: 84.861%</text:p>
      <text:p text:style-name="Plain_20_Text"/>
      <text:p text:style-name="Plain_20_Text"><text:bookmark-start text:name="__DdeLink__962_1441493474"/>run3DID_AllVectorsChooseNegRand_aaIndex_test_load(<text:span text:style-name="T19">'testDDI.txt','FisherM1ONLY', 'SVMLIGHT', 'LINEAR', 1</text:span><text:bookmark-end text:name="__DdeLink__962_1441493474"/>, 1)</text:p>
      <text:p text:style-name="Plain_20_Text">Number of total DDI is: 1</text:p>
      <text:p text:style-name="Plain_20_Text">Number of successed DDI is: 1</text:p>
      <text:p text:style-name="Plain_20_Text">Number of total sequence is: 3</text:p>
      <text:p text:style-name="Plain_20_Text">FisherMode: FisherM1ONLY SVMMode: SVMLIGHT Kernel: LINEAR, choseNegRatio: 1, choseNegRatioTest: 1</text:p>
      <text:p text:style-name="Plain_20_Text">The baseline AUC: 89.387%</text:p>
      <text:p text:style-name="Plain_20_Text">The baseline recall: 78.774%</text:p>
      <text:p text:style-name="Plain_20_Text">The baseline precision: 100.000%</text:p>
      <text:p text:style-name="Plain_20_Text">Testing AUC: 93.463%</text:p>
      <text:p text:style-name="Plain_20_Text">Testing recall: 59.435%</text:p>
      <text:p text:style-name="Plain_20_Text">Testing precision: 90.143%</text:p>
      <text:p text:style-name="Plain_20_Text">Testing f_measure: 60.111%</text:p>
      <text:p text:style-name="Plain_20_Text">Training accuracy: 92.117%</text:p>
      <text:p text:style-name="Plain_20_Text">Training recall: 95.749%</text:p>
      <text:p text:style-name="Plain_20_Text">Training precision: 89.303%</text:p>
      <text:p text:style-name="Plain_20_Text">Training f_measure: 92.383%</text:p>
      <text:p text:style-name="Plain_20_Text"><text:bookmark-start text:name="__DdeLink__601_2050157554"/>run3DID_AllVectorsChooseNegRand_aaIndex_test_load(<text:span text:style-name="T19">'testDDI.txt','FisherM1ONLY', 'SVMLIGHT', 'POLY', 1</text:span><text:bookmark-end text:name="__DdeLink__601_2050157554"/>, 1)</text:p>
      <text:p text:style-name="Plain_20_Text">FisherMode: FisherM1ONLY SVMMode: SVMLIGHT Kernel: POLY, choseNegRatio: 1, choseNegRatioTest: 1</text:p>
      <text:p text:style-name="Plain_20_Text">The baseline AUC: 88.938%</text:p>
      <text:p text:style-name="Plain_20_Text">The baseline recall: 78.774%</text:p>
      <text:p text:style-name="Plain_20_Text">The baseline precision: 99.020%</text:p>
      <text:p text:style-name="Plain_20_Text">Testing AUC: 91.092%</text:p>
      <text:p text:style-name="Plain_20_Text">Testing recall: 58.975%</text:p>
      <text:p text:style-name="Plain_20_Text">Testing precision: 86.919%</text:p>
      <text:p text:style-name="Plain_20_Text">Testing f_measure: 63.235%</text:p>
      <text:p text:style-name="Plain_20_Text">Training accuracy: 91.548%</text:p>
      <text:p text:style-name="Plain_20_Text">Training recall: 88.848%</text:p>
      <text:p text:style-name="Plain_20_Text">Training precision: 93.813%</text:p>
      <text:p text:style-name="Plain_20_Text">Training f_measure: 91.241%</text:p>
      <text:p text:style-name="Plain_20_Text"/>
      <text:p text:style-name="Plain_20_Text"><text:soft-page-break/>run3DID_AllVectorsChooseNegRand_aaIndex_test_load('testDDI.txt','FisherM1', 'SVMLIGHT', 'POLY', 1, 1)</text:p>
      <text:p text:style-name="Plain_20_Text">FisherMode: FisherM1 SVMMode: SVMLIGHT Kernel: POLY, choseNegRatio: 1, choseNegRatioTest: 1</text:p>
      <text:p text:style-name="Plain_20_Text">The baseline AUC: 89.387%</text:p>
      <text:p text:style-name="Plain_20_Text">The baseline recall: 78.774%</text:p>
      <text:p text:style-name="Plain_20_Text">The baseline precision: 100.000%</text:p>
      <text:p text:style-name="Plain_20_Text">Testing AUC: 94.450%</text:p>
      <text:p text:style-name="Plain_20_Text">Testing recall: 28.827%</text:p>
      <text:p text:style-name="Plain_20_Text">Testing precision: 100.000%</text:p>
      <text:p text:style-name="Plain_20_Text">Testing f_measure: 43.499%</text:p>
      <text:p text:style-name="Plain_20_Text">Training accuracy: 100.000%</text:p>
      <text:p text:style-name="Plain_20_Text">Training recall: 100.000%</text:p>
      <text:p text:style-name="Plain_20_Text">Training precision: 100.000%</text:p>
      <text:p text:style-name="Plain_20_Text">Training f_measure: 100.000%</text:p>
      <text:p text:style-name="Plain_20_Text"/>
      <text:p text:style-name="Plain_20_Text"><text:bookmark-start text:name="__DdeLink__606_2050157554"/>run3DID_AllVectorsChooseNegRand_aaIndex_test_load('testDDI.txt','FisherM1', 'SVMLIGHT', 'LINEAR<text:bookmark-end text:name="__DdeLink__606_2050157554"/>', 1, 1)</text:p>
      <text:p text:style-name="Plain_20_Text"/>
      <text:p text:style-name="Plain_20_Text">FisherMode: FisherM1 SVMMode: SVMLIGHT Kernel: LINEAR, choseNegRatio: 1, choseNegRatioTest: 1</text:p>
      <text:p text:style-name="Plain_20_Text">The baseline AUC: 89.387%</text:p>
      <text:p text:style-name="Plain_20_Text">The baseline recall: 78.774%</text:p>
      <text:p text:style-name="Plain_20_Text">The baseline precision: 100.000%</text:p>
      <text:p text:style-name="Plain_20_Text">Testing AUC: 94.310%</text:p>
      <text:p text:style-name="Plain_20_Text">Testing recall: 76.336%</text:p>
      <text:p text:style-name="Plain_20_Text">Testing precision: 90.128%</text:p>
      <text:p text:style-name="Plain_20_Text">Testing f_measure: 81.684%</text:p>
      <text:p text:style-name="Plain_20_Text">Training accuracy: 97.006%</text:p>
      <text:p text:style-name="Plain_20_Text">Training recall: 98.742%</text:p>
      <text:p text:style-name="Plain_20_Text">Training precision: 95.437%</text:p>
      <text:p text:style-name="Plain_20_Text">Training f_measure: 97.060%</text:p>
      <text:p text:style-name="Plain_20_Text"/>
      <text:p text:style-name="Plain_20_Text"><text:bookmark-start text:name="__DdeLink__615_2050157554"/>run3DID_AllVectorsChooseNegRand_aaIndex_test_load('testDDI.txt','FisherM0', 'SVMLIGHT', 'LINEAR<text:bookmark-end text:name="__DdeLink__615_2050157554"/>', 1, 1)</text:p>
      <text:p text:style-name="Plain_20_Text">FisherMode: FisherM0 SVMMode: SVMLIGHT Kernel: LINEAR, choseNegRatio: 1, choseNegRatioTest: 1</text:p>
      <text:p text:style-name="Plain_20_Text">The baseline AUC: 89.216%</text:p>
      <text:p text:style-name="Plain_20_Text">The baseline recall: 78.774%</text:p>
      <text:p text:style-name="Plain_20_Text">The baseline precision: 99.320%</text:p>
      <text:p text:style-name="Plain_20_Text">Testing AUC: 87.720%</text:p>
      <text:p text:style-name="Plain_20_Text">Testing recall: 81.439%</text:p>
      <text:p text:style-name="Plain_20_Text">Testing precision: 79.718%</text:p>
      <text:p text:style-name="Plain_20_Text">Testing f_measure: 80.477%</text:p>
      <text:p text:style-name="Plain_20_Text">Training accuracy: 93.453%</text:p>
      <text:p text:style-name="Plain_20_Text">Training recall: 97.259%</text:p>
      <text:p text:style-name="Plain_20_Text">Training precision: 90.405%</text:p>
      <text:p text:style-name="Plain_20_Text">Training f_measure: 93.684%</text:p>
      <text:p text:style-name="Plain_20_Text"/>
      <text:p text:style-name="Plain_20_Text"><text:bookmark-start text:name="__DdeLink__659_2050157554"/><text:bookmark-start text:name="__DdeLink__661_2050157554"/><text:bookmark-start text:name="__DdeLink__663_2050157554"/><text:bookmark-start text:name="__DdeLink__657_2050157554"/>run3DID_AllVectorsChooseNegRand_aaIndex_test_load('testDDI.txt','None', 'SVMLIGHT', 'LINEAR<text:bookmark-end text:name="__DdeLink__659_2050157554"/><text:bookmark-end text:name="__DdeLink__661_2050157554"/><text:bookmark-end text:name="__DdeLink__663_2050157554"/><text:bookmark-end text:name="__DdeLink__657_2050157554"/>', 1, 1)</text:p>
      <text:p text:style-name="Plain_20_Text"><text:soft-page-break/>FisherMode: None SVMMode: SVMLIGHT Kernel: LINEAR, choseNegRatio: 1, choseNegRatioTest: 1</text:p>
      <text:p text:style-name="Plain_20_Text">The baseline AUC: 89.011%</text:p>
      <text:p text:style-name="Plain_20_Text">The baseline recall: 78.774%</text:p>
      <text:p text:style-name="Plain_20_Text">The baseline precision: 98.519%</text:p>
      <text:p text:style-name="Plain_20_Text">Testing AUC: 79.622%</text:p>
      <text:p text:style-name="Plain_20_Text">Testing recall: 65.338%</text:p>
      <text:p text:style-name="Plain_20_Text">Testing precision: 71.966%</text:p>
      <text:p text:style-name="Plain_20_Text">Testing f_measure: 68.269%</text:p>
      <text:p text:style-name="Plain_20_Text">Training accuracy: 92.596%</text:p>
      <text:p text:style-name="Plain_20_Text">Training recall: 93.851%</text:p>
      <text:p text:style-name="Plain_20_Text">Training precision: 91.549%</text:p>
      <text:p text:style-name="Plain_20_Text">Training f_measure: 92.686%</text:p>
      <text:p text:style-name="Plain_20_Text"/>
      <text:p text:style-name="Plain_20_Text"><text:bookmark-start text:name="__DdeLink__666_2050157554"/>run3DID_AllVectorsChooseNegRand_aaIndex_test_load('testDDI.txt','All', 'SVMLIGHT', 'LINEAR<text:bookmark-end text:name="__DdeLink__666_2050157554"/>', 1, 1)</text:p>
      <text:p text:style-name="Plain_20_Text"/>
      <text:p text:style-name="Plain_20_Text"><text:bookmark-start text:name="Bookmark7"/><text:bookmark-start text:name="__DdeLink__597_2050157554"/><text:span text:style-name="T19">run3DID_CellectVectors_Fishers_aaIndex_Sep12('</text:span><text:bookmark-end text:name="__DdeLink__597_2050157554"/><text:span text:style-name="T19">finishedDDIs_ContinuedSep17.txt</text:span><text:bookmark-end text:name="Bookmark7"/><text:span text:style-name="T19">')</text:span></text:p>
      <text:p text:style-name="Plain_20_Text"><text:bookmark text:name="__DdeLink__567_1628345260"/><text:span text:style-name="T20">Sep 13</text:span></text:p>
      <text:p text:style-name="Plain_20_Text"><text:bookmark-start text:name="Bookmark8"/><text:bookmark-start text:name="__DdeLink__496_15246730331"/><text:bookmark-start text:name="__DdeLink__498_15246730331"/><text:bookmark-start text:name="__DdeLink__572_1628345260"/><text:span text:style-name="T19">run3DID_AllVectorsChooseNegRand_aaIndex_test('finishedDDIs_AllVectorsChooseNegRand_FisherM1_SVMLIGHT_POLY_test_50.txt'</text:span><text:bookmark-end text:name="__DdeLink__496_15246730331"/><text:bookmark-end text:name="__DdeLink__498_15246730331"/><text:bookmark-end text:name="__DdeLink__572_1628345260"/><text:span text:style-name="T19">, 'FisherM1', 'SVMLIGHT', 'POLY</text:span><text:bookmark-end text:name="Bookmark8"/><text:span text:style-name="T19">', 1)</text:span></text:p>
      <text:p text:style-name="Plain_20_Text"><text:bookmark text:name="__DdeLink__567_16283452601"/><text:span text:style-name="T19">Mel is down. </text:span></text:p>
      <text:p text:style-name="Plain_20_Text"/>
      <text:p text:style-name="Plain_20_Text"><text:span text:style-name="T20">Sep 12</text:span></text:p>
      <text:p text:style-name="Plain_20_Text"><text:span text:style-name="T19">modify run3DID_CellectVectors_Fishers_aaIndex.m to <text:s/>run3DID_CellectVectors_Fishers_aaIndex_Sep12(file_ddis)</text:span></text:p>
      <text:p text:style-name="Plain_20_Text"><text:span text:style-name="T19">%For each sequence, build a matrix index by the sequence number. I decided to write it to different DDI direcoty instead of just one big file. No longer write training and validation set.</text:span></text:p>
      <text:p text:style-name="Plain_20_Text"><text:span text:style-name="T19">%outputPath=['/big/du/Protein_Protein_Interaction_Project/Contact_Matrix_Project/Vectors_Fishers_aaIndex_raw/' ddiddiName '/'] </text:span></text:p>
      <text:p text:style-name="Plain_20_Text"/>
      <text:p text:style-name="Plain_20_Text"><text:bookmark-start text:name="__DdeLink__484_1524673033"/><text:bookmark-start text:name="__DdeLink__486_1524673033"/><text:bookmark-start text:name="__DdeLink__490_1524673033"/><text:span text:style-name="T19">run3DID_CellectVectors_Fishers_aaIndex_Sep12(</text:span><text:bookmark-start text:name="__DdeLink__482_1524673033"/><text:span text:style-name="T19">'showcaseDDI_05NOV2011.txt'</text:span><text:bookmark-end text:name="__DdeLink__484_1524673033"/><text:bookmark-end text:name="__DdeLink__486_1524673033"/><text:bookmark-end text:name="__DdeLink__490_1524673033"/><text:bookmark-end text:name="__DdeLink__482_1524673033"/><text:span text:style-name="T19">)</text:span></text:p>
      <text:p text:style-name="Plain_20_Text"><text:span text:style-name="T19">test OK.</text:span></text:p>
      <text:p text:style-name="Plain_20_Text"><text:span text:style-name="T19">on Mel</text:span></text:p>
      <text:p text:style-name="Plain_20_Text"><text:bookmark-start text:name="__DdeLink__488_1524673033"/><text:span text:style-name="T19">run3DID_CellectVectors_Fishers_aaIndex_Sep12('finishedDDIs_AllVectorsChooseNegRand_FisherM1_SVMLIGHT_POLY_02NOV2011.txt</text:span><text:bookmark-end text:name="__DdeLink__488_1524673033"/><text:span text:style-name="T19">')</text:span></text:p>
      <text:p text:style-name="Plain_20_Text"><text:span text:style-name="T19">mel is down. </text:span></text:p>
      <text:p text:style-name="Plain_20_Text"/>
      <text:p text:style-name="Plain_20_Text"><text:bookmark-start text:name="__DdeLink__494_1524673033"/><text:bookmark-start text:name="__DdeLink__496_1524673033"/><text:bookmark-start text:name="__DdeLink__498_1524673033"/><text:bookmark-start text:name="__DdeLink__544_2133668881"/><text:span text:style-name="T19">run3DID_AllVectorsChooseNegRand_aaIndex_test( <text:s text:c="43"/>'showcaseDDI_05NOV2011.txt'</text:span><text:bookmark-end text:name="__DdeLink__494_1524673033"/><text:bookmark-end text:name="__DdeLink__496_1524673033"/><text:bookmark-end text:name="__DdeLink__498_1524673033"/><text:bookmark-end text:name="__DdeLink__544_2133668881"/><text:span text:style-name="T19">, 'FisherM1', 'SVMLIGHT', 'LINEAR', 1)</text:span></text:p>
      <text:p text:style-name="Plain_20_Text"><text:span text:style-name="T19">ERROR: PF00025.13_int_PF00025.13. Message: This DDI was taking too long.</text:span></text:p>
      <text:p text:style-name="Plain_20_Text"/>
      <text:p text:style-name="Plain_20_Text"><text:span text:style-name="T20">Aug 06 2012</text:span></text:p>
      <text:p text:style-name="Plain_20_Text"/>
      <text:p text:style-name="Plain_20_Text"><text:bookmark-start text:name="Bookmark9"/><text:span text:style-name="T20">reportResultsAllVectorsChooseNegRand_aaIndex_test('</text:span><text:bookmark-start text:name="__DdeLink__1090_1441493474"/><text:bookmark-start text:name="__DdeLink__1106_1441493474"/><text:span text:style-name="T20">log_AllVectorsChooseNegRand_FisherM1_SVMLIGHT</text:span><text:bookmark-end text:name="__DdeLink__1106_1441493474"/><text:span text:style-name="T20">_LINEAR</text:span><text:bookmark-end text:name="Bookmark9"/><text:bookmark-end text:name="__DdeLink__1090_1441493474"/><text:span text:style-name="T20">_06AUG2013.txt','FisherM1', 'SVMLIGHT', 'LINEAR', 'Aug8')</text:span></text:p>
      <text:p text:style-name="Plain_20_Text">But this result was from the wrong script. Which did not use the trainning data to write the model file, but use the old svm model file. But the result is good. Need to find out <text:soft-page-break/>which script wrote the model file. <text:s/>Mddel file was the old one. It was find out the file was writen on <text:s/><text:span text:style-name="T16"><text:s/>Jul <text:s/>3 00:25 /PF00019.12_int_PF07686.9/.</text:span></text:p>
      <text:p text:style-name="Plain_20_Text"><text:span text:style-name="T16">The problem of the good performance is that it use the model file of POLY and classify as linear classifier. Model from the following script. On </text:span><text:span text:style-name="T20">JUNE 28</text:span></text:p>
      <text:p text:style-name="Plain_20_Text"><text:span text:style-name="T16"><text:s/></text:span><text:span text:style-name="T20">run3DID_AllVectorsChooseNegRand_aaIndex_test('FisherM1', 'SVMLIGHT', 'POLY').</text:span></text:p>
      <text:p text:style-name="Plain_20_Text"><text:span text:style-name="T20">And the POLY use much more regularization Setting </text:span></text:p>
      <text:p text:style-name="Plain_20_Text"><text:span text:style-name="T20">default regularization parameter C=0.0000</text:span></text:p>
      <text:p text:style-name="Plain_20_Text"/>
      <text:p text:style-name="Plain_20_Text"><text:span text:style-name="T16">-rwxr-xr-x 1 du cwu </text:span><text:bookmark-start text:name="__DdeLink__1092_1441493474"/><text:span text:style-name="T16">112158 Jul <text:s/>3 00:25</text:span><text:bookmark-end text:name="__DdeLink__1092_1441493474"/><text:span text:style-name="T16"> FisherM1_AllVectorsChooseNegRand_02NOV2011.model</text:span></text:p>
      <text:p text:style-name="Plain_20_Text">-rwxr-xr-x 1 du cwu 208503 Aug 18 23:03 FisherM1_AllVectorsChooseNegRand_02NOV2011.test</text:p>
      <text:p text:style-name="Plain_20_Text">-rwxr-xr-x 1 du cwu 109690 Aug 18 22:54 FisherM1_AllVectorsChooseNegRand_02NOV2011.train</text:p>
      <text:p text:style-name="Plain_20_Text"/>
      <text:p text:style-name="Plain_20_Text"><text:span text:style-name="T20">The total number of DDIs is: 115</text:span></text:p>
      <text:p text:style-name="Plain_20_Text"><text:span text:style-name="T20">The total number of successed DDIs is: 109</text:span></text:p>
      <text:p text:style-name="Plain_20_Text"><text:span text:style-name="T20">The number of training sequence pairs LOO is: 434</text:span></text:p>
      <text:p text:style-name="Plain_20_Text"><text:span text:style-name="T20">average AUC is: 0.962287</text:span></text:p>
      <text:p text:style-name="Plain_20_Text"><text:span text:style-name="T20">average Recall is: 0.853238</text:span></text:p>
      <text:p text:style-name="Plain_20_Text"><text:span text:style-name="T20">average Precision is: 0.883490</text:span></text:p>
      <text:p text:style-name="Plain_20_Text"><text:span text:style-name="T20">average baseline AUC is: 0.788481</text:span></text:p>
      <text:p text:style-name="Plain_20_Text"><text:span text:style-name="T20">average baseline Recall is: 0.582230</text:span></text:p>
      <text:p text:style-name="Plain_20_Text"><text:span text:style-name="T20">average baseline Precision is: 0.800103</text:span></text:p>
      <text:p text:style-name="Plain_20_Text"><text:span text:style-name="T20">July8</text:span></text:p>
      <text:p text:style-name="Plain_20_Text">Create </text:p>
      <text:p text:style-name="Plain_20_Text">on biohen</text:p>
      <text:p text:style-name="Plain_20_Text">run3DID_AllVectorsAllNeg_P8_aaIndex_test.m</text:p>
      <text:p text:style-name="Plain_20_Text"><text:span text:style-name="T21">run3DID_AllVectorsAllNeg_P8_aaIndex_test('finishedDDIs_AllVectorsChooseNegRand_FisherM1_SVMLIGHT_POLY_test_50.txt', </text:span><text:bookmark-start text:name="__DdeLink__492_1524673033"/><text:span text:style-name="T21">'FisherM1', 'SVMLIGHT', 'LINEAR'</text:span><text:bookmark-end text:name="__DdeLink__492_1524673033"/><text:span text:style-name="T21">)</text:span></text:p>
      <text:p text:style-name="Plain_20_Text"/>
      <text:p text:style-name="Plain_20_Text"><text:span text:style-name="T20">July 3</text:span></text:p>
      <text:p text:style-name="Plain_20_Text"><text:bookmark-start text:name="__DdeLink__978_1441493474"/><text:span text:style-name="T21">run3DID_AllVectorsChooseNegRand_aaIndex_test</text:span><text:bookmark-end text:name="__DdeLink__978_1441493474"/><text:span text:style-name="T21">('finishedDDIs_AllVectorsChooseNegRand_FisherM1_SVMLIGHT_POLY_test_50.txt', 'FisherM1', 'SVMLIGHT', 'LINEAR')</text:span></text:p>
      <text:p text:style-name="Plain_20_Text"><text:span text:style-name="T21">run3DID_CellectVectors_Fishers_aaIndex('showcaseDDI_05NOV2011.txt')</text:span></text:p>
      <text:p text:style-name="Plain_20_Text"><text:span text:style-name="T20">July4</text:span></text:p>
      <text:p text:style-name="Plain_20_Text"><text:span text:style-name="T21">reportResultsAllVectorsChooseNegRand_aaIndex_test('finishedDDIs_AllVectorsChooseNegRand_FisherM1_SVMLIGHT_POLY_test_50.txt','FisherM1', 'SVMLIGHT', 'POLY', 'July4')</text:span></text:p>
      <text:p text:style-name="Plain_20_Text"><text:span text:style-name="T20">Using wrong old model file </text:span></text:p>
      <text:p text:style-name="Plain_20_Text"><text:span text:style-name="T21">python STAT_reportResults_02NOV2011.py resultsAllVectorsChooseNegRand_FisherM1_SVMLIGHT_POLY_July4.txt number of lines in resultsAllVectorsChooseNegRand_FisherM1_SVMLIGHT_POLY_July4.txt:238</text:span></text:p>
      <text:p text:style-name="Plain_20_Text"><text:span text:style-name="T21">The total number of DDIs is <text:s/>50 </text:span></text:p>
      <text:p text:style-name="Plain_20_Text"><text:span text:style-name="T21">The number of training sequence pairs LOO is <text:s/>238 </text:span></text:p>
      <text:p text:style-name="Plain_20_Text"><text:span text:style-name="T21">The number of average SVM AUC is <text:s/>0.859803 </text:span></text:p>
      <text:p text:style-name="Plain_20_Text"><text:span text:style-name="T21">The number of average SVM Recall is <text:s/>0.498643 </text:span></text:p>
      <text:p text:style-name="Plain_20_Text"><text:span text:style-name="T21">The number of average SVM Precision is <text:s/>0.711395 </text:span></text:p>
      <text:p text:style-name="Plain_20_Text"><text:span text:style-name="T21">The number of average baseline AUC is <text:s/>0.764034 </text:span></text:p>
      <text:p text:style-name="Plain_20_Text"><text:soft-page-break/><text:span text:style-name="T21">The number of average baseline Recall is <text:s/>0.531840 </text:span></text:p>
      <text:p text:style-name="Plain_20_Text"><text:span text:style-name="T21">The number of average baseline Precision is <text:s/>0.738895</text:span></text:p>
      <text:p text:style-name="Plain_20_Text"><text:span text:style-name="T21">This is not accurate only 9 success.</text:span></text:p>
      <text:p text:style-name="Plain_20_Text"><text:span text:style-name="T21">Rerun it.</text:span></text:p>
      <text:p text:style-name="Plain_20_Text"><text:span text:style-name="T21">run3DID_AllVectorsChooseNegRand_aaIndex_test('finishedDDIs_AllVectorsChooseNegRand_FisherM1_SVMLIGHT_POLY_test_50.txt', 'FisherM1', 'SVMLIGHT', 'LINEAR')</text:span></text:p>
      <text:p text:style-name="Plain_20_Text"><text:span text:style-name="T20">JULY 7</text:span></text:p>
      <text:p text:style-name="Plain_20_Text"><text:span text:style-name="T21">reportResultsAllVectorsChooseNegRand_aaIndex_test('</text:span><text:bookmark-start text:name="__DdeLink__1099_1441493474"/><text:span text:style-name="T21">finishedDDIs_AllVectorsChooseNegRand_FisherM1_SVMLIGHT_POLY_test_50.txt</text:span><text:bookmark-end text:name="__DdeLink__1099_1441493474"/><text:span text:style-name="T21">','FisherM1', 'SVMLIGHT', 'LINEAR', 'July7')</text:span></text:p>
      <text:p text:style-name="Plain_20_Text"><text:span text:style-name="T21">python STAT_reportResults_02NOV2011.py </text:span><text:bookmark text:name="__DdeLink__1101_1441493474"/><text:span text:style-name="T21">resultsAllVectorsChooseNegRand_FisherM1_SVMLIGHT_LINEAR_July7.txt</text:span></text:p>
      <text:p text:style-name="Plain_20_Text"><text:span text:style-name="T21">python STAT_reportResults_02NOV2011.py resultsAllVectorsChooseNegRand_FisherM1_SVMLIGHT_LINEAR_July7.txt</text:span></text:p>
      <text:p text:style-name="Plain_20_Text"><text:span text:style-name="T21">number of lines in resultsAllVectorsChooseNegRand_FisherM1_SVMLIGHT_LINEAR_July7.txt:186</text:span></text:p>
      <text:p text:style-name="Plain_20_Text"><text:bookmark-start text:name="__DdeLink__531_412596914"/><text:bookmark-start text:name="__DdeLink__529_412596914"/><text:span text:style-name="T21">The total number of DDIs is</text:span><text:bookmark-end text:name="__DdeLink__531_412596914"/><text:bookmark-end text:name="__DdeLink__529_412596914"/><text:span text:style-name="T21"> <text:s/>50 </text:span></text:p>
      <text:p text:style-name="Plain_20_Text"><text:bookmark-start text:name="__DdeLink__523_412596914"/><text:span text:style-name="T21">The number of training sequence pairs LOO is</text:span><text:bookmark-end text:name="__DdeLink__523_412596914"/><text:span text:style-name="T21"> <text:s/>186 </text:span></text:p>
      <text:p text:style-name="Plain_20_Text"><text:bookmark-start text:name="__DdeLink__525_412596914"/><text:span text:style-name="T21">The number of average SVM AUC is</text:span><text:bookmark-end text:name="__DdeLink__525_412596914"/><text:span text:style-name="T21"> <text:s/>0.958403 </text:span></text:p>
      <text:p text:style-name="Plain_20_Text"><text:span text:style-name="T21">The number of average SVM </text:span><text:bookmark-start text:name="__DdeLink__527_412596914"/><text:span text:style-name="T21">Recall</text:span><text:bookmark-end text:name="__DdeLink__527_412596914"/><text:span text:style-name="T21"> is <text:s/>0.833081 </text:span></text:p>
      <text:p text:style-name="Plain_20_Text"><text:span text:style-name="T21">The number of average SVM </text:span><text:bookmark-start text:name="__DdeLink__533_412596914"/><text:span text:style-name="T21">Precision</text:span><text:bookmark-end text:name="__DdeLink__533_412596914"/><text:span text:style-name="T21"> is <text:s/>0.862839 </text:span></text:p>
      <text:p text:style-name="Plain_20_Text"><text:span text:style-name="T21">The number of average </text:span><text:bookmark-start text:name="__DdeLink__535_412596914"/><text:span text:style-name="T21">baseline AUC</text:span><text:bookmark-end text:name="__DdeLink__535_412596914"/><text:span text:style-name="T21"> is <text:s/>0.755414 </text:span></text:p>
      <text:p text:style-name="Plain_20_Text"><text:span text:style-name="T21">The number of average </text:span><text:bookmark-start text:name="__DdeLink__537_412596914"/><text:span text:style-name="T21">baseline Recall</text:span><text:bookmark-end text:name="__DdeLink__537_412596914"/><text:span text:style-name="T21"> is <text:s/>0.516204 </text:span></text:p>
      <text:p text:style-name="Plain_20_Text"><text:span text:style-name="T21">The number of average </text:span><text:bookmark-start text:name="__DdeLink__539_412596914"/><text:span text:style-name="T21">baseline Precision</text:span><text:bookmark-end text:name="__DdeLink__539_412596914"/><text:span text:style-name="T21"> is <text:s/>0.733387</text:span></text:p>
      <text:p text:style-name="Plain_20_Text"><text:span text:style-name="T20">JULY8</text:span></text:p>
      <text:p text:style-name="Plain_20_Text"><text:span text:style-name="T20">modified reportResultsAllVectorsChooseNegRand_aaIndex_test.m to take logfile </text:span></text:p>
      <text:p text:style-name="Plain_20_Text"><text:span text:style-name="T20">reportResultsAllVectorsChooseNegRand_aaIndex_test('log_AllVectorsChooseNegRand_FisherM1_SVMLIGHT_LINEAR_04JUL2013.txt','FisherM1', 'SVMLIGHT', 'LINEAR', 'July8')</text:span></text:p>
      <text:p text:style-name="Plain_20_Text"/>
      <text:p text:style-name="Plain_20_Text"><text:span text:style-name="T21">The total number of DDIs is: 50</text:span></text:p>
      <text:p text:style-name="Plain_20_Text"><text:span text:style-name="T21">The total number of successed DDIs is: 34</text:span></text:p>
      <text:p text:style-name="Plain_20_Text"><text:span text:style-name="T21">The number of training sequence pairs LOO is: 148</text:span></text:p>
      <text:p text:style-name="Plain_20_Text"><text:span text:style-name="T21">average AUC is: 0.960589</text:span></text:p>
      <text:p text:style-name="Plain_20_Text"><text:span text:style-name="T21">average Recall is: 0.850644</text:span></text:p>
      <text:p text:style-name="Plain_20_Text"><text:span text:style-name="T21">average Precision is: 0.850644</text:span></text:p>
      <text:p text:style-name="Plain_20_Text"><text:span text:style-name="T21">average baseline AUC is: 0.730014</text:span></text:p>
      <text:p text:style-name="Plain_20_Text"><text:span text:style-name="T21">average baseline Recall is: 0.466743</text:span></text:p>
      <text:p text:style-name="Plain_20_Text"><text:bookmark text:name="__DdeLink__541_412596914"/><text:span text:style-name="T21">average baseline Precision is: 0.678739</text:span></text:p>
      <text:p text:style-name="Plain_20_Text"/>
      <text:p text:style-name="Plain_20_Text"><text:bookmark text:name="__DdeLink__1112_1441493474"/><text:span text:style-name="T20">JUNE 28</text:span></text:p>
      <text:p text:style-name="Plain_20_Text"><text:span text:style-name="T21">modified functions</text:span></text:p>
      <text:p text:style-name="Plain_20_Text"><text:span text:style-name="T20">function V=getAAindexVector(seqence, location, WINDOW)</text:span></text:p>
      <text:p text:style-name="Plain_20_Text"><text:span text:style-name="T21">and </text:span><text:span text:style-name="T20">runSeqPairAllVectorsChooseNegRand_aaIndex_test.m to calculate the 5 sliding window as input.</text:span></text:p>
      <text:p text:style-name="Plain_20_Text"><text:bookmark text:name="__DdeLink__1110_1441493474"/><text:span text:style-name="T21">run3DID_AllVectorsChooseNegRand_aaIndex_test('FisherM1', 'SVMLIGHT', 'POLY').</text:span></text:p>
      <text:p text:style-name="Plain_20_Text"><text:span text:style-name="T21">reportResultsAllVectorsChooseNegRand_aaIndex_test('FisherM1', 'SVMLIGHT', 'POLY', 'June28')</text:span></text:p>
      <text:p text:style-name="Plain_20_Text"><text:span text:style-name="T21">generate resultsAllVectorsChooseNegRand_FisherM1_SVMLIGHT_POLY_June22.txt</text:span></text:p>
      <text:p text:style-name="Plain_20_Text"><text:span text:style-name="T21">python STAT_reportResults_02NOV2011.py resultsAllVectorsChooseNegRand_FisherM1_SVMLIGHT_POLY_June28.txt</text:span></text:p>
      <text:p text:style-name="Plain_20_Text"><text:soft-page-break/><text:span text:style-name="T21">number of lines in resultsAllVectorsChooseNegRand_FisherM1_SVMLIGHT_POLY_June28.txt:473</text:span></text:p>
      <text:p text:style-name="Plain_20_Text"><text:span text:style-name="T21">The total number of DDIs is <text:s/>115 </text:span></text:p>
      <text:p text:style-name="Plain_20_Text"><text:span text:style-name="T21">The number of training sequence pairs LOO is <text:s/>473 </text:span></text:p>
      <text:p text:style-name="Plain_20_Text"><text:span text:style-name="T21">The number of average SVM AUC is <text:s/>0.879108 </text:span></text:p>
      <text:p text:style-name="Plain_20_Text"><text:span text:style-name="T21">The number of average SVM Recall is <text:s/>0.525689 </text:span></text:p>
      <text:p text:style-name="Plain_20_Text"><text:span text:style-name="T21">The number of average SVM Precision is <text:s/>0.745207 </text:span></text:p>
      <text:p text:style-name="Plain_20_Text"><text:span text:style-name="T21">The number of average baseline AUC is <text:s/>0.782279 </text:span></text:p>
      <text:p text:style-name="Plain_20_Text"><text:span text:style-name="T21">The number of average baseline Recall is <text:s/>0.569175 </text:span></text:p>
      <text:p text:style-name="Plain_20_Text"><text:span text:style-name="T21">The number of average baseline Precision is <text:s/>0.783558 Sad adding more features lower the performance. Over fitting.</text:span></text:p>
      <text:p text:style-name="Plain_20_Text"/>
      <text:p text:style-name="Plain_20_Text"><text:span text:style-name="T21">June27</text:span></text:p>
      <text:p text:style-name="Plain_20_Text"><text:span text:style-name="T21">Sending a stop signal to all the labs ... stopped.</text:span></text:p>
      <text:p text:style-name="Plain_20_Text"><text:span text:style-name="T21">2013-6-26 9:49 FINISHED.</text:span></text:p>
      <text:p text:style-name="Plain_20_Text"/>
      <text:p text:style-name="Plain_20_Text"><text:span text:style-name="T21">du@melpomene ~/Protein_Protein_Interaction_Project/Contact_Matrix_Project $ python STAT_reportResults_02NOV2011.py resultsAllVectorsChooseNegRand_FisherM1_SVMLIGHT_POLY_June22.txt</text:span></text:p>
      <text:p text:style-name="Plain_20_Text"><text:span text:style-name="T21">number of lines in resultsAllVectorsChooseNegRand_FisherM1_SVMLIGHT_POLY_June22.txt:473</text:span></text:p>
      <text:p text:style-name="Plain_20_Text"><text:span text:style-name="T21">The total number of DDIs is <text:s/>115 </text:span></text:p>
      <text:p text:style-name="Plain_20_Text"><text:span text:style-name="T21">The number of training sequence pairs LOO is <text:s/>473 </text:span></text:p>
      <text:p text:style-name="Plain_20_Text"><text:span text:style-name="T21">The number of average SVM AUC is <text:s/>0.884209 </text:span></text:p>
      <text:p text:style-name="Plain_20_Text"><text:span text:style-name="T21">The number of average SVM Recall is <text:s/>0.597070 </text:span></text:p>
      <text:p text:style-name="Plain_20_Text"><text:span text:style-name="T21">The number of average SVM Precision is <text:s/>0.825643 </text:span></text:p>
      <text:p text:style-name="Plain_20_Text"><text:span text:style-name="T21">The number of average baseline AUC is <text:s/>0.782649 </text:span></text:p>
      <text:p text:style-name="Plain_20_Text"><text:span text:style-name="T21">The number of average baseline Recall is <text:s/>0.569175 </text:span></text:p>
      <text:p text:style-name="Plain_20_Text"><text:span text:style-name="T21">The number of average baseline Precision is <text:s/>0.783040</text:span></text:p>
      <text:p text:style-name="Plain_20_Text"/>
      <text:p text:style-name="Plain_20_Text"><text:span text:style-name="T21">On June 22 2013</text:span></text:p>
      <text:p text:style-name="Plain_20_Text"><text:span text:style-name="T21">Create</text:span></text:p>
      <text:p text:style-name="Plain_20_Text"><text:span text:style-name="T21">run3DID_AllVectorsChooseNegRand_aaIndex_test.m</text:span></text:p>
      <text:p text:style-name="Plain_20_Text"><text:span text:style-name="T21">runSeqPairAllVectorsChooseNegRand_aaIndex_test.m</text:span></text:p>
      <text:p text:style-name="Plain_20_Text"><text:span text:style-name="T21">in this file new way to generate rand negative examples.</text:span></text:p>
      <text:p text:style-name="Plain_20_Text"/>
      <text:p text:style-name="Plain_20_Text"><text:span text:style-name="T21"><text:s text:c="4"/>indTrainNE = randi([1 size(FamilyNE, 1)], numbNegTrain, 1);</text:span></text:p>
      <text:p text:style-name="Plain_20_Text"><text:span text:style-name="T21"><text:s text:c="4"/>whileTimer1 = clock;</text:span></text:p>
      <text:p text:style-name="Plain_20_Text"><text:span text:style-name="T21"><text:s text:c="4"/>while length(unique(indTrainNE)) &lt; length(indTrainNE)</text:span></text:p>
      <text:p text:style-name="Plain_20_Text"><text:span text:style-name="T21"><text:s text:c="8"/>indTrainNE = randi([1 size(FamilyNE, 1)], numbNegTrain, 1);</text:span></text:p>
      <text:p text:style-name="Plain_20_Text"><text:span text:style-name="T21"><text:s text:c="8"/>whileET = etime(clock, whileTimer1);</text:span></text:p>
      <text:p text:style-name="Plain_20_Text"><text:span text:style-name="T21"><text:s text:c="8"/>if whileET &gt; 4*60</text:span></text:p>
      <text:p text:style-name="Plain_20_Text"><text:span text:style-name="T21"><text:s text:c="12"/>error('took too long to find unique train negative examples.');</text:span></text:p>
      <text:p text:style-name="Plain_20_Text"><text:span text:style-name="T21"><text:s text:c="8"/>end</text:span></text:p>
      <text:p text:style-name="Plain_20_Text"><text:span text:style-name="T21"><text:s text:c="4"/>end</text:span></text:p>
      <text:p text:style-name="Plain_20_Text"><text:span text:style-name="T21">TO:</text:span></text:p>
      <text:p text:style-name="Plain_20_Text"><text:span text:style-name="T21">r=randperm(size(FamilyNE, 1));</text:span></text:p>
      <text:p text:style-name="Plain_20_Text"><text:span text:style-name="T21">r=r(1:numbNegTrain)</text:span></text:p>
      <text:p text:style-name="Plain_20_Text"><text:span text:style-name="T21"><text:s/></text:span></text:p>
      <text:p text:style-name="Plain_20_Text"><text:span text:style-name="T21">FamilyNE = FamilyNE(r, :);</text:span></text:p>
      <text:p text:style-name="Plain_20_Text"/>
      <text:p text:style-name="Plain_20_Text"><text:span text:style-name="T21">for i=1:length(posTestI)</text:span></text:p>
      <text:p text:style-name="Plain_20_Text"><text:span text:style-name="T21"><text:s text:c="4"/>POTest = [POTest; </text:span></text:p>
      <text:p text:style-name="Plain_20_Text"><text:soft-page-break/><text:span text:style-name="T21"><text:s text:c="8"/>ATestFisherVectors(posTestI(i), :) getAAindexVector(conservedProteinSequenceA, posTestI(i)) ...</text:span></text:p>
      <text:p text:style-name="Plain_20_Text"><text:span text:style-name="T21"><text:s text:c="8"/>BTestFisherVectors(posTestJ(i), :) getAAindexVector(conservedProteinSequenceB, posTestJ(i)) ];</text:span></text:p>
      <text:p text:style-name="Plain_20_Text"><text:span text:style-name="T21">end</text:span></text:p>
      <text:p text:style-name="Plain_20_Text"/>
      <text:p text:style-name="Plain_20_Text"><text:span text:style-name="T21">On mel: run3DID_AllVectorsChooseNegRand_aaIndex_test('FisherM1', 'SVMLIGHT', 'POLY') with 17 Aaindex.</text:span></text:p>
      <text:p text:style-name="Plain_20_Text"><text:span text:style-name="T21">reportResultsAllVectorsChooseNegRand_aaIndex_test('FisherM1', 'SVMLIGHT', 'POLY', 'June22') first 50.</text:span></text:p>
      <text:p text:style-name="Plain_20_Text"/>
      <text:p text:style-name="Plain_20_Text"><text:span text:style-name="T21">du@melpomene ~/Protein_Protein_Interaction_Project/Contact_Matrix_Project $ python STAT_reportResults_02NOV2011.py resultsAllVectorsChooseNegRand_FisherM1_SVMLIGHT_POLY_June22.txt</text:span></text:p>
      <text:p text:style-name="Plain_20_Text"><text:span text:style-name="T21">number of lines in resultsAllVectorsChooseNegRand_FisherM1_SVMLIGHT_POLY_June22.txt:238</text:span></text:p>
      <text:p text:style-name="Plain_20_Text"><text:span text:style-name="T21">The total number of DDIs is <text:s/>50 </text:span></text:p>
      <text:p text:style-name="Plain_20_Text"><text:span text:style-name="T21">The number of training sequence pairs LOO is <text:s/>238 </text:span></text:p>
      <text:p text:style-name="Plain_20_Text"><text:span text:style-name="T21">The number of average SVM AUC is <text:s/>0.874492 </text:span></text:p>
      <text:p text:style-name="Plain_20_Text"><text:span text:style-name="T21">The number of average SVM Recall is <text:s/>0.592782 </text:span></text:p>
      <text:p text:style-name="Plain_20_Text"><text:span text:style-name="T21">The number of average SVM Precision is <text:s/>0.816643 </text:span></text:p>
      <text:p text:style-name="Plain_20_Text"><text:span text:style-name="T21">The number of average baseline AUC is <text:s/>0.763071 </text:span></text:p>
      <text:p text:style-name="Plain_20_Text"><text:span text:style-name="T21">The number of average baseline Recall is <text:s/>0.531840 </text:span></text:p>
      <text:p text:style-name="Plain_20_Text"><text:span text:style-name="T21">The number of average baseline Precision is <text:s/>0.738811 </text:span></text:p>
      <text:p text:style-name="Plain_20_Text"/>
      <text:p text:style-name="Plain_20_Text"/>
      <text:p text:style-name="Plain_20_Text"><text:span text:style-name="T21">On June 17 2013</text:span></text:p>
      <text:p text:style-name="Plain_20_Text"><text:span text:style-name="T21">reportResultsAllVectorsChooseNegRand_02NOV2011('FisherM1', 'SVMLIGHT', 'POLY', 'June13')</text:span></text:p>
      <text:p text:style-name="Plain_20_Text"><text:span text:style-name="T21">generate: resultsAllVectorsChooseNegRand_FisherM1_SVMLIGHT_POLY_June13.txt</text:span></text:p>
      <text:p text:style-name="Plain_20_Text"/>
      <text:p text:style-name="Plain_20_Text"><text:span text:style-name="T21">michael@OptiPlex-9010:~/Dropbox/Project/Contact_maps$ python STAT_reportResults_02NOV2011.py resultsAllVectorsChooseNegRand_FisherM1_SVMLIGHT_POLY_June13.txt</text:span></text:p>
      <text:p text:style-name="Plain_20_Text"><text:span text:style-name="T21">number of lines in resultsAllVectorsChooseNegRand_FisherM1_SVMLIGHT_POLY_June13.txt:473 </text:span></text:p>
      <text:p text:style-name="Plain_20_Text"><text:span text:style-name="T21">The total number of DDIs is <text:s/>115 </text:span></text:p>
      <text:p text:style-name="Plain_20_Text"><text:span text:style-name="T21">The number of training sequence pairs LOO is <text:s/>473 </text:span></text:p>
      <text:p text:style-name="Plain_20_Text"><text:span text:style-name="T21">The number of average SVM AUC is <text:s/>0.910017 </text:span></text:p>
      <text:p text:style-name="Plain_20_Text"><text:span text:style-name="T21">The number of average SVM Recall is <text:s/>0.601416 </text:span></text:p>
      <text:p text:style-name="Plain_20_Text"><text:span text:style-name="T21">The number of average SVM Precision is <text:s/>0.817249 </text:span></text:p>
      <text:p text:style-name="Plain_20_Text"><text:span text:style-name="T21">The number of average baseline AUC is <text:s/>0.782814 </text:span></text:p>
      <text:p text:style-name="Plain_20_Text"><text:span text:style-name="T21">The number of average baseline Recall is <text:s/>0.569175 </text:span></text:p>
      <text:p text:style-name="Plain_20_Text"><text:span text:style-name="T21">The number of average baseline Precision is <text:s/>0.786495 </text:span></text:p>
      <text:p text:style-name="Plain_20_Text"><text:span text:style-name="T21">Slightly Different from alvaro's because of the random negative part.</text:span></text:p>
      <text:p text:style-name="Plain_20_Text"/>
      <text:p text:style-name="Plain_20_Text"><text:span text:style-name="T21">On June 13 2013</text:span></text:p>
      <text:p text:style-name="Plain_20_Text"><text:span text:style-name="T21">Problem. Clustering result only about 5 examples for each DDI</text:span></text:p>
      <text:p text:style-name="Plain_20_Text"><text:span text:style-name="T21">michael@OptiPlex-9010:~/Dropbox/Project/Contact_maps$ python STAT_reportResults_02NOV2011.py resultsAllVectorsChooseNegRand_FisherM1_SVMLIGHT_POLY_02NOV2011.txt </text:span></text:p>
      <text:p text:style-name="Plain_20_Text"><text:span text:style-name="T21">number of lines in resultsAllVectorsChooseNegRand_FisherM1_SVMLIGHT_POLY_02NOV2011.txt:473 </text:span></text:p>
      <text:p text:style-name="Plain_20_Text"><text:soft-page-break/><text:span text:style-name="T21">The total number of DDIs is <text:s/>115 </text:span></text:p>
      <text:p text:style-name="Plain_20_Text"><text:span text:style-name="T21">The number of training sequence pairs LOO is <text:s/>473 </text:span></text:p>
      <text:p text:style-name="Plain_20_Text"><text:span text:style-name="T21">The number of average SVM AUC is <text:s/>0.911994 </text:span></text:p>
      <text:p text:style-name="Plain_20_Text"><text:span text:style-name="T21">The number of average SVM Recall is <text:s/>0.599004 </text:span></text:p>
      <text:p text:style-name="Plain_20_Text"><text:span text:style-name="T21">The number of average SVM Precision is <text:s/>0.826237 </text:span></text:p>
      <text:p text:style-name="Plain_20_Text"><text:span text:style-name="T21">The number of average baseline AUC is <text:s/>0.781076 </text:span></text:p>
      <text:p text:style-name="Plain_20_Text"><text:span text:style-name="T21">The number of average baseline Recall is <text:s/>0.569175 </text:span></text:p>
      <text:p text:style-name="Plain_20_Text"><text:span text:style-name="T21">The number of average baseline Precision is <text:s/>0.778414 </text:span></text:p>
      <text:p text:style-name="Plain_20_Text"/>
      <text:p text:style-name="Plain_20_Text"><text:span text:style-name="T21">re run on my diretory: run3DID_AllVectorsChooseNegRand_02NOV2011('FisherM1', 'SVMLIGHT', 'POLY') </text:span></text:p>
      <text:p text:style-name="Plain_20_Text"/>
      <text:p text:style-name="Plain_20_Text"/>
      <text:p text:style-name="Plain_20_Text"/>
      <text:p text:style-name="Plain_20_Text"/>
      <text:p text:style-name="Plain_20_Text"><text:span text:style-name="T21">On June 12 2013</text:span></text:p>
      <text:p text:style-name="Plain_20_Text"><text:span text:style-name="T21">du@melpomene ~/Protein_Protein_Interaction_Project/Contact_Matrix_Project $ cp ../Contact_Matrix_Project_alvaro/run3DID_AllVectorsChooseNegRand_02NOV2011.m ./ </text:span></text:p>
      <text:p text:style-name="Plain_20_Text"><text:span text:style-name="T21">du@melpomene ~/Protein_Protein_Interaction_Project/Contact_Matrix_Project $ cp ../Contact_Matrix_Project_alvaro/finishedDDIs_AllVectorsChooseNegRand_FisherM1_SVMLIGHT_POLY_02NOV2011.txt ./ </text:span></text:p>
      <text:p text:style-name="Plain_20_Text"><text:span text:style-name="T21">du@melpomene ~/Protein_Protein_Interaction_Project/Contact_Matrix_Project $ cp ../Contact_Matrix_Project_alvaro/runDDIAllVectorsChooseNegRand_02NOV2011.m ./</text:span></text:p>
      <text:p text:style-name="Plain_20_Text"><text:span text:style-name="T21">du@melpomene ~/Protein_Protein_Interaction_Project/Contact_Matrix_Project $ cp ../Contact_Matrix_Project_alvaro/reportResultsAllVectorsChooseNegRand_02NOV2011.m ./ </text:span></text:p>
      <text:p text:style-name="Plain_20_Text"/>
      <text:p text:style-name="Plain_20_Text"><text:span text:style-name="T21">Modify path accordingly.</text:span></text:p>
      <text:p text:style-name="Plain_20_Text"><text:span text:style-name="T21">In </text:span><text:bookmark-start text:name="__DdeLink__980_1441493474"/><text:span text:style-name="T21">runDDIAllVectorsChooseNegRand_02NOV2011</text:span><text:bookmark-end text:name="__DdeLink__980_1441493474"/><text:span text:style-name="T21">(FisherMode, SVMMode, Kernel)) it will work clustered data.</text:span></text:p>
      <text:p text:style-name="Plain_20_Text"/>
      <text:p text:style-name="Plain_20_Text"><text:span text:style-name="T21">reportResultsAllVectorsChooseNegRand_02NOV2011('FisherM1', 'SVMLIGHT', 'POLY', '02NOV2011')</text:span></text:p>
      <text:p text:style-name="Plain_20_Text"><text:span text:style-name="T21">generate resultsAllVectorsChooseNegRand_FisherM1_SVMLIGHT_POLY_02NOV2011.txt</text:span></text:p>
      <text:p text:style-name="Plain_20_Text"/>
      <text:p text:style-name="Plain_20_Text"><text:span text:style-name="T21">On June 11 2013 </text:span></text:p>
      <text:p text:style-name="Plain_20_Text"/>
      <text:p text:style-name="Plain_20_Text"><text:span text:style-name="T21">ContactMapsOn3DID('showcaseDDI_05NOV2011.txt') write contactMactrix contactMapsBag.mat in to following folder. </text:span></text:p>
      <text:p text:style-name="Plain_20_Text"><text:span text:style-name="T21">cp . ./Contact_Matrix_Project_alvaro/ContactMapExamples/ .</text:span></text:p>
      <text:p text:style-name="Plain_20_Text"><text:span text:style-name="T21">Rename Contact_Matrix_Project/ to <text:s/>Contact_Matrix_Project_alvaro/</text:span></text:p>
      <text:p text:style-name="Plain_20_Text"><text:span text:style-name="T21">copy ContactMapsOn3DID.m from Contact_Matrix_Project_alvaro/ and modify it accordingly and make it to to take DDI filename as input.</text:span></text:p>
      <text:p text:style-name="Plain_20_Text"><text:span text:style-name="T21">I.e.</text:span></text:p>
      <text:p text:style-name="Plain_20_Text"><text:span text:style-name="T21">ContactMapsOn3DID('showcaseDDI_05NOV2011.txt')</text:span></text:p>
      <text:p text:style-name="Plain_20_Text"/>
      <text:p text:style-name="Plain_20_Text"><text:soft-page-break/><text:span text:style-name="T21">Note: so before contactMap I need to build dataset and <text:s/>run <text:s/>clustering script which is not mentioned in alvaro's email(it will write the MC.mat in the folder). load([ddiPath 'MC' num2str(percThr) '.mat']);</text:span></text:p>
      <text:p text:style-name="Plain_20_Text"/>
      <text:p text:style-name="Plain_20_Text"><text:span text:style-name="T21">Note: in this script it work on the whole data set, not just the clustered paires, But the clustered data can be obtained by the above note.</text:span></text:p>
      <text:p text:style-name="Plain_20_Text"><text:span text:style-name="T21">Showing figure in this script should be turned off when batch mode.</text:span></text:p>
      <text:p text:style-name="Plain_20_Text"/>
      <text:p text:style-name="Plain_20_Text"/>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style:font-face style:name="lucidatypewriter1" svg:font-family="lucidatypewrite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0" fo:widows="0" fo:hyphenation-ladder-count="no-limit" style:writing-mode="lr-tb">
        <style:tab-stops>
          <style:tab-stop style:position="0.5in"/>
        </style:tab-stops>
      </style:paragraph-properties>
      <style:text-properties fo:color="#00000a"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asian="DejaVu San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name-asian="DejaVu Sans" style:font-size-asian="12pt" style:font-name-complex="Lohit Hindi1"/>
    </style:style>
    <style:style style:name="caption" style:family="paragraph" style:parent-style-name="Standard" style:default-outline-level="">
      <style:paragraph-properties fo:margin-top="0.0835in" fo:margin-bottom="0.0835in" text:number-lines="false" text:line-number="0"/>
      <style:text-properties fo:font-style="italic" style:font-name-asian="DejaVu Sans" style:font-style-asian="italic" style:font-style-complex="italic"/>
    </style:style>
    <style:style style:name="Default_20_Style" style:display-name="Default Style" style:family="paragraph" style:default-outline-level="">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DejaVu Sans" style:font-size-asian="11pt" style:language-asian="zh" style:country-asian="CN" style:font-name-complex="F" style:font-size-complex="11pt" style:language-complex="ar" style:country-complex="SA" fo:hyphenate="false" fo:hyphenation-remain-char-count="2" fo:hyphenation-push-char-count="2"/>
    </style:style>
    <style:style style:name="Text_20_Body" style:display-name="Text Body" style:family="paragraph" style:parent-style-name="Default_20_Style" style:default-outline-level="">
      <style:paragraph-properties fo:margin-top="0in" fo:margin-bottom="0.0835in"/>
    </style:style>
    <style:style style:name="Plain_20_Text" style:display-name="Plain Text" style:family="paragraph" style:parent-style-name="Default_20_Style" style:default-outline-level="">
      <style:paragraph-properties fo:margin-top="0in" fo:margin-bottom="0in" style:line-height-at-least="0.0693in"/>
      <style:text-properties style:font-name="Consolas" fo:font-size="10.5pt" style:font-size-asian="10.5pt" style:font-size-complex="10.5pt"/>
    </style:style>
    <style:style style:name="Date" style:family="paragraph" style:parent-style-name="Standard" style:default-outline-level="">
      <style:text-properties fo:font-size="10.5pt" style:font-size-asian="10.5pt" style:font-name-complex="Mangal" style:font-size-complex="10.5pt"/>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size="10.5pt" style:font-size-asian="10.5pt" style:font-size-complex="10.5pt"/>
    </style:style>
    <style:style style:name="Date_20_Char" style:display-name="Date Char" style:family="text" style:parent-style-name="Default_20_Paragraph_20_Font">
      <style:text-properties fo:color="#00000a" style:font-name="Liberation Serif" fo:font-size="12pt" style:font-name-asian="WenQuanYi Micro Hei" style:font-size-asian="12pt" style:font-name-complex="Mangal" style:font-size-complex="10.5pt"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0425in" fo:margin-right="1.0429in" style:writing-mode="lr-tb" style:layout-grid-color="#c0c0c0" style:layout-grid-lines="36" style:layout-grid-base-height="0.2083in" style:layout-grid-ruby-height="0.04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6:20:00</meta:creation-date>
    <meta:initial-creator>u</meta:initial-creator>
    <dc:creator>Ubuntu </dc:creator>
    <dc:date>2013-11-20T22:23:51</dc:date>
    <meta:editing-cycles>24</meta:editing-cycles>
    <meta:editing-duration>PT5M59S</meta:editing-duration>
    <meta:generator>LibreOffice/3.5$Linux_X86_64 LibreOffice_project/350m1$Build-2</meta:generator>
    <meta:document-statistic meta:table-count="0" meta:image-count="0" meta:object-count="0" meta:page-count="74" meta:paragraph-count="2632" meta:word-count="10394" meta:character-count="99373" meta:non-whitespace-character-count="91082"/>
    <meta:template xlink:type="simple" xlink:actuate="onRequest" xlink:title="Normal.dotm" xlink:href=""/>
  </office:meta>
</office:document-meta>
</file>